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31cm"/>
    </style:style>
    <style:style style:name="co5" style:family="table-column">
      <style:table-column-properties fo:break-before="auto" style:column-width="2.933cm"/>
    </style:style>
    <style:style style:name="co6" style:family="table-column">
      <style:table-column-properties fo:break-before="auto" style:column-width="3.129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5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opulation-EU" table:style-name="ta1"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7982461" calcext:value-type="float">
            <text:p>7982461</text:p>
          </table:table-cell>
          <table:table-cell office:value-type="float" office:value="8002186" calcext:value-type="float">
            <text:p>8002186</text:p>
          </table:table-cell>
          <table:table-cell office:value-type="float" office:value="8020946" calcext:value-type="float">
            <text:p>8020946</text:p>
          </table:table-cell>
          <table:table-cell office:value-type="float" office:value="8063640" calcext:value-type="float">
            <text:p>8063640</text:p>
          </table:table-cell>
          <table:table-cell office:value-type="float" office:value="8100273" calcext:value-type="float">
            <text:p>8100273</text:p>
          </table:table-cell>
          <table:table-cell office:value-type="float" office:value="8142573" calcext:value-type="float">
            <text:p>8142573</text:p>
          </table:table-cell>
          <table:table-cell office:value-type="float" office:value="8201359" calcext:value-type="float">
            <text:p>8201359</text:p>
          </table:table-cell>
          <table:table-cell office:value-type="float" office:value="8254298" calcext:value-type="float">
            <text:p>8254298</text:p>
          </table:table-cell>
          <table:table-cell office:value-type="float" office:value="8282984" calcext:value-type="float">
            <text:p>8282984</text:p>
          </table:table-cell>
          <table:table-cell office:value-type="float" office:value="8307989" calcext:value-type="float">
            <text:p>8307989</text:p>
          </table:table-cell>
          <table:table-cell office:value-type="float" office:value="8335003" calcext:value-type="float">
            <text:p>8335003</text:p>
          </table:table-cell>
          <table:table-cell office:value-type="float" office:value="8351643" calcext:value-type="float">
            <text:p>8351643</text:p>
          </table:table-cell>
          <table:table-cell office:value-type="float" office:value="8375164" calcext:value-type="float">
            <text:p>8375164</text:p>
          </table:table-cell>
          <table:table-cell office:value-type="float" office:value="8408121" calcext:value-type="float">
            <text:p>8408121</text:p>
          </table:table-cell>
          <table:table-cell office:value-type="float" office:value="8451860" calcext:value-type="float">
            <text:p>8451860</text:p>
          </table:table-cell>
          <table:table-cell office:value-type="float" office:value="8507786" calcext:value-type="float">
            <text:p>8507786</text:p>
          </table:table-cell>
          <table:table-cell office:value-type="float" office:value="8584926" calcext:value-type="float">
            <text:p>8584926</text:p>
          </table:table-cell>
          <table:table-cell office:value-type="float" office:value="8700471" calcext:value-type="float">
            <text:p>8700471</text:p>
          </table:table-cell>
          <table:table-cell office:value-type="float" office:value="8772865" calcext:value-type="float">
            <text:p>8772865</text:p>
          </table:table-cell>
          <table:table-cell office:value-type="float" office:value="8822267" calcext:value-type="float">
            <text:p>8822267</text:p>
          </table:table-cell>
          <table:table-cell office:value-type="float" office:value="8858775" calcext:value-type="float">
            <text:p>8858775</text:p>
          </table:table-cell>
          <table:table-cell office:value-type="float" office:value="8901064" calcext:value-type="float">
            <text:p>8901064</text:p>
          </table:table-cell>
          <table:table-cell office:value-type="float" office:value="8932664" calcext:value-type="float">
            <text:p>8932664</text:p>
          </table:table-cell>
          <table:table-cell office:value-type="float" office:value="8978929" calcext:value-type="float">
            <text:p>8978929</text:p>
          </table:table-cell>
          <table:table-cell office:value-type="float" office:value="9104772" calcext:value-type="float">
            <text:p>9104772</text:p>
          </table:table-cell>
          <table:table-cell office:value-type="float" office:value="9158750" calcext:value-type="float">
            <text:p>915875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0213752" calcext:value-type="float">
            <text:p>10213752</text:p>
          </table:table-cell>
          <table:table-cell office:value-type="float" office:value="10239085" calcext:value-type="float">
            <text:p>10239085</text:p>
          </table:table-cell>
          <table:table-cell office:value-type="float" office:value="10263414" calcext:value-type="float">
            <text:p>10263414</text:p>
          </table:table-cell>
          <table:table-cell office:value-type="float" office:value="10309725" calcext:value-type="float">
            <text:p>10309725</text:p>
          </table:table-cell>
          <table:table-cell office:value-type="float" office:value="10355844" calcext:value-type="float">
            <text:p>10355844</text:p>
          </table:table-cell>
          <table:table-cell office:value-type="float" office:value="10396421" calcext:value-type="float">
            <text:p>10396421</text:p>
          </table:table-cell>
          <table:table-cell office:value-type="float" office:value="10445852" calcext:value-type="float">
            <text:p>10445852</text:p>
          </table:table-cell>
          <table:table-cell office:value-type="float" office:value="10511382" calcext:value-type="float">
            <text:p>10511382</text:p>
          </table:table-cell>
          <table:table-cell office:value-type="float" office:value="10584534" calcext:value-type="float">
            <text:p>10584534</text:p>
          </table:table-cell>
          <table:table-cell office:value-type="float" office:value="10666866" calcext:value-type="float">
            <text:p>10666866</text:p>
          </table:table-cell>
          <table:table-cell office:value-type="float" office:value="10753080" calcext:value-type="float">
            <text:p>10753080</text:p>
          </table:table-cell>
          <table:table-cell office:value-type="float" office:value="10839905" calcext:value-type="float">
            <text:p>10839905</text:p>
          </table:table-cell>
          <table:table-cell office:value-type="float" office:value="11000638" calcext:value-type="float">
            <text:p>11000638</text:p>
          </table:table-cell>
          <table:table-cell office:value-type="float" office:value="11075889" calcext:value-type="float">
            <text:p>11075889</text:p>
          </table:table-cell>
          <table:table-cell office:value-type="float" office:value="11137974" calcext:value-type="float">
            <text:p>11137974</text:p>
          </table:table-cell>
          <table:table-cell office:value-type="float" office:value="11180840" calcext:value-type="float">
            <text:p>11180840</text:p>
          </table:table-cell>
          <table:table-cell office:value-type="float" office:value="11237274" calcext:value-type="float">
            <text:p>11237274</text:p>
          </table:table-cell>
          <table:table-cell office:value-type="float" office:value="11311117" calcext:value-type="float">
            <text:p>11311117</text:p>
          </table:table-cell>
          <table:table-cell office:value-type="float" office:value="11351727" calcext:value-type="float">
            <text:p>11351727</text:p>
          </table:table-cell>
          <table:table-cell office:value-type="float" office:value="11398589" calcext:value-type="float">
            <text:p>11398589</text:p>
          </table:table-cell>
          <table:table-cell office:value-type="float" office:value="11455519" calcext:value-type="float">
            <text:p>11455519</text:p>
          </table:table-cell>
          <table:table-cell office:value-type="float" office:value="11522440" calcext:value-type="float">
            <text:p>11522440</text:p>
          </table:table-cell>
          <table:table-cell office:value-type="float" office:value="11554767" calcext:value-type="float">
            <text:p>11554767</text:p>
          </table:table-cell>
          <table:table-cell office:value-type="float" office:value="11617623" calcext:value-type="float">
            <text:p>11617623</text:p>
          </table:table-cell>
          <table:table-cell office:value-type="float" office:value="11742796" calcext:value-type="float">
            <text:p>11742796</text:p>
          </table:table-cell>
          <table:table-cell office:value-type="float" office:value="11817096" calcext:value-type="float">
            <text:p>1181709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8230371" calcext:value-type="float">
            <text:p>8230371</text:p>
          </table:table-cell>
          <table:table-cell office:value-type="float" office:value="8190876" calcext:value-type="float">
            <text:p>8190876</text:p>
          </table:table-cell>
          <table:table-cell office:value-type="float" office:value="8149468" calcext:value-type="float">
            <text:p>8149468</text:p>
          </table:table-cell>
          <table:table-cell office:value-type="float" office:value="7868815" calcext:value-type="float">
            <text:p>7868815</text:p>
          </table:table-cell>
          <table:table-cell office:value-type="float" office:value="7805506" calcext:value-type="float">
            <text:p>7805506</text:p>
          </table:table-cell>
          <table:table-cell office:value-type="float" office:value="7745147" calcext:value-type="float">
            <text:p>7745147</text:p>
          </table:table-cell>
          <table:table-cell office:value-type="float" office:value="7688573" calcext:value-type="float">
            <text:p>7688573</text:p>
          </table:table-cell>
          <table:table-cell office:value-type="float" office:value="7629371" calcext:value-type="float">
            <text:p>7629371</text:p>
          </table:table-cell>
          <table:table-cell office:value-type="float" office:value="7572673" calcext:value-type="float">
            <text:p>7572673</text:p>
          </table:table-cell>
          <table:table-cell office:value-type="float" office:value="7518002" calcext:value-type="float">
            <text:p>7518002</text:p>
          </table:table-cell>
          <table:table-cell office:value-type="float" office:value="7467119" calcext:value-type="float">
            <text:p>7467119</text:p>
          </table:table-cell>
          <table:table-cell office:value-type="float" office:value="7421766" calcext:value-type="float">
            <text:p>7421766</text:p>
          </table:table-cell>
          <table:table-cell office:value-type="float" office:value="7369431" calcext:value-type="float">
            <text:p>7369431</text:p>
          </table:table-cell>
          <table:table-cell office:value-type="float" office:value="7327224" calcext:value-type="float">
            <text:p>7327224</text:p>
          </table:table-cell>
          <table:table-cell office:value-type="float" office:value="7202556" calcext:value-type="float">
            <text:p>7202556</text:p>
          </table:table-cell>
          <table:table-cell office:value-type="float" office:value="7117453" calcext:value-type="float">
            <text:p>7117453</text:p>
          </table:table-cell>
          <table:table-cell office:value-type="float" office:value="7029690" calcext:value-type="float">
            <text:p>7029690</text:p>
          </table:table-cell>
          <table:table-cell office:value-type="float" office:value="6938759" calcext:value-type="float">
            <text:p>6938759</text:p>
          </table:table-cell>
          <table:table-cell office:value-type="float" office:value="6849518" calcext:value-type="float">
            <text:p>6849518</text:p>
          </table:table-cell>
          <table:table-cell office:value-type="float" office:value="6757418" calcext:value-type="float">
            <text:p>6757418</text:p>
          </table:table-cell>
          <table:table-cell office:value-type="float" office:value="6664177" calcext:value-type="float">
            <text:p>6664177</text:p>
          </table:table-cell>
          <table:table-cell office:value-type="float" office:value="6569275" calcext:value-type="float">
            <text:p>6569275</text:p>
          </table:table-cell>
          <table:table-cell office:value-type="float" office:value="6532117" calcext:value-type="float">
            <text:p>6532117</text:p>
          </table:table-cell>
          <table:table-cell office:value-type="float" office:value="6482484" calcext:value-type="float">
            <text:p>6482484</text:p>
          </table:table-cell>
          <table:table-cell office:value-type="float" office:value="6447710" calcext:value-type="float">
            <text:p>6447710</text:p>
          </table:table-cell>
          <table:table-cell office:value-type="float" office:value="6445481" calcext:value-type="float">
            <text:p>644548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682862" calcext:value-type="float">
            <text:p>682862</text:p>
          </table:table-cell>
          <table:table-cell office:value-type="float" office:value="690497" calcext:value-type="float">
            <text:p>690497</text:p>
          </table:table-cell>
          <table:table-cell office:value-type="float" office:value="697549" calcext:value-type="float">
            <text:p>697549</text:p>
          </table:table-cell>
          <table:table-cell office:value-type="float" office:value="705539" calcext:value-type="float">
            <text:p>705539</text:p>
          </table:table-cell>
          <table:table-cell office:value-type="float" office:value="713720" calcext:value-type="float">
            <text:p>713720</text:p>
          </table:table-cell>
          <table:table-cell office:value-type="float" office:value="722893" calcext:value-type="float">
            <text:p>722893</text:p>
          </table:table-cell>
          <table:table-cell office:value-type="float" office:value="733067" calcext:value-type="float">
            <text:p>733067</text:p>
          </table:table-cell>
          <table:table-cell office:value-type="float" office:value="744013" calcext:value-type="float">
            <text:p>744013</text:p>
          </table:table-cell>
          <table:table-cell office:value-type="float" office:value="757916" calcext:value-type="float">
            <text:p>757916</text:p>
          </table:table-cell>
          <table:table-cell office:value-type="float" office:value="776333" calcext:value-type="float">
            <text:p>776333</text:p>
          </table:table-cell>
          <table:table-cell office:value-type="float" office:value="796930" calcext:value-type="float">
            <text:p>796930</text:p>
          </table:table-cell>
          <table:table-cell office:value-type="float" office:value="819140" calcext:value-type="float">
            <text:p>819140</text:p>
          </table:table-cell>
          <table:table-cell office:value-type="float" office:value="839751" calcext:value-type="float">
            <text:p>839751</text:p>
          </table:table-cell>
          <table:table-cell office:value-type="float" office:value="862011" calcext:value-type="float">
            <text:p>862011</text:p>
          </table:table-cell>
          <table:table-cell office:value-type="float" office:value="865878" calcext:value-type="float">
            <text:p>865878</text:p>
          </table:table-cell>
          <table:table-cell office:value-type="float" office:value="858000" calcext:value-type="float">
            <text:p>858000</text:p>
          </table:table-cell>
          <table:table-cell office:value-type="float" office:value="847008" calcext:value-type="float">
            <text:p>847008</text:p>
          </table:table-cell>
          <table:table-cell office:value-type="float" office:value="848319" calcext:value-type="float">
            <text:p>848319</text:p>
          </table:table-cell>
          <table:table-cell office:value-type="float" office:value="854802" calcext:value-type="float">
            <text:p>854802</text:p>
          </table:table-cell>
          <table:table-cell office:value-type="float" office:value="864236" calcext:value-type="float">
            <text:p>864236</text:p>
          </table:table-cell>
          <table:table-cell office:value-type="float" office:value="875899" calcext:value-type="float">
            <text:p>875899</text:p>
          </table:table-cell>
          <table:table-cell office:value-type="float" office:value="888005" calcext:value-type="float">
            <text:p>888005</text:p>
          </table:table-cell>
          <table:table-cell office:value-type="float" office:value="896007" calcext:value-type="float">
            <text:p>896007</text:p>
          </table:table-cell>
          <table:table-cell office:value-type="float" office:value="904705" calcext:value-type="float">
            <text:p>904705</text:p>
          </table:table-cell>
          <table:table-cell office:value-type="float" office:value="949084" calcext:value-type="float">
            <text:p>949084</text:p>
          </table:table-cell>
          <table:table-cell office:value-type="float" office:value="966365" calcext:value-type="float">
            <text:p>966365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0289621" calcext:value-type="float">
            <text:p>10289621</text:p>
          </table:table-cell>
          <table:table-cell office:value-type="float" office:value="10278098" calcext:value-type="float">
            <text:p>10278098</text:p>
          </table:table-cell>
          <table:table-cell office:value-type="float" office:value="10232027" calcext:value-type="float">
            <text:p>10232027</text:p>
          </table:table-cell>
          <table:table-cell office:value-type="float" office:value="10201182" calcext:value-type="float">
            <text:p>10201182</text:p>
          </table:table-cell>
          <table:table-cell office:value-type="float" office:value="10192649" calcext:value-type="float">
            <text:p>10192649</text:p>
          </table:table-cell>
          <table:table-cell office:value-type="float" office:value="10195347" calcext:value-type="float">
            <text:p>10195347</text:p>
          </table:table-cell>
          <table:table-cell office:value-type="float" office:value="10198855" calcext:value-type="float">
            <text:p>10198855</text:p>
          </table:table-cell>
          <table:table-cell office:value-type="float" office:value="10223577" calcext:value-type="float">
            <text:p>10223577</text:p>
          </table:table-cell>
          <table:table-cell office:value-type="float" office:value="10254233" calcext:value-type="float">
            <text:p>10254233</text:p>
          </table:table-cell>
          <table:table-cell office:value-type="float" office:value="10343422" calcext:value-type="float">
            <text:p>10343422</text:p>
          </table:table-cell>
          <table:table-cell office:value-type="float" office:value="10425783" calcext:value-type="float">
            <text:p>10425783</text:p>
          </table:table-cell>
          <table:table-cell office:value-type="float" office:value="10462088" calcext:value-type="float">
            <text:p>10462088</text:p>
          </table:table-cell>
          <table:table-cell office:value-type="float" office:value="10486731" calcext:value-type="float">
            <text:p>10486731</text:p>
          </table:table-cell>
          <table:table-cell office:value-type="float" office:value="10505445" calcext:value-type="float">
            <text:p>10505445</text:p>
          </table:table-cell>
          <table:table-cell office:value-type="float" office:value="10516125" calcext:value-type="float">
            <text:p>10516125</text:p>
          </table:table-cell>
          <table:table-cell office:value-type="float" office:value="10512419" calcext:value-type="float">
            <text:p>10512419</text:p>
          </table:table-cell>
          <table:table-cell office:value-type="float" office:value="10538275" calcext:value-type="float">
            <text:p>10538275</text:p>
          </table:table-cell>
          <table:table-cell office:value-type="float" office:value="10553843" calcext:value-type="float">
            <text:p>10553843</text:p>
          </table:table-cell>
          <table:table-cell office:value-type="float" office:value="10578820" calcext:value-type="float">
            <text:p>10578820</text:p>
          </table:table-cell>
          <table:table-cell office:value-type="float" office:value="10610055" calcext:value-type="float">
            <text:p>10610055</text:p>
          </table:table-cell>
          <table:table-cell office:value-type="float" office:value="10649800" calcext:value-type="float">
            <text:p>10649800</text:p>
          </table:table-cell>
          <table:table-cell office:value-type="float" office:value="10693939" calcext:value-type="float">
            <text:p>10693939</text:p>
          </table:table-cell>
          <table:table-cell office:value-type="float" office:value="10494836" calcext:value-type="float">
            <text:p>10494836</text:p>
          </table:table-cell>
          <table:table-cell office:value-type="float" office:value="10516707" calcext:value-type="float">
            <text:p>10516707</text:p>
          </table:table-cell>
          <table:table-cell office:value-type="float" office:value="10827529" calcext:value-type="float">
            <text:p>10827529</text:p>
          </table:table-cell>
          <table:table-cell office:value-type="float" office:value="10900555" calcext:value-type="float">
            <text:p>1090055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2037011" calcext:value-type="float">
            <text:p>82037011</text:p>
          </table:table-cell>
          <table:table-cell office:value-type="float" office:value="82163475" calcext:value-type="float">
            <text:p>82163475</text:p>
          </table:table-cell>
          <table:table-cell office:value-type="float" office:value="82259540" calcext:value-type="float">
            <text:p>82259540</text:p>
          </table:table-cell>
          <table:table-cell office:value-type="float" office:value="82440309" calcext:value-type="float">
            <text:p>82440309</text:p>
          </table:table-cell>
          <table:table-cell office:value-type="float" office:value="82536680" calcext:value-type="float">
            <text:p>82536680</text:p>
          </table:table-cell>
          <table:table-cell office:value-type="float" office:value="82531671" calcext:value-type="float">
            <text:p>82531671</text:p>
          </table:table-cell>
          <table:table-cell office:value-type="float" office:value="82500849" calcext:value-type="float">
            <text:p>82500849</text:p>
          </table:table-cell>
          <table:table-cell office:value-type="float" office:value="82437995" calcext:value-type="float">
            <text:p>82437995</text:p>
          </table:table-cell>
          <table:table-cell office:value-type="float" office:value="82314906" calcext:value-type="float">
            <text:p>82314906</text:p>
          </table:table-cell>
          <table:table-cell office:value-type="float" office:value="82217837" calcext:value-type="float">
            <text:p>82217837</text:p>
          </table:table-cell>
          <table:table-cell office:value-type="float" office:value="82002356" calcext:value-type="float">
            <text:p>82002356</text:p>
          </table:table-cell>
          <table:table-cell office:value-type="float" office:value="81802257" calcext:value-type="float">
            <text:p>81802257</text:p>
          </table:table-cell>
          <table:table-cell office:value-type="float" office:value="80222065" calcext:value-type="float">
            <text:p>80222065</text:p>
          </table:table-cell>
          <table:table-cell office:value-type="float" office:value="80327900" calcext:value-type="float">
            <text:p>80327900</text:p>
          </table:table-cell>
          <table:table-cell office:value-type="float" office:value="80523746" calcext:value-type="float">
            <text:p>80523746</text:p>
          </table:table-cell>
          <table:table-cell office:value-type="float" office:value="80767463" calcext:value-type="float">
            <text:p>80767463</text:p>
          </table:table-cell>
          <table:table-cell office:value-type="float" office:value="81197537" calcext:value-type="float">
            <text:p>81197537</text:p>
          </table:table-cell>
          <table:table-cell office:value-type="float" office:value="82175684" calcext:value-type="float">
            <text:p>82175684</text:p>
          </table:table-cell>
          <table:table-cell office:value-type="float" office:value="82521653" calcext:value-type="float">
            <text:p>82521653</text:p>
          </table:table-cell>
          <table:table-cell office:value-type="float" office:value="82792351" calcext:value-type="float">
            <text:p>82792351</text:p>
          </table:table-cell>
          <table:table-cell office:value-type="float" office:value="83019213" calcext:value-type="float">
            <text:p>83019213</text:p>
          </table:table-cell>
          <table:table-cell office:value-type="float" office:value="83166711" calcext:value-type="float">
            <text:p>83166711</text:p>
          </table:table-cell>
          <table:table-cell office:value-type="float" office:value="83155031" calcext:value-type="float">
            <text:p>83155031</text:p>
          </table:table-cell>
          <table:table-cell office:value-type="float" office:value="83237124" calcext:value-type="float">
            <text:p>83237124</text:p>
          </table:table-cell>
          <table:table-cell office:value-type="float" office:value="83118501" calcext:value-type="float">
            <text:p>83118501</text:p>
          </table:table-cell>
          <table:table-cell office:value-type="float" office:value="83456045" calcext:value-type="float">
            <text:p>8345604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313577" calcext:value-type="float">
            <text:p>5313577</text:p>
          </table:table-cell>
          <table:table-cell office:value-type="float" office:value="5330020" calcext:value-type="float">
            <text:p>5330020</text:p>
          </table:table-cell>
          <table:table-cell office:value-type="float" office:value="5349212" calcext:value-type="float">
            <text:p>5349212</text:p>
          </table:table-cell>
          <table:table-cell office:value-type="float" office:value="5368354" calcext:value-type="float">
            <text:p>5368354</text:p>
          </table:table-cell>
          <table:table-cell office:value-type="float" office:value="5383507" calcext:value-type="float">
            <text:p>5383507</text:p>
          </table:table-cell>
          <table:table-cell office:value-type="float" office:value="5397640" calcext:value-type="float">
            <text:p>5397640</text:p>
          </table:table-cell>
          <table:table-cell office:value-type="float" office:value="5411405" calcext:value-type="float">
            <text:p>5411405</text:p>
          </table:table-cell>
          <table:table-cell office:value-type="float" office:value="5427459" calcext:value-type="float">
            <text:p>5427459</text:p>
          </table:table-cell>
          <table:table-cell office:value-type="float" office:value="5447084" calcext:value-type="float">
            <text:p>5447084</text:p>
          </table:table-cell>
          <table:table-cell office:value-type="float" office:value="5475791" calcext:value-type="float">
            <text:p>5475791</text:p>
          </table:table-cell>
          <table:table-cell office:value-type="float" office:value="5511451" calcext:value-type="float">
            <text:p>5511451</text:p>
          </table:table-cell>
          <table:table-cell office:value-type="float" office:value="5534738" calcext:value-type="float">
            <text:p>5534738</text:p>
          </table:table-cell>
          <table:table-cell office:value-type="float" office:value="5560628" calcext:value-type="float">
            <text:p>5560628</text:p>
          </table:table-cell>
          <table:table-cell office:value-type="float" office:value="5580516" calcext:value-type="float">
            <text:p>5580516</text:p>
          </table:table-cell>
          <table:table-cell office:value-type="float" office:value="5602628" calcext:value-type="float">
            <text:p>5602628</text:p>
          </table:table-cell>
          <table:table-cell office:value-type="float" office:value="5627235" calcext:value-type="float">
            <text:p>5627235</text:p>
          </table:table-cell>
          <table:table-cell office:value-type="float" office:value="5659715" calcext:value-type="float">
            <text:p>5659715</text:p>
          </table:table-cell>
          <table:table-cell office:value-type="float" office:value="5707251" calcext:value-type="float">
            <text:p>5707251</text:p>
          </table:table-cell>
          <table:table-cell office:value-type="float" office:value="5748769" calcext:value-type="float">
            <text:p>5748769</text:p>
          </table:table-cell>
          <table:table-cell office:value-type="float" office:value="5781190" calcext:value-type="float">
            <text:p>5781190</text:p>
          </table:table-cell>
          <table:table-cell office:value-type="float" office:value="5806081" calcext:value-type="float">
            <text:p>5806081</text:p>
          </table:table-cell>
          <table:table-cell office:value-type="float" office:value="5822763" calcext:value-type="float">
            <text:p>5822763</text:p>
          </table:table-cell>
          <table:table-cell office:value-type="float" office:value="5840045" calcext:value-type="float">
            <text:p>5840045</text:p>
          </table:table-cell>
          <table:table-cell office:value-type="float" office:value="5873420" calcext:value-type="float">
            <text:p>5873420</text:p>
          </table:table-cell>
          <table:table-cell office:value-type="float" office:value="5932654" calcext:value-type="float">
            <text:p>5932654</text:p>
          </table:table-cell>
          <table:table-cell office:value-type="float" office:value="5961249" calcext:value-type="float">
            <text:p>596124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79237" calcext:value-type="float">
            <text:p>1379237</text:p>
          </table:table-cell>
          <table:table-cell office:value-type="float" office:value="1401250" calcext:value-type="float">
            <text:p>1401250</text:p>
          </table:table-cell>
          <table:table-cell office:value-type="float" office:value="1392720" calcext:value-type="float">
            <text:p>1392720</text:p>
          </table:table-cell>
          <table:table-cell office:value-type="float" office:value="1383510" calcext:value-type="float">
            <text:p>1383510</text:p>
          </table:table-cell>
          <table:table-cell office:value-type="float" office:value="1375190" calcext:value-type="float">
            <text:p>1375190</text:p>
          </table:table-cell>
          <table:table-cell office:value-type="float" office:value="1366250" calcext:value-type="float">
            <text:p>1366250</text:p>
          </table:table-cell>
          <table:table-cell office:value-type="float" office:value="1358850" calcext:value-type="float">
            <text:p>1358850</text:p>
          </table:table-cell>
          <table:table-cell office:value-type="float" office:value="1350700" calcext:value-type="float">
            <text:p>1350700</text:p>
          </table:table-cell>
          <table:table-cell office:value-type="float" office:value="1342920" calcext:value-type="float">
            <text:p>1342920</text:p>
          </table:table-cell>
          <table:table-cell office:value-type="float" office:value="1338440" calcext:value-type="float">
            <text:p>1338440</text:p>
          </table:table-cell>
          <table:table-cell office:value-type="float" office:value="1335740" calcext:value-type="float">
            <text:p>1335740</text:p>
          </table:table-cell>
          <table:table-cell office:value-type="float" office:value="1333290" calcext:value-type="float">
            <text:p>1333290</text:p>
          </table:table-cell>
          <table:table-cell office:value-type="float" office:value="1329660" calcext:value-type="float">
            <text:p>1329660</text:p>
          </table:table-cell>
          <table:table-cell office:value-type="float" office:value="1325217" calcext:value-type="float">
            <text:p>1325217</text:p>
          </table:table-cell>
          <table:table-cell office:value-type="float" office:value="1320174" calcext:value-type="float">
            <text:p>1320174</text:p>
          </table:table-cell>
          <table:table-cell office:value-type="float" office:value="1315819" calcext:value-type="float">
            <text:p>1315819</text:p>
          </table:table-cell>
          <table:table-cell office:value-type="float" office:value="1314870" calcext:value-type="float">
            <text:p>1314870</text:p>
          </table:table-cell>
          <table:table-cell office:value-type="float" office:value="1315944" calcext:value-type="float">
            <text:p>1315944</text:p>
          </table:table-cell>
          <table:table-cell office:value-type="float" office:value="1315635" calcext:value-type="float">
            <text:p>1315635</text:p>
          </table:table-cell>
          <table:table-cell office:value-type="float" office:value="1319133" calcext:value-type="float">
            <text:p>1319133</text:p>
          </table:table-cell>
          <table:table-cell office:value-type="float" office:value="1324820" calcext:value-type="float">
            <text:p>1324820</text:p>
          </table:table-cell>
          <table:table-cell office:value-type="float" office:value="1328976" calcext:value-type="float">
            <text:p>1328976</text:p>
          </table:table-cell>
          <table:table-cell office:value-type="float" office:value="1330068" calcext:value-type="float">
            <text:p>1330068</text:p>
          </table:table-cell>
          <table:table-cell office:value-type="float" office:value="1331796" calcext:value-type="float">
            <text:p>1331796</text:p>
          </table:table-cell>
          <table:table-cell office:value-type="float" office:value="1365884" calcext:value-type="float">
            <text:p>1365884</text:p>
          </table:table-cell>
          <table:table-cell office:value-type="float" office:value="1374687" calcext:value-type="float">
            <text:p>137468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747768" calcext:value-type="float">
            <text:p>10747768</text:p>
          </table:table-cell>
          <table:table-cell office:value-type="float" office:value="10775627" calcext:value-type="float">
            <text:p>10775627</text:p>
          </table:table-cell>
          <table:table-cell office:value-type="float" office:value="10835989" calcext:value-type="float">
            <text:p>10835989</text:p>
          </table:table-cell>
          <table:table-cell office:value-type="float" office:value="10888274" calcext:value-type="float">
            <text:p>10888274</text:p>
          </table:table-cell>
          <table:table-cell office:value-type="float" office:value="10915770" calcext:value-type="float">
            <text:p>10915770</text:p>
          </table:table-cell>
          <table:table-cell office:value-type="float" office:value="10940369" calcext:value-type="float">
            <text:p>10940369</text:p>
          </table:table-cell>
          <table:table-cell office:value-type="float" office:value="10969912" calcext:value-type="float">
            <text:p>10969912</text:p>
          </table:table-cell>
          <table:table-cell office:value-type="float" office:value="11004716" calcext:value-type="float">
            <text:p>11004716</text:p>
          </table:table-cell>
          <table:table-cell office:value-type="float" office:value="11036008" calcext:value-type="float">
            <text:p>11036008</text:p>
          </table:table-cell>
          <table:table-cell office:value-type="float" office:value="11060937" calcext:value-type="float">
            <text:p>11060937</text:p>
          </table:table-cell>
          <table:table-cell office:value-type="float" office:value="11094745" calcext:value-type="float">
            <text:p>11094745</text:p>
          </table:table-cell>
          <table:table-cell office:value-type="float" office:value="11119289" calcext:value-type="float">
            <text:p>11119289</text:p>
          </table:table-cell>
          <table:table-cell office:value-type="float" office:value="11123392" calcext:value-type="float">
            <text:p>11123392</text:p>
          </table:table-cell>
          <table:table-cell office:value-type="float" office:value="11086406" calcext:value-type="float">
            <text:p>11086406</text:p>
          </table:table-cell>
          <table:table-cell office:value-type="float" office:value="11003615" calcext:value-type="float">
            <text:p>11003615</text:p>
          </table:table-cell>
          <table:table-cell office:value-type="float" office:value="10926807" calcext:value-type="float">
            <text:p>10926807</text:p>
          </table:table-cell>
          <table:table-cell office:value-type="float" office:value="10858018" calcext:value-type="float">
            <text:p>10858018</text:p>
          </table:table-cell>
          <table:table-cell office:value-type="float" office:value="10783748" calcext:value-type="float">
            <text:p>10783748</text:p>
          </table:table-cell>
          <table:table-cell office:value-type="float" office:value="10768193" calcext:value-type="float">
            <text:p>10768193</text:p>
          </table:table-cell>
          <table:table-cell office:value-type="float" office:value="10741165" calcext:value-type="float">
            <text:p>10741165</text:p>
          </table:table-cell>
          <table:table-cell office:value-type="float" office:value="10724599" calcext:value-type="float">
            <text:p>10724599</text:p>
          </table:table-cell>
          <table:table-cell office:value-type="float" office:value="10718565" calcext:value-type="float">
            <text:p>10718565</text:p>
          </table:table-cell>
          <table:table-cell office:value-type="float" office:value="10678632" calcext:value-type="float">
            <text:p>10678632</text:p>
          </table:table-cell>
          <table:table-cell office:value-type="float" office:value="10459782" calcext:value-type="float">
            <text:p>10459782</text:p>
          </table:table-cell>
          <table:table-cell office:value-type="float" office:value="10413982" calcext:value-type="float">
            <text:p>10413982</text:p>
          </table:table-cell>
          <table:table-cell office:value-type="float" office:value="10400720" calcext:value-type="float">
            <text:p>1040072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0303568" calcext:value-type="float">
            <text:p>40303568</text:p>
          </table:table-cell>
          <table:table-cell office:value-type="float" office:value="40470182" calcext:value-type="float">
            <text:p>40470182</text:p>
          </table:table-cell>
          <table:table-cell office:value-type="float" office:value="40665545" calcext:value-type="float">
            <text:p>40665545</text:p>
          </table:table-cell>
          <table:table-cell office:value-type="float" office:value="41035278" calcext:value-type="float">
            <text:p>41035278</text:p>
          </table:table-cell>
          <table:table-cell office:value-type="float" office:value="41827838" calcext:value-type="float">
            <text:p>41827838</text:p>
          </table:table-cell>
          <table:table-cell office:value-type="float" office:value="42547451" calcext:value-type="float">
            <text:p>42547451</text:p>
          </table:table-cell>
          <table:table-cell office:value-type="float" office:value="43296338" calcext:value-type="float">
            <text:p>43296338</text:p>
          </table:table-cell>
          <table:table-cell office:value-type="float" office:value="44009971" calcext:value-type="float">
            <text:p>44009971</text:p>
          </table:table-cell>
          <table:table-cell office:value-type="float" office:value="44784666" calcext:value-type="float">
            <text:p>44784666</text:p>
          </table:table-cell>
          <table:table-cell office:value-type="float" office:value="45668939" calcext:value-type="float">
            <text:p>45668939</text:p>
          </table:table-cell>
          <table:table-cell office:value-type="float" office:value="46239273" calcext:value-type="float">
            <text:p>46239273</text:p>
          </table:table-cell>
          <table:table-cell office:value-type="float" office:value="46486619" calcext:value-type="float">
            <text:p>46486619</text:p>
          </table:table-cell>
          <table:table-cell office:value-type="float" office:value="46667174" calcext:value-type="float">
            <text:p>46667174</text:p>
          </table:table-cell>
          <table:table-cell office:value-type="float" office:value="46818219" calcext:value-type="float">
            <text:p>46818219</text:p>
          </table:table-cell>
          <table:table-cell office:value-type="float" office:value="46712650" calcext:value-type="float">
            <text:p>46712650</text:p>
          </table:table-cell>
          <table:table-cell office:value-type="float" office:value="46495744" calcext:value-type="float">
            <text:p>46495744</text:p>
          </table:table-cell>
          <table:table-cell office:value-type="float" office:value="46425722" calcext:value-type="float">
            <text:p>46425722</text:p>
          </table:table-cell>
          <table:table-cell office:value-type="float" office:value="46418884" calcext:value-type="float">
            <text:p>46418884</text:p>
          </table:table-cell>
          <table:table-cell office:value-type="float" office:value="46497393" calcext:value-type="float">
            <text:p>46497393</text:p>
          </table:table-cell>
          <table:table-cell office:value-type="float" office:value="46645070" calcext:value-type="float">
            <text:p>46645070</text:p>
          </table:table-cell>
          <table:table-cell office:value-type="float" office:value="46918951" calcext:value-type="float">
            <text:p>46918951</text:p>
          </table:table-cell>
          <table:table-cell office:value-type="float" office:value="47318050" calcext:value-type="float">
            <text:p>47318050</text:p>
          </table:table-cell>
          <table:table-cell office:value-type="float" office:value="47400798" calcext:value-type="float">
            <text:p>47400798</text:p>
          </table:table-cell>
          <table:table-cell office:value-type="float" office:value="47486843" calcext:value-type="float">
            <text:p>47486843</text:p>
          </table:table-cell>
          <table:table-cell office:value-type="float" office:value="48085361" calcext:value-type="float">
            <text:p>48085361</text:p>
          </table:table-cell>
          <table:table-cell office:value-type="float" office:value="48619695" calcext:value-type="float">
            <text:p>486196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159646" calcext:value-type="float">
            <text:p>5159646</text:p>
          </table:table-cell>
          <table:table-cell office:value-type="float" office:value="5171302" calcext:value-type="float">
            <text:p>5171302</text:p>
          </table:table-cell>
          <table:table-cell office:value-type="float" office:value="5181115" calcext:value-type="float">
            <text:p>5181115</text:p>
          </table:table-cell>
          <table:table-cell office:value-type="float" office:value="5194901" calcext:value-type="float">
            <text:p>5194901</text:p>
          </table:table-cell>
          <table:table-cell office:value-type="float" office:value="5206295" calcext:value-type="float">
            <text:p>5206295</text:p>
          </table:table-cell>
          <table:table-cell office:value-type="float" office:value="5219732" calcext:value-type="float">
            <text:p>5219732</text:p>
          </table:table-cell>
          <table:table-cell office:value-type="float" office:value="5236611" calcext:value-type="float">
            <text:p>5236611</text:p>
          </table:table-cell>
          <table:table-cell office:value-type="float" office:value="5255580" calcext:value-type="float">
            <text:p>5255580</text:p>
          </table:table-cell>
          <table:table-cell office:value-type="float" office:value="5276955" calcext:value-type="float">
            <text:p>5276955</text:p>
          </table:table-cell>
          <table:table-cell office:value-type="float" office:value="5300484" calcext:value-type="float">
            <text:p>5300484</text:p>
          </table:table-cell>
          <table:table-cell office:value-type="float" office:value="5326314" calcext:value-type="float">
            <text:p>5326314</text:p>
          </table:table-cell>
          <table:table-cell office:value-type="float" office:value="5351427" calcext:value-type="float">
            <text:p>5351427</text:p>
          </table:table-cell>
          <table:table-cell office:value-type="float" office:value="5375276" calcext:value-type="float">
            <text:p>5375276</text:p>
          </table:table-cell>
          <table:table-cell office:value-type="float" office:value="5401267" calcext:value-type="float">
            <text:p>5401267</text:p>
          </table:table-cell>
          <table:table-cell office:value-type="float" office:value="5426674" calcext:value-type="float">
            <text:p>5426674</text:p>
          </table:table-cell>
          <table:table-cell office:value-type="float" office:value="5451270" calcext:value-type="float">
            <text:p>5451270</text:p>
          </table:table-cell>
          <table:table-cell office:value-type="float" office:value="5471753" calcext:value-type="float">
            <text:p>5471753</text:p>
          </table:table-cell>
          <table:table-cell office:value-type="float" office:value="5487308" calcext:value-type="float">
            <text:p>5487308</text:p>
          </table:table-cell>
          <table:table-cell office:value-type="float" office:value="5503297" calcext:value-type="float">
            <text:p>5503297</text:p>
          </table:table-cell>
          <table:table-cell office:value-type="float" office:value="5513130" calcext:value-type="float">
            <text:p>5513130</text:p>
          </table:table-cell>
          <table:table-cell office:value-type="float" office:value="5517919" calcext:value-type="float">
            <text:p>5517919</text:p>
          </table:table-cell>
          <table:table-cell office:value-type="float" office:value="5525292" calcext:value-type="float">
            <text:p>5525292</text:p>
          </table:table-cell>
          <table:table-cell office:value-type="float" office:value="5533793" calcext:value-type="float">
            <text:p>5533793</text:p>
          </table:table-cell>
          <table:table-cell office:value-type="float" office:value="5548241" calcext:value-type="float">
            <text:p>5548241</text:p>
          </table:table-cell>
          <table:table-cell office:value-type="float" office:value="5563970" calcext:value-type="float">
            <text:p>5563970</text:p>
          </table:table-cell>
          <table:table-cell office:value-type="float" office:value="5603851" calcext:value-type="float">
            <text:p>560385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0158533" calcext:value-type="float">
            <text:p>60158533</text:p>
          </table:table-cell>
          <table:table-cell office:value-type="float" office:value="60545022" calcext:value-type="float">
            <text:p>60545022</text:p>
          </table:table-cell>
          <table:table-cell office:value-type="float" office:value="60979315" calcext:value-type="float">
            <text:p>60979315</text:p>
          </table:table-cell>
          <table:table-cell office:value-type="float" office:value="61424036" calcext:value-type="float">
            <text:p>61424036</text:p>
          </table:table-cell>
          <table:table-cell office:value-type="float" office:value="61864088" calcext:value-type="float">
            <text:p>61864088</text:p>
          </table:table-cell>
          <table:table-cell office:value-type="float" office:value="62292241" calcext:value-type="float">
            <text:p>62292241</text:p>
          </table:table-cell>
          <table:table-cell office:value-type="float" office:value="62772870" calcext:value-type="float">
            <text:p>62772870</text:p>
          </table:table-cell>
          <table:table-cell office:value-type="float" office:value="63229635" calcext:value-type="float">
            <text:p>63229635</text:p>
          </table:table-cell>
          <table:table-cell office:value-type="float" office:value="63645065" calcext:value-type="float">
            <text:p>63645065</text:p>
          </table:table-cell>
          <table:table-cell office:value-type="float" office:value="64007193" calcext:value-type="float">
            <text:p>64007193</text:p>
          </table:table-cell>
          <table:table-cell office:value-type="float" office:value="64350226" calcext:value-type="float">
            <text:p>64350226</text:p>
          </table:table-cell>
          <table:table-cell office:value-type="float" office:value="64658856" calcext:value-type="float">
            <text:p>64658856</text:p>
          </table:table-cell>
          <table:table-cell office:value-type="float" office:value="64978721" calcext:value-type="float">
            <text:p>64978721</text:p>
          </table:table-cell>
          <table:table-cell office:value-type="float" office:value="65276983" calcext:value-type="float">
            <text:p>65276983</text:p>
          </table:table-cell>
          <table:table-cell office:value-type="float" office:value="65600350" calcext:value-type="float">
            <text:p>65600350</text:p>
          </table:table-cell>
          <table:table-cell office:value-type="float" office:value="66165980" calcext:value-type="float">
            <text:p>66165980</text:p>
          </table:table-cell>
          <table:table-cell office:value-type="float" office:value="66458153" calcext:value-type="float">
            <text:p>66458153</text:p>
          </table:table-cell>
          <table:table-cell office:value-type="float" office:value="66638391" calcext:value-type="float">
            <text:p>66638391</text:p>
          </table:table-cell>
          <table:table-cell office:value-type="float" office:value="66809816" calcext:value-type="float">
            <text:p>66809816</text:p>
          </table:table-cell>
          <table:table-cell office:value-type="float" office:value="67026224" calcext:value-type="float">
            <text:p>67026224</text:p>
          </table:table-cell>
          <table:table-cell office:value-type="float" office:value="67290471" calcext:value-type="float">
            <text:p>67290471</text:p>
          </table:table-cell>
          <table:table-cell office:value-type="float" office:value="67473651" calcext:value-type="float">
            <text:p>67473651</text:p>
          </table:table-cell>
          <table:table-cell office:value-type="float" office:value="67728568" calcext:value-type="float">
            <text:p>67728568</text:p>
          </table:table-cell>
          <table:table-cell office:value-type="float" office:value="68091703" calcext:value-type="float">
            <text:p>68091703</text:p>
          </table:table-cell>
          <table:table-cell office:value-type="float" office:value="68277210" calcext:value-type="float">
            <text:p>68277210</text:p>
          </table:table-cell>
          <table:table-cell office:value-type="float" office:value="68467362" calcext:value-type="float">
            <text:p>6846736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527460" calcext:value-type="float">
            <text:p>4527460</text:p>
          </table:table-cell>
          <table:table-cell office:value-type="float" office:value="4497735" calcext:value-type="float">
            <text:p>4497735</text:p>
          </table:table-cell>
          <table:table-cell office:value-type="float" office:value="4295406" calcext:value-type="float">
            <text:p>4295406</text:p>
          </table:table-cell>
          <table:table-cell office:value-type="float" office:value="4305494" calcext:value-type="float">
            <text:p>4305494</text:p>
          </table:table-cell>
          <table:table-cell office:value-type="float" office:value="4305384" calcext:value-type="float">
            <text:p>4305384</text:p>
          </table:table-cell>
          <table:table-cell office:value-type="float" office:value="4305725" calcext:value-type="float">
            <text:p>4305725</text:p>
          </table:table-cell>
          <table:table-cell office:value-type="float" office:value="4310861" calcext:value-type="float">
            <text:p>4310861</text:p>
          </table:table-cell>
          <table:table-cell office:value-type="float" office:value="4312487" calcext:value-type="float">
            <text:p>4312487</text:p>
          </table:table-cell>
          <table:table-cell office:value-type="float" office:value="4313530" calcext:value-type="float">
            <text:p>4313530</text:p>
          </table:table-cell>
          <table:table-cell office:value-type="float" office:value="4311967" calcext:value-type="float">
            <text:p>4311967</text:p>
          </table:table-cell>
          <table:table-cell office:value-type="float" office:value="4309796" calcext:value-type="float">
            <text:p>4309796</text:p>
          </table:table-cell>
          <table:table-cell office:value-type="float" office:value="4302847" calcext:value-type="float">
            <text:p>4302847</text:p>
          </table:table-cell>
          <table:table-cell office:value-type="float" office:value="4289857" calcext:value-type="float">
            <text:p>4289857</text:p>
          </table:table-cell>
          <table:table-cell office:value-type="float" office:value="4275984" calcext:value-type="float">
            <text:p>4275984</text:p>
          </table:table-cell>
          <table:table-cell office:value-type="float" office:value="4247803" calcext:value-type="float">
            <text:p>4247803</text:p>
          </table:table-cell>
          <table:table-cell office:value-type="float" office:value="4217632" calcext:value-type="float">
            <text:p>4217632</text:p>
          </table:table-cell>
          <table:table-cell office:value-type="float" office:value="4180915" calcext:value-type="float">
            <text:p>4180915</text:p>
          </table:table-cell>
          <table:table-cell office:value-type="float" office:value="4131115" calcext:value-type="float">
            <text:p>4131115</text:p>
          </table:table-cell>
          <table:table-cell office:value-type="float" office:value="4078769" calcext:value-type="float">
            <text:p>4078769</text:p>
          </table:table-cell>
          <table:table-cell office:value-type="float" office:value="4014341" calcext:value-type="float">
            <text:p>4014341</text:p>
          </table:table-cell>
          <table:table-cell office:value-type="float" office:value="3968676" calcext:value-type="float">
            <text:p>3968676</text:p>
          </table:table-cell>
          <table:table-cell office:value-type="float" office:value="3933511" calcext:value-type="float">
            <text:p>3933511</text:p>
          </table:table-cell>
          <table:table-cell office:value-type="float" office:value="3893026" calcext:value-type="float">
            <text:p>3893026</text:p>
          </table:table-cell>
          <table:table-cell office:value-type="float" office:value="3862305" calcext:value-type="float">
            <text:p>3862305</text:p>
          </table:table-cell>
          <table:table-cell office:value-type="float" office:value="3850894" calcext:value-type="float">
            <text:p>3850894</text:p>
          </table:table-cell>
          <table:table-cell office:value-type="float" office:value="3861967" calcext:value-type="float">
            <text:p>386196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0253416" calcext:value-type="float">
            <text:p>10253416</text:p>
          </table:table-cell>
          <table:table-cell office:value-type="float" office:value="10221644" calcext:value-type="float">
            <text:p>10221644</text:p>
          </table:table-cell>
          <table:table-cell office:value-type="float" office:value="10200298" calcext:value-type="float">
            <text:p>10200298</text:p>
          </table:table-cell>
          <table:table-cell office:value-type="float" office:value="10174853" calcext:value-type="float">
            <text:p>10174853</text:p>
          </table:table-cell>
          <table:table-cell office:value-type="float" office:value="10142362" calcext:value-type="float">
            <text:p>10142362</text:p>
          </table:table-cell>
          <table:table-cell office:value-type="float" office:value="10116742" calcext:value-type="float">
            <text:p>10116742</text:p>
          </table:table-cell>
          <table:table-cell office:value-type="float" office:value="10097549" calcext:value-type="float">
            <text:p>10097549</text:p>
          </table:table-cell>
          <table:table-cell office:value-type="float" office:value="10076581" calcext:value-type="float">
            <text:p>10076581</text:p>
          </table:table-cell>
          <table:table-cell office:value-type="float" office:value="10066158" calcext:value-type="float">
            <text:p>10066158</text:p>
          </table:table-cell>
          <table:table-cell office:value-type="float" office:value="10045401" calcext:value-type="float">
            <text:p>10045401</text:p>
          </table:table-cell>
          <table:table-cell office:value-type="float" office:value="10030975" calcext:value-type="float">
            <text:p>10030975</text:p>
          </table:table-cell>
          <table:table-cell office:value-type="float" office:value="10014324" calcext:value-type="float">
            <text:p>10014324</text:p>
          </table:table-cell>
          <table:table-cell office:value-type="float" office:value="9985722" calcext:value-type="float">
            <text:p>9985722</text:p>
          </table:table-cell>
          <table:table-cell office:value-type="float" office:value="9931925" calcext:value-type="float">
            <text:p>9931925</text:p>
          </table:table-cell>
          <table:table-cell office:value-type="float" office:value="9895250" calcext:value-type="float">
            <text:p>9895250</text:p>
          </table:table-cell>
          <table:table-cell office:value-type="float" office:value="9850217" calcext:value-type="float">
            <text:p>9850217</text:p>
          </table:table-cell>
          <table:table-cell office:value-type="float" office:value="9815858" calcext:value-type="float">
            <text:p>9815858</text:p>
          </table:table-cell>
          <table:table-cell office:value-type="float" office:value="9779652" calcext:value-type="float">
            <text:p>9779652</text:p>
          </table:table-cell>
          <table:table-cell office:value-type="float" office:value="9739857" calcext:value-type="float">
            <text:p>9739857</text:p>
          </table:table-cell>
          <table:table-cell office:value-type="float" office:value="9713655" calcext:value-type="float">
            <text:p>9713655</text:p>
          </table:table-cell>
          <table:table-cell office:value-type="float" office:value="9700272" calcext:value-type="float">
            <text:p>9700272</text:p>
          </table:table-cell>
          <table:table-cell office:value-type="float" office:value="9689376" calcext:value-type="float">
            <text:p>9689376</text:p>
          </table:table-cell>
          <table:table-cell office:value-type="float" office:value="9651461" calcext:value-type="float">
            <text:p>9651461</text:p>
          </table:table-cell>
          <table:table-cell office:value-type="float" office:value="9610403" calcext:value-type="float">
            <text:p>9610403</text:p>
          </table:table-cell>
          <table:table-cell office:value-type="float" office:value="9599744" calcext:value-type="float">
            <text:p>9599744</text:p>
          </table:table-cell>
          <table:table-cell office:value-type="float" office:value="9584627" calcext:value-type="float">
            <text:p>958462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732006" calcext:value-type="float">
            <text:p>3732006</text:p>
          </table:table-cell>
          <table:table-cell office:value-type="float" office:value="3777565" calcext:value-type="float">
            <text:p>3777565</text:p>
          </table:table-cell>
          <table:table-cell office:value-type="float" office:value="3832783" calcext:value-type="float">
            <text:p>3832783</text:p>
          </table:table-cell>
          <table:table-cell office:value-type="float" office:value="3899702" calcext:value-type="float">
            <text:p>3899702</text:p>
          </table:table-cell>
          <table:table-cell office:value-type="float" office:value="3964191" calcext:value-type="float">
            <text:p>3964191</text:p>
          </table:table-cell>
          <table:table-cell office:value-type="float" office:value="4028851" calcext:value-type="float">
            <text:p>4028851</text:p>
          </table:table-cell>
          <table:table-cell office:value-type="float" office:value="4111672" calcext:value-type="float">
            <text:p>4111672</text:p>
          </table:table-cell>
          <table:table-cell office:value-type="float" office:value="4208156" calcext:value-type="float">
            <text:p>4208156</text:p>
          </table:table-cell>
          <table:table-cell office:value-type="float" office:value="4340118" calcext:value-type="float">
            <text:p>4340118</text:p>
          </table:table-cell>
          <table:table-cell office:value-type="float" office:value="4457765" calcext:value-type="float">
            <text:p>4457765</text:p>
          </table:table-cell>
          <table:table-cell office:value-type="float" office:value="4521322" calcext:value-type="float">
            <text:p>4521322</text:p>
          </table:table-cell>
          <table:table-cell office:value-type="float" office:value="4549428" calcext:value-type="float">
            <text:p>4549428</text:p>
          </table:table-cell>
          <table:table-cell office:value-type="float" office:value="4570881" calcext:value-type="float">
            <text:p>4570881</text:p>
          </table:table-cell>
          <table:table-cell office:value-type="float" office:value="4589287" calcext:value-type="float">
            <text:p>4589287</text:p>
          </table:table-cell>
          <table:table-cell office:value-type="float" office:value="4609779" calcext:value-type="float">
            <text:p>4609779</text:p>
          </table:table-cell>
          <table:table-cell office:value-type="float" office:value="4637852" calcext:value-type="float">
            <text:p>4637852</text:p>
          </table:table-cell>
          <table:table-cell office:value-type="float" office:value="4677627" calcext:value-type="float">
            <text:p>4677627</text:p>
          </table:table-cell>
          <table:table-cell office:value-type="float" office:value="4726286" calcext:value-type="float">
            <text:p>4726286</text:p>
          </table:table-cell>
          <table:table-cell office:value-type="float" office:value="4799157" calcext:value-type="float">
            <text:p>4799157</text:p>
          </table:table-cell>
          <table:table-cell office:value-type="float" office:value="4855733" calcext:value-type="float">
            <text:p>4855733</text:p>
          </table:table-cell>
          <table:table-cell office:value-type="float" office:value="4940311" calcext:value-type="float">
            <text:p>4940311</text:p>
          </table:table-cell>
          <table:table-cell office:value-type="float" office:value="5012600" calcext:value-type="float">
            <text:p>5012600</text:p>
          </table:table-cell>
          <table:table-cell office:value-type="float" office:value="5066893" calcext:value-type="float">
            <text:p>5066893</text:p>
          </table:table-cell>
          <table:table-cell office:value-type="float" office:value="5154277" calcext:value-type="float">
            <text:p>5154277</text:p>
          </table:table-cell>
          <table:table-cell office:value-type="float" office:value="5271395" calcext:value-type="float">
            <text:p>5271395</text:p>
          </table:table-cell>
          <table:table-cell office:value-type="float" office:value="5351681" calcext:value-type="float">
            <text:p>535168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75712" calcext:value-type="float">
            <text:p>275712</text:p>
          </table:table-cell>
          <table:table-cell office:value-type="float" office:value="279049" calcext:value-type="float">
            <text:p>279049</text:p>
          </table:table-cell>
          <table:table-cell office:value-type="float" office:value="283361" calcext:value-type="float">
            <text:p>283361</text:p>
          </table:table-cell>
          <table:table-cell office:value-type="float" office:value="286575" calcext:value-type="float">
            <text:p>286575</text:p>
          </table:table-cell>
          <table:table-cell office:value-type="float" office:value="288471" calcext:value-type="float">
            <text:p>288471</text:p>
          </table:table-cell>
          <table:table-cell office:value-type="float" office:value="290570" calcext:value-type="float">
            <text:p>290570</text:p>
          </table:table-cell>
          <table:table-cell office:value-type="float" office:value="293577" calcext:value-type="float">
            <text:p>293577</text:p>
          </table:table-cell>
          <table:table-cell office:value-type="float" office:value="299891" calcext:value-type="float">
            <text:p>299891</text:p>
          </table:table-cell>
          <table:table-cell office:value-type="float" office:value="307672" calcext:value-type="float">
            <text:p>307672</text:p>
          </table:table-cell>
          <table:table-cell office:value-type="float" office:value="315459" calcext:value-type="float">
            <text:p>315459</text:p>
          </table:table-cell>
          <table:table-cell office:value-type="float" office:value="319368" calcext:value-type="float">
            <text:p>319368</text:p>
          </table:table-cell>
          <table:table-cell office:value-type="float" office:value="317630" calcext:value-type="float">
            <text:p>317630</text:p>
          </table:table-cell>
          <table:table-cell office:value-type="float" office:value="318452" calcext:value-type="float">
            <text:p>318452</text:p>
          </table:table-cell>
          <table:table-cell office:value-type="float" office:value="319575" calcext:value-type="float">
            <text:p>319575</text:p>
          </table:table-cell>
          <table:table-cell office:value-type="float" office:value="321857" calcext:value-type="float">
            <text:p>321857</text:p>
          </table:table-cell>
          <table:table-cell office:value-type="float" office:value="325671" calcext:value-type="float">
            <text:p>325671</text:p>
          </table:table-cell>
          <table:table-cell office:value-type="float" office:value="329100" calcext:value-type="float">
            <text:p>329100</text:p>
          </table:table-cell>
          <table:table-cell office:value-type="float" office:value="332529" calcext:value-type="float">
            <text:p>332529</text:p>
          </table:table-cell>
          <table:table-cell office:value-type="float" office:value="338349" calcext:value-type="float">
            <text:p>338349</text:p>
          </table:table-cell>
          <table:table-cell office:value-type="float" office:value="348450" calcext:value-type="float">
            <text:p>348450</text:p>
          </table:table-cell>
          <table:table-cell office:value-type="float" office:value="356991" calcext:value-type="float">
            <text:p>356991</text:p>
          </table:table-cell>
          <table:table-cell office:value-type="float" office:value="364134" calcext:value-type="float">
            <text:p>364134</text:p>
          </table:table-cell>
          <table:table-cell office:value-type="float" office:value="368792" calcext:value-type="float">
            <text:p>368792</text:p>
          </table:table-cell>
          <table:table-cell office:value-type="float" office:value="376248" calcext:value-type="float">
            <text:p>376248</text:p>
          </table:table-cell>
          <table:table-cell office:value-type="float" office:value="387758" calcext:value-type="float">
            <text:p>387758</text:p>
          </table:table-cell>
          <table:table-cell office:value-type="float" office:value="383567" calcext:value-type="float">
            <text:p>38356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6909109" calcext:value-type="float">
            <text:p>56909109</text:p>
          </table:table-cell>
          <table:table-cell office:value-type="float" office:value="56923524" calcext:value-type="float">
            <text:p>56923524</text:p>
          </table:table-cell>
          <table:table-cell office:value-type="float" office:value="56960692" calcext:value-type="float">
            <text:p>56960692</text:p>
          </table:table-cell>
          <table:table-cell office:value-type="float" office:value="56993270" calcext:value-type="float">
            <text:p>56993270</text:p>
          </table:table-cell>
          <table:table-cell office:value-type="float" office:value="57186378" calcext:value-type="float">
            <text:p>57186378</text:p>
          </table:table-cell>
          <table:table-cell office:value-type="float" office:value="57611990" calcext:value-type="float">
            <text:p>57611990</text:p>
          </table:table-cell>
          <table:table-cell office:value-type="float" office:value="58044368" calcext:value-type="float">
            <text:p>58044368</text:p>
          </table:table-cell>
          <table:table-cell office:value-type="float" office:value="58288996" calcext:value-type="float">
            <text:p>58288996</text:p>
          </table:table-cell>
          <table:table-cell office:value-type="float" office:value="58510725" calcext:value-type="float">
            <text:p>58510725</text:p>
          </table:table-cell>
          <table:table-cell office:value-type="float" office:value="59001769" calcext:value-type="float">
            <text:p>59001769</text:p>
          </table:table-cell>
          <table:table-cell office:value-type="float" office:value="59420592" calcext:value-type="float">
            <text:p>59420592</text:p>
          </table:table-cell>
          <table:table-cell office:value-type="float" office:value="59690316" calcext:value-type="float">
            <text:p>59690316</text:p>
          </table:table-cell>
          <table:table-cell office:value-type="float" office:value="59948497" calcext:value-type="float">
            <text:p>59948497</text:p>
          </table:table-cell>
          <table:table-cell office:value-type="float" office:value="60105185" calcext:value-type="float">
            <text:p>60105185</text:p>
          </table:table-cell>
          <table:table-cell office:value-type="float" office:value="60277309" calcext:value-type="float">
            <text:p>60277309</text:p>
          </table:table-cell>
          <table:table-cell office:value-type="float" office:value="60345917" calcext:value-type="float">
            <text:p>60345917</text:p>
          </table:table-cell>
          <table:table-cell office:value-type="float" office:value="60295497" calcext:value-type="float">
            <text:p>60295497</text:p>
          </table:table-cell>
          <table:table-cell office:value-type="float" office:value="60163712" calcext:value-type="float">
            <text:p>60163712</text:p>
          </table:table-cell>
          <table:table-cell office:value-type="float" office:value="60066734" calcext:value-type="float">
            <text:p>60066734</text:p>
          </table:table-cell>
          <table:table-cell office:value-type="float" office:value="59937769" calcext:value-type="float">
            <text:p>59937769</text:p>
          </table:table-cell>
          <table:table-cell office:value-type="float" office:value="59816673" calcext:value-type="float">
            <text:p>59816673</text:p>
          </table:table-cell>
          <table:table-cell office:value-type="float" office:value="59641488" calcext:value-type="float">
            <text:p>59641488</text:p>
          </table:table-cell>
          <table:table-cell office:value-type="float" office:value="59236213" calcext:value-type="float">
            <text:p>59236213</text:p>
          </table:table-cell>
          <table:table-cell office:value-type="float" office:value="59030133" calcext:value-type="float">
            <text:p>59030133</text:p>
          </table:table-cell>
          <table:table-cell office:value-type="float" office:value="58997201" calcext:value-type="float">
            <text:p>58997201</text:p>
          </table:table-cell>
          <table:table-cell office:value-type="float" office:value="58971230" calcext:value-type="float">
            <text:p>5897123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536401" calcext:value-type="float">
            <text:p>3536401</text:p>
          </table:table-cell>
          <table:table-cell office:value-type="float" office:value="3512074" calcext:value-type="float">
            <text:p>3512074</text:p>
          </table:table-cell>
          <table:table-cell office:value-type="float" office:value="3486998" calcext:value-type="float">
            <text:p>3486998</text:p>
          </table:table-cell>
          <table:table-cell office:value-type="float" office:value="3454637" calcext:value-type="float">
            <text:p>3454637</text:p>
          </table:table-cell>
          <table:table-cell office:value-type="float" office:value="3431497" calcext:value-type="float">
            <text:p>3431497</text:p>
          </table:table-cell>
          <table:table-cell office:value-type="float" office:value="3398929" calcext:value-type="float">
            <text:p>3398929</text:p>
          </table:table-cell>
          <table:table-cell office:value-type="float" office:value="3355220" calcext:value-type="float">
            <text:p>3355220</text:p>
          </table:table-cell>
          <table:table-cell office:value-type="float" office:value="3289835" calcext:value-type="float">
            <text:p>3289835</text:p>
          </table:table-cell>
          <table:table-cell office:value-type="float" office:value="3249983" calcext:value-type="float">
            <text:p>3249983</text:p>
          </table:table-cell>
          <table:table-cell office:value-type="float" office:value="3212605" calcext:value-type="float">
            <text:p>3212605</text:p>
          </table:table-cell>
          <table:table-cell office:value-type="float" office:value="3183856" calcext:value-type="float">
            <text:p>3183856</text:p>
          </table:table-cell>
          <table:table-cell office:value-type="float" office:value="3141976" calcext:value-type="float">
            <text:p>3141976</text:p>
          </table:table-cell>
          <table:table-cell office:value-type="float" office:value="3052588" calcext:value-type="float">
            <text:p>3052588</text:p>
          </table:table-cell>
          <table:table-cell office:value-type="float" office:value="3003641" calcext:value-type="float">
            <text:p>3003641</text:p>
          </table:table-cell>
          <table:table-cell office:value-type="float" office:value="2974637" calcext:value-type="float">
            <text:p>2974637</text:p>
          </table:table-cell>
          <table:table-cell office:value-type="float" office:value="2947862" calcext:value-type="float">
            <text:p>2947862</text:p>
          </table:table-cell>
          <table:table-cell office:value-type="float" office:value="2926644" calcext:value-type="float">
            <text:p>2926644</text:p>
          </table:table-cell>
          <table:table-cell office:value-type="float" office:value="2895573" calcext:value-type="float">
            <text:p>2895573</text:p>
          </table:table-cell>
          <table:table-cell office:value-type="float" office:value="2859077" calcext:value-type="float">
            <text:p>2859077</text:p>
          </table:table-cell>
          <table:table-cell office:value-type="float" office:value="2826200" calcext:value-type="float">
            <text:p>2826200</text:p>
          </table:table-cell>
          <table:table-cell office:value-type="float" office:value="2812200" calcext:value-type="float">
            <text:p>2812200</text:p>
          </table:table-cell>
          <table:table-cell office:value-type="float" office:value="2809977" calcext:value-type="float">
            <text:p>2809977</text:p>
          </table:table-cell>
          <table:table-cell office:value-type="float" office:value="2810761" calcext:value-type="float">
            <text:p>2810761</text:p>
          </table:table-cell>
          <table:table-cell office:value-type="float" office:value="2805998" calcext:value-type="float">
            <text:p>2805998</text:p>
          </table:table-cell>
          <table:table-cell office:value-type="float" office:value="2857279" calcext:value-type="float">
            <text:p>2857279</text:p>
          </table:table-cell>
          <table:table-cell office:value-type="float" office:value="2885891" calcext:value-type="float">
            <text:p>2885891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427350" calcext:value-type="float">
            <text:p>427350</text:p>
          </table:table-cell>
          <table:table-cell office:value-type="float" office:value="433600" calcext:value-type="float">
            <text:p>433600</text:p>
          </table:table-cell>
          <table:table-cell office:value-type="float" office:value="439000" calcext:value-type="float">
            <text:p>439000</text:p>
          </table:table-cell>
          <table:table-cell office:value-type="float" office:value="444050" calcext:value-type="float">
            <text:p>444050</text:p>
          </table:table-cell>
          <table:table-cell office:value-type="float" office:value="448300" calcext:value-type="float">
            <text:p>448300</text:p>
          </table:table-cell>
          <table:table-cell office:value-type="float" office:value="454960" calcext:value-type="float">
            <text:p>454960</text:p>
          </table:table-cell>
          <table:table-cell office:value-type="float" office:value="461230" calcext:value-type="float">
            <text:p>461230</text:p>
          </table:table-cell>
          <table:table-cell office:value-type="float" office:value="469086" calcext:value-type="float">
            <text:p>469086</text:p>
          </table:table-cell>
          <table:table-cell office:value-type="float" office:value="476187" calcext:value-type="float">
            <text:p>476187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3500" calcext:value-type="float">
            <text:p>493500</text:p>
          </table:table-cell>
          <table:table-cell office:value-type="float" office:value="502066" calcext:value-type="float">
            <text:p>502066</text:p>
          </table:table-cell>
          <table:table-cell office:value-type="float" office:value="511840" calcext:value-type="float">
            <text:p>511840</text:p>
          </table:table-cell>
          <table:table-cell office:value-type="float" office:value="524853" calcext:value-type="float">
            <text:p>524853</text:p>
          </table:table-cell>
          <table:table-cell office:value-type="float" office:value="537039" calcext:value-type="float">
            <text:p>537039</text:p>
          </table:table-cell>
          <table:table-cell office:value-type="float" office:value="549680" calcext:value-type="float">
            <text:p>549680</text:p>
          </table:table-cell>
          <table:table-cell office:value-type="float" office:value="562958" calcext:value-type="float">
            <text:p>562958</text:p>
          </table:table-cell>
          <table:table-cell office:value-type="float" office:value="576249" calcext:value-type="float">
            <text:p>576249</text:p>
          </table:table-cell>
          <table:table-cell office:value-type="float" office:value="590667" calcext:value-type="float">
            <text:p>590667</text:p>
          </table:table-cell>
          <table:table-cell office:value-type="float" office:value="602005" calcext:value-type="float">
            <text:p>602005</text:p>
          </table:table-cell>
          <table:table-cell office:value-type="float" office:value="613894" calcext:value-type="float">
            <text:p>613894</text:p>
          </table:table-cell>
          <table:table-cell office:value-type="float" office:value="626108" calcext:value-type="float">
            <text:p>626108</text:p>
          </table:table-cell>
          <table:table-cell office:value-type="float" office:value="634730" calcext:value-type="float">
            <text:p>634730</text:p>
          </table:table-cell>
          <table:table-cell office:value-type="float" office:value="645397" calcext:value-type="float">
            <text:p>645397</text:p>
          </table:table-cell>
          <table:table-cell office:value-type="float" office:value="660809" calcext:value-type="float">
            <text:p>660809</text:p>
          </table:table-cell>
          <table:table-cell office:value-type="float" office:value="672050" calcext:value-type="float">
            <text:p>67205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399248" calcext:value-type="float">
            <text:p>2399248</text:p>
          </table:table-cell>
          <table:table-cell office:value-type="float" office:value="2381715" calcext:value-type="float">
            <text:p>2381715</text:p>
          </table:table-cell>
          <table:table-cell office:value-type="float" office:value="2353384" calcext:value-type="float">
            <text:p>2353384</text:p>
          </table:table-cell>
          <table:table-cell office:value-type="float" office:value="2320956" calcext:value-type="float">
            <text:p>2320956</text:p>
          </table:table-cell>
          <table:table-cell office:value-type="float" office:value="2299390" calcext:value-type="float">
            <text:p>2299390</text:p>
          </table:table-cell>
          <table:table-cell office:value-type="float" office:value="2276520" calcext:value-type="float">
            <text:p>2276520</text:p>
          </table:table-cell>
          <table:table-cell office:value-type="float" office:value="2249724" calcext:value-type="float">
            <text:p>2249724</text:p>
          </table:table-cell>
          <table:table-cell office:value-type="float" office:value="2227874" calcext:value-type="float">
            <text:p>2227874</text:p>
          </table:table-cell>
          <table:table-cell office:value-type="float" office:value="2208840" calcext:value-type="float">
            <text:p>2208840</text:p>
          </table:table-cell>
          <table:table-cell office:value-type="float" office:value="2191810" calcext:value-type="float">
            <text:p>2191810</text:p>
          </table:table-cell>
          <table:table-cell office:value-type="float" office:value="2162834" calcext:value-type="float">
            <text:p>2162834</text:p>
          </table:table-cell>
          <table:table-cell office:value-type="float" office:value="2120504" calcext:value-type="float">
            <text:p>2120504</text:p>
          </table:table-cell>
          <table:table-cell office:value-type="float" office:value="2074605" calcext:value-type="float">
            <text:p>2074605</text:p>
          </table:table-cell>
          <table:table-cell office:value-type="float" office:value="2044813" calcext:value-type="float">
            <text:p>2044813</text:p>
          </table:table-cell>
          <table:table-cell office:value-type="float" office:value="2023825" calcext:value-type="float">
            <text:p>2023825</text:p>
          </table:table-cell>
          <table:table-cell office:value-type="float" office:value="2001468" calcext:value-type="float">
            <text:p>2001468</text:p>
          </table:table-cell>
          <table:table-cell office:value-type="float" office:value="1986096" calcext:value-type="float">
            <text:p>1986096</text:p>
          </table:table-cell>
          <table:table-cell office:value-type="float" office:value="1968957" calcext:value-type="float">
            <text:p>1968957</text:p>
          </table:table-cell>
          <table:table-cell office:value-type="float" office:value="1950116" calcext:value-type="float">
            <text:p>1950116</text:p>
          </table:table-cell>
          <table:table-cell office:value-type="float" office:value="1934379" calcext:value-type="float">
            <text:p>1934379</text:p>
          </table:table-cell>
          <table:table-cell office:value-type="float" office:value="1919968" calcext:value-type="float">
            <text:p>1919968</text:p>
          </table:table-cell>
          <table:table-cell office:value-type="float" office:value="1907675" calcext:value-type="float">
            <text:p>1907675</text:p>
          </table:table-cell>
          <table:table-cell office:value-type="float" office:value="1893223" calcext:value-type="float">
            <text:p>1893223</text:p>
          </table:table-cell>
          <table:table-cell office:value-type="float" office:value="1875757" calcext:value-type="float">
            <text:p>1875757</text:p>
          </table:table-cell>
          <table:table-cell office:value-type="float" office:value="1883008" calcext:value-type="float">
            <text:p>1883008</text:p>
          </table:table-cell>
          <table:table-cell office:value-type="float" office:value="1871882" calcext:value-type="float">
            <text:p>187188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86397" calcext:value-type="float">
            <text:p>386397</text:p>
          </table:table-cell>
          <table:table-cell office:value-type="float" office:value="388759" calcext:value-type="float">
            <text:p>388759</text:p>
          </table:table-cell>
          <table:table-cell office:value-type="float" office:value="391415" calcext:value-type="float">
            <text:p>391415</text:p>
          </table:table-cell>
          <table:table-cell office:value-type="float" office:value="394641" calcext:value-type="float">
            <text:p>394641</text:p>
          </table:table-cell>
          <table:table-cell office:value-type="float" office:value="397296" calcext:value-type="float">
            <text:p>397296</text:p>
          </table:table-cell>
          <table:table-cell office:value-type="float" office:value="399867" calcext:value-type="float">
            <text:p>399867</text:p>
          </table:table-cell>
          <table:table-cell office:value-type="float" office:value="402668" calcext:value-type="float">
            <text:p>402668</text:p>
          </table:table-cell>
          <table:table-cell office:value-type="float" office:value="404999" calcext:value-type="float">
            <text:p>404999</text:p>
          </table:table-cell>
          <table:table-cell office:value-type="float" office:value="405616" calcext:value-type="float">
            <text:p>405616</text:p>
          </table:table-cell>
          <table:table-cell office:value-type="float" office:value="407832" calcext:value-type="float">
            <text:p>407832</text:p>
          </table:table-cell>
          <table:table-cell office:value-type="float" office:value="410926" calcext:value-type="float">
            <text:p>410926</text:p>
          </table:table-cell>
          <table:table-cell office:value-type="float" office:value="414027" calcext:value-type="float">
            <text:p>414027</text:p>
          </table:table-cell>
          <table:table-cell office:value-type="float" office:value="414989" calcext:value-type="float">
            <text:p>414989</text:p>
          </table:table-cell>
          <table:table-cell office:value-type="float" office:value="417546" calcext:value-type="float">
            <text:p>417546</text:p>
          </table:table-cell>
          <table:table-cell office:value-type="float" office:value="421464" calcext:value-type="float">
            <text:p>421464</text:p>
          </table:table-cell>
          <table:table-cell office:value-type="float" office:value="428156" calcext:value-type="float">
            <text:p>428156</text:p>
          </table:table-cell>
          <table:table-cell office:value-type="float" office:value="438805" calcext:value-type="float">
            <text:p>438805</text:p>
          </table:table-cell>
          <table:table-cell office:value-type="float" office:value="449635" calcext:value-type="float">
            <text:p>449635</text:p>
          </table:table-cell>
          <table:table-cell office:value-type="float" office:value="459375" calcext:value-type="float">
            <text:p>459375</text:p>
          </table:table-cell>
          <table:table-cell office:value-type="float" office:value="474837" calcext:value-type="float">
            <text:p>474837</text:p>
          </table:table-cell>
          <table:table-cell office:value-type="float" office:value="492968" calcext:value-type="float">
            <text:p>492968</text:p>
          </table:table-cell>
          <table:table-cell office:value-type="float" office:value="514855" calcext:value-type="float">
            <text:p>514855</text:p>
          </table:table-cell>
          <table:table-cell office:value-type="float" office:value="516125" calcext:value-type="float">
            <text:p>516125</text:p>
          </table:table-cell>
          <table:table-cell office:value-type="float" office:value="520174" calcext:value-type="float">
            <text:p>520174</text:p>
          </table:table-cell>
          <table:table-cell office:value-type="float" office:value="542051" calcext:value-type="float">
            <text:p>542051</text:p>
          </table:table-cell>
          <table:table-cell office:value-type="float" office:value="563443" calcext:value-type="float">
            <text:p>56344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5760225" calcext:value-type="float">
            <text:p>15760225</text:p>
          </table:table-cell>
          <table:table-cell office:value-type="float" office:value="15863950" calcext:value-type="float">
            <text:p>15863950</text:p>
          </table:table-cell>
          <table:table-cell office:value-type="float" office:value="15987075" calcext:value-type="float">
            <text:p>15987075</text:p>
          </table:table-cell>
          <table:table-cell office:value-type="float" office:value="16105285" calcext:value-type="float">
            <text:p>16105285</text:p>
          </table:table-cell>
          <table:table-cell office:value-type="float" office:value="16192572" calcext:value-type="float">
            <text:p>16192572</text:p>
          </table:table-cell>
          <table:table-cell office:value-type="float" office:value="16258032" calcext:value-type="float">
            <text:p>16258032</text:p>
          </table:table-cell>
          <table:table-cell office:value-type="float" office:value="16305526" calcext:value-type="float">
            <text:p>16305526</text:p>
          </table:table-cell>
          <table:table-cell office:value-type="float" office:value="16334210" calcext:value-type="float">
            <text:p>16334210</text:p>
          </table:table-cell>
          <table:table-cell office:value-type="float" office:value="16357992" calcext:value-type="float">
            <text:p>16357992</text:p>
          </table:table-cell>
          <table:table-cell office:value-type="float" office:value="16405399" calcext:value-type="float">
            <text:p>16405399</text:p>
          </table:table-cell>
          <table:table-cell office:value-type="float" office:value="16485787" calcext:value-type="float">
            <text:p>16485787</text:p>
          </table:table-cell>
          <table:table-cell office:value-type="float" office:value="16574989" calcext:value-type="float">
            <text:p>16574989</text:p>
          </table:table-cell>
          <table:table-cell office:value-type="float" office:value="16655799" calcext:value-type="float">
            <text:p>16655799</text:p>
          </table:table-cell>
          <table:table-cell office:value-type="float" office:value="16730348" calcext:value-type="float">
            <text:p>16730348</text:p>
          </table:table-cell>
          <table:table-cell office:value-type="float" office:value="16779575" calcext:value-type="float">
            <text:p>16779575</text:p>
          </table:table-cell>
          <table:table-cell office:value-type="float" office:value="16829289" calcext:value-type="float">
            <text:p>16829289</text:p>
          </table:table-cell>
          <table:table-cell office:value-type="float" office:value="16900726" calcext:value-type="float">
            <text:p>16900726</text:p>
          </table:table-cell>
          <table:table-cell office:value-type="float" office:value="16979120" calcext:value-type="float">
            <text:p>16979120</text:p>
          </table:table-cell>
          <table:table-cell office:value-type="float" office:value="17081507" calcext:value-type="float">
            <text:p>17081507</text:p>
          </table:table-cell>
          <table:table-cell office:value-type="float" office:value="17181084" calcext:value-type="float">
            <text:p>17181084</text:p>
          </table:table-cell>
          <table:table-cell office:value-type="float" office:value="17282163" calcext:value-type="float">
            <text:p>17282163</text:p>
          </table:table-cell>
          <table:table-cell office:value-type="float" office:value="17407585" calcext:value-type="float">
            <text:p>17407585</text:p>
          </table:table-cell>
          <table:table-cell office:value-type="float" office:value="17475415" calcext:value-type="float">
            <text:p>17475415</text:p>
          </table:table-cell>
          <table:table-cell office:value-type="float" office:value="17590672" calcext:value-type="float">
            <text:p>17590672</text:p>
          </table:table-cell>
          <table:table-cell office:value-type="float" office:value="17811291" calcext:value-type="float">
            <text:p>17811291</text:p>
          </table:table-cell>
          <table:table-cell office:value-type="float" office:value="17942942" calcext:value-type="float">
            <text:p>1794294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445329" calcext:value-type="float">
            <text:p>4445329</text:p>
          </table:table-cell>
          <table:table-cell office:value-type="float" office:value="4478497" calcext:value-type="float">
            <text:p>4478497</text:p>
          </table:table-cell>
          <table:table-cell office:value-type="float" office:value="4503436" calcext:value-type="float">
            <text:p>4503436</text:p>
          </table:table-cell>
          <table:table-cell office:value-type="float" office:value="4524066" calcext:value-type="float">
            <text:p>4524066</text:p>
          </table:table-cell>
          <table:table-cell office:value-type="float" office:value="4552252" calcext:value-type="float">
            <text:p>4552252</text:p>
          </table:table-cell>
          <table:table-cell office:value-type="float" office:value="4577457" calcext:value-type="float">
            <text:p>4577457</text:p>
          </table:table-cell>
          <table:table-cell office:value-type="float" office:value="4606363" calcext:value-type="float">
            <text:p>4606363</text:p>
          </table:table-cell>
          <table:table-cell office:value-type="float" office:value="4640219" calcext:value-type="float">
            <text:p>4640219</text:p>
          </table:table-cell>
          <table:table-cell office:value-type="float" office:value="4681134" calcext:value-type="float">
            <text:p>4681134</text:p>
          </table:table-cell>
          <table:table-cell office:value-type="float" office:value="4737171" calcext:value-type="float">
            <text:p>4737171</text:p>
          </table:table-cell>
          <table:table-cell office:value-type="float" office:value="4799252" calcext:value-type="float">
            <text:p>4799252</text:p>
          </table:table-cell>
          <table:table-cell office:value-type="float" office:value="4858199" calcext:value-type="float">
            <text:p>4858199</text:p>
          </table:table-cell>
          <table:table-cell office:value-type="float" office:value="4920305" calcext:value-type="float">
            <text:p>4920305</text:p>
          </table:table-cell>
          <table:table-cell office:value-type="float" office:value="4985870" calcext:value-type="float">
            <text:p>4985870</text:p>
          </table:table-cell>
          <table:table-cell office:value-type="float" office:value="5051275" calcext:value-type="float">
            <text:p>5051275</text:p>
          </table:table-cell>
          <table:table-cell office:value-type="float" office:value="5109056" calcext:value-type="float">
            <text:p>5109056</text:p>
          </table:table-cell>
          <table:table-cell office:value-type="float" office:value="5165802" calcext:value-type="float">
            <text:p>5165802</text:p>
          </table:table-cell>
          <table:table-cell office:value-type="float" office:value="5213985" calcext:value-type="float">
            <text:p>5213985</text:p>
          </table:table-cell>
          <table:table-cell office:value-type="float" office:value="5258317" calcext:value-type="float">
            <text:p>5258317</text:p>
          </table:table-cell>
          <table:table-cell office:value-type="float" office:value="5295619" calcext:value-type="float">
            <text:p>5295619</text:p>
          </table:table-cell>
          <table:table-cell office:value-type="float" office:value="5328212" calcext:value-type="float">
            <text:p>5328212</text:p>
          </table:table-cell>
          <table:table-cell office:value-type="float" office:value="5367580" calcext:value-type="float">
            <text:p>5367580</text:p>
          </table:table-cell>
          <table:table-cell office:value-type="float" office:value="5391369" calcext:value-type="float">
            <text:p>5391369</text:p>
          </table:table-cell>
          <table:table-cell office:value-type="float" office:value="5425270" calcext:value-type="float">
            <text:p>5425270</text:p>
          </table:table-cell>
          <table:table-cell office:value-type="float" office:value="5488984" calcext:value-type="float">
            <text:p>5488984</text:p>
          </table:table-cell>
          <table:table-cell office:value-type="float" office:value="5550217" calcext:value-type="float">
            <text:p>555021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8666983" calcext:value-type="float">
            <text:p>38666983</text:p>
          </table:table-cell>
          <table:table-cell office:value-type="float" office:value="38263303" calcext:value-type="float">
            <text:p>38263303</text:p>
          </table:table-cell>
          <table:table-cell office:value-type="float" office:value="38253955" calcext:value-type="float">
            <text:p>38253955</text:p>
          </table:table-cell>
          <table:table-cell office:value-type="float" office:value="38242197" calcext:value-type="float">
            <text:p>38242197</text:p>
          </table:table-cell>
          <table:table-cell office:value-type="float" office:value="38218531" calcext:value-type="float">
            <text:p>38218531</text:p>
          </table:table-cell>
          <table:table-cell office:value-type="float" office:value="38190608" calcext:value-type="float">
            <text:p>38190608</text:p>
          </table:table-cell>
          <table:table-cell office:value-type="float" office:value="38173835" calcext:value-type="float">
            <text:p>38173835</text:p>
          </table:table-cell>
          <table:table-cell office:value-type="float" office:value="38157055" calcext:value-type="float">
            <text:p>38157055</text:p>
          </table:table-cell>
          <table:table-cell office:value-type="float" office:value="38125479" calcext:value-type="float">
            <text:p>38125479</text:p>
          </table:table-cell>
          <table:table-cell office:value-type="float" office:value="38115641" calcext:value-type="float">
            <text:p>38115641</text:p>
          </table:table-cell>
          <table:table-cell office:value-type="float" office:value="38135876" calcext:value-type="float">
            <text:p>38135876</text:p>
          </table:table-cell>
          <table:table-cell office:value-type="float" office:value="38022869" calcext:value-type="float">
            <text:p>38022869</text:p>
          </table:table-cell>
          <table:table-cell office:value-type="float" office:value="38062718" calcext:value-type="float">
            <text:p>38062718</text:p>
          </table:table-cell>
          <table:table-cell office:value-type="float" office:value="38063792" calcext:value-type="float">
            <text:p>38063792</text:p>
          </table:table-cell>
          <table:table-cell office:value-type="float" office:value="38062535" calcext:value-type="float">
            <text:p>38062535</text:p>
          </table:table-cell>
          <table:table-cell office:value-type="float" office:value="38017856" calcext:value-type="float">
            <text:p>38017856</text:p>
          </table:table-cell>
          <table:table-cell office:value-type="float" office:value="38005614" calcext:value-type="float">
            <text:p>38005614</text:p>
          </table:table-cell>
          <table:table-cell office:value-type="float" office:value="37967209" calcext:value-type="float">
            <text:p>37967209</text:p>
          </table:table-cell>
          <table:table-cell office:value-type="float" office:value="37972964" calcext:value-type="float">
            <text:p>37972964</text:p>
          </table:table-cell>
          <table:table-cell office:value-type="float" office:value="37976687" calcext:value-type="float">
            <text:p>37976687</text:p>
          </table:table-cell>
          <table:table-cell office:value-type="float" office:value="37972812" calcext:value-type="float">
            <text:p>37972812</text:p>
          </table:table-cell>
          <table:table-cell office:value-type="float" office:value="37958138" calcext:value-type="float">
            <text:p>37958138</text:p>
          </table:table-cell>
          <table:table-cell office:value-type="float" office:value="37073357" calcext:value-type="float">
            <text:p>37073357</text:p>
          </table:table-cell>
          <table:table-cell office:value-type="float" office:value="36889761" calcext:value-type="float">
            <text:p>36889761</text:p>
          </table:table-cell>
          <table:table-cell office:value-type="float" office:value="36753736" calcext:value-type="float">
            <text:p>36753736</text:p>
          </table:table-cell>
          <table:table-cell office:value-type="float" office:value="36620970" calcext:value-type="float">
            <text:p>3662097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186634" calcext:value-type="float">
            <text:p>10186634</text:p>
          </table:table-cell>
          <table:table-cell office:value-type="float" office:value="10249022" calcext:value-type="float">
            <text:p>10249022</text:p>
          </table:table-cell>
          <table:table-cell office:value-type="float" office:value="10330774" calcext:value-type="float">
            <text:p>10330774</text:p>
          </table:table-cell>
          <table:table-cell office:value-type="float" office:value="10394669" calcext:value-type="float">
            <text:p>10394669</text:p>
          </table:table-cell>
          <table:table-cell office:value-type="float" office:value="10444592" calcext:value-type="float">
            <text:p>10444592</text:p>
          </table:table-cell>
          <table:table-cell office:value-type="float" office:value="10473050" calcext:value-type="float">
            <text:p>10473050</text:p>
          </table:table-cell>
          <table:table-cell office:value-type="float" office:value="10494672" calcext:value-type="float">
            <text:p>10494672</text:p>
          </table:table-cell>
          <table:table-cell office:value-type="float" office:value="10511988" calcext:value-type="float">
            <text:p>10511988</text:p>
          </table:table-cell>
          <table:table-cell office:value-type="float" office:value="10532588" calcext:value-type="float">
            <text:p>10532588</text:p>
          </table:table-cell>
          <table:table-cell office:value-type="float" office:value="10553339" calcext:value-type="float">
            <text:p>10553339</text:p>
          </table:table-cell>
          <table:table-cell office:value-type="float" office:value="10563014" calcext:value-type="float">
            <text:p>10563014</text:p>
          </table:table-cell>
          <table:table-cell office:value-type="float" office:value="10573479" calcext:value-type="float">
            <text:p>10573479</text:p>
          </table:table-cell>
          <table:table-cell office:value-type="float" office:value="10572721" calcext:value-type="float">
            <text:p>10572721</text:p>
          </table:table-cell>
          <table:table-cell office:value-type="float" office:value="10558950" calcext:value-type="float">
            <text:p>10558950</text:p>
          </table:table-cell>
          <table:table-cell office:value-type="float" office:value="10503889" calcext:value-type="float">
            <text:p>10503889</text:p>
          </table:table-cell>
          <table:table-cell office:value-type="float" office:value="10444092" calcext:value-type="float">
            <text:p>10444092</text:p>
          </table:table-cell>
          <table:table-cell office:value-type="float" office:value="10395121" calcext:value-type="float">
            <text:p>10395121</text:p>
          </table:table-cell>
          <table:table-cell office:value-type="float" office:value="10368554" calcext:value-type="float">
            <text:p>10368554</text:p>
          </table:table-cell>
          <table:table-cell office:value-type="float" office:value="10344478" calcext:value-type="float">
            <text:p>10344478</text:p>
          </table:table-cell>
          <table:table-cell office:value-type="float" office:value="10335770" calcext:value-type="float">
            <text:p>10335770</text:p>
          </table:table-cell>
          <table:table-cell office:value-type="float" office:value="10333496" calcext:value-type="float">
            <text:p>10333496</text:p>
          </table:table-cell>
          <table:table-cell office:value-type="float" office:value="10375395" calcext:value-type="float">
            <text:p>10375395</text:p>
          </table:table-cell>
          <table:table-cell office:value-type="float" office:value="10394297" calcext:value-type="float">
            <text:p>10394297</text:p>
          </table:table-cell>
          <table:table-cell office:value-type="float" office:value="10421117" calcext:value-type="float">
            <text:p>10421117</text:p>
          </table:table-cell>
          <table:table-cell office:value-type="float" office:value="10516621" calcext:value-type="float">
            <text:p>10516621</text:p>
          </table:table-cell>
          <table:table-cell office:value-type="float" office:value="10639726" calcext:value-type="float">
            <text:p>1063972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2488595" calcext:value-type="float">
            <text:p>22488595</text:p>
          </table:table-cell>
          <table:table-cell office:value-type="float" office:value="22455485" calcext:value-type="float">
            <text:p>22455485</text:p>
          </table:table-cell>
          <table:table-cell office:value-type="float" office:value="22430457" calcext:value-type="float">
            <text:p>22430457</text:p>
          </table:table-cell>
          <table:table-cell office:value-type="float" office:value="21833483" calcext:value-type="float">
            <text:p>21833483</text:p>
          </table:table-cell>
          <table:table-cell office:value-type="float" office:value="21627509" calcext:value-type="float">
            <text:p>21627509</text:p>
          </table:table-cell>
          <table:table-cell office:value-type="float" office:value="21521142" calcext:value-type="float">
            <text:p>21521142</text:p>
          </table:table-cell>
          <table:table-cell office:value-type="float" office:value="21382354" calcext:value-type="float">
            <text:p>21382354</text:p>
          </table:table-cell>
          <table:table-cell office:value-type="float" office:value="21257016" calcext:value-type="float">
            <text:p>21257016</text:p>
          </table:table-cell>
          <table:table-cell office:value-type="float" office:value="21130503" calcext:value-type="float">
            <text:p>21130503</text:p>
          </table:table-cell>
          <table:table-cell office:value-type="float" office:value="20635460" calcext:value-type="float">
            <text:p>20635460</text:p>
          </table:table-cell>
          <table:table-cell office:value-type="float" office:value="20440290" calcext:value-type="float">
            <text:p>20440290</text:p>
          </table:table-cell>
          <table:table-cell office:value-type="float" office:value="20294683" calcext:value-type="float">
            <text:p>20294683</text:p>
          </table:table-cell>
          <table:table-cell office:value-type="float" office:value="20199059" calcext:value-type="float">
            <text:p>20199059</text:p>
          </table:table-cell>
          <table:table-cell office:value-type="float" office:value="20095996" calcext:value-type="float">
            <text:p>20095996</text:p>
          </table:table-cell>
          <table:table-cell office:value-type="float" office:value="20020074" calcext:value-type="float">
            <text:p>20020074</text:p>
          </table:table-cell>
          <table:table-cell office:value-type="float" office:value="19947311" calcext:value-type="float">
            <text:p>19947311</text:p>
          </table:table-cell>
          <table:table-cell office:value-type="float" office:value="19870647" calcext:value-type="float">
            <text:p>19870647</text:p>
          </table:table-cell>
          <table:table-cell office:value-type="float" office:value="19760585" calcext:value-type="float">
            <text:p>19760585</text:p>
          </table:table-cell>
          <table:table-cell office:value-type="float" office:value="19643949" calcext:value-type="float">
            <text:p>19643949</text:p>
          </table:table-cell>
          <table:table-cell office:value-type="float" office:value="19533481" calcext:value-type="float">
            <text:p>19533481</text:p>
          </table:table-cell>
          <table:table-cell office:value-type="float" office:value="19414458" calcext:value-type="float">
            <text:p>19414458</text:p>
          </table:table-cell>
          <table:table-cell office:value-type="float" office:value="19328838" calcext:value-type="float">
            <text:p>19328838</text:p>
          </table:table-cell>
          <table:table-cell office:value-type="float" office:value="19201662" calcext:value-type="float">
            <text:p>19201662</text:p>
          </table:table-cell>
          <table:table-cell office:value-type="float" office:value="19042455" calcext:value-type="float">
            <text:p>19042455</text:p>
          </table:table-cell>
          <table:table-cell office:value-type="float" office:value="19054548" calcext:value-type="float">
            <text:p>19054548</text:p>
          </table:table-cell>
          <table:table-cell office:value-type="float" office:value="19067576" calcext:value-type="float">
            <text:p>1906757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8854322" calcext:value-type="float">
            <text:p>8854322</text:p>
          </table:table-cell>
          <table:table-cell office:value-type="float" office:value="8861426" calcext:value-type="float">
            <text:p>8861426</text:p>
          </table:table-cell>
          <table:table-cell office:value-type="float" office:value="8882792" calcext:value-type="float">
            <text:p>8882792</text:p>
          </table:table-cell>
          <table:table-cell office:value-type="float" office:value="8909128" calcext:value-type="float">
            <text:p>8909128</text:p>
          </table:table-cell>
          <table:table-cell office:value-type="float" office:value="8940788" calcext:value-type="float">
            <text:p>8940788</text:p>
          </table:table-cell>
          <table:table-cell office:value-type="float" office:value="8975670" calcext:value-type="float">
            <text:p>8975670</text:p>
          </table:table-cell>
          <table:table-cell office:value-type="float" office:value="9011392" calcext:value-type="float">
            <text:p>9011392</text:p>
          </table:table-cell>
          <table:table-cell office:value-type="float" office:value="9047752" calcext:value-type="float">
            <text:p>9047752</text:p>
          </table:table-cell>
          <table:table-cell office:value-type="float" office:value="9113257" calcext:value-type="float">
            <text:p>9113257</text:p>
          </table:table-cell>
          <table:table-cell office:value-type="float" office:value="9182927" calcext:value-type="float">
            <text:p>9182927</text:p>
          </table:table-cell>
          <table:table-cell office:value-type="float" office:value="9256347" calcext:value-type="float">
            <text:p>9256347</text:p>
          </table:table-cell>
          <table:table-cell office:value-type="float" office:value="9340682" calcext:value-type="float">
            <text:p>9340682</text:p>
          </table:table-cell>
          <table:table-cell office:value-type="float" office:value="9415570" calcext:value-type="float">
            <text:p>9415570</text:p>
          </table:table-cell>
          <table:table-cell office:value-type="float" office:value="9482855" calcext:value-type="float">
            <text:p>9482855</text:p>
          </table:table-cell>
          <table:table-cell office:value-type="float" office:value="9555893" calcext:value-type="float">
            <text:p>9555893</text:p>
          </table:table-cell>
          <table:table-cell office:value-type="float" office:value="9644864" calcext:value-type="float">
            <text:p>9644864</text:p>
          </table:table-cell>
          <table:table-cell office:value-type="float" office:value="9747355" calcext:value-type="float">
            <text:p>9747355</text:p>
          </table:table-cell>
          <table:table-cell office:value-type="float" office:value="9851017" calcext:value-type="float">
            <text:p>9851017</text:p>
          </table:table-cell>
          <table:table-cell office:value-type="float" office:value="9995153" calcext:value-type="float">
            <text:p>9995153</text:p>
          </table:table-cell>
          <table:table-cell office:value-type="float" office:value="10120242" calcext:value-type="float">
            <text:p>10120242</text:p>
          </table:table-cell>
          <table:table-cell office:value-type="float" office:value="10230185" calcext:value-type="float">
            <text:p>10230185</text:p>
          </table:table-cell>
          <table:table-cell office:value-type="float" office:value="10327589" calcext:value-type="float">
            <text:p>10327589</text:p>
          </table:table-cell>
          <table:table-cell office:value-type="float" office:value="10379295" calcext:value-type="float">
            <text:p>10379295</text:p>
          </table:table-cell>
          <table:table-cell office:value-type="float" office:value="10452326" calcext:value-type="float">
            <text:p>10452326</text:p>
          </table:table-cell>
          <table:table-cell office:value-type="float" office:value="10521556" calcext:value-type="float">
            <text:p>10521556</text:p>
          </table:table-cell>
          <table:table-cell office:value-type="float" office:value="10551707" calcext:value-type="float">
            <text:p>1055170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78334" calcext:value-type="float">
            <text:p>1978334</text:p>
          </table:table-cell>
          <table:table-cell office:value-type="float" office:value="1987755" calcext:value-type="float">
            <text:p>1987755</text:p>
          </table:table-cell>
          <table:table-cell office:value-type="float" office:value="1990094" calcext:value-type="float">
            <text:p>1990094</text:p>
          </table:table-cell>
          <table:table-cell office:value-type="float" office:value="1994026" calcext:value-type="float">
            <text:p>1994026</text:p>
          </table:table-cell>
          <table:table-cell office:value-type="float" office:value="1995033" calcext:value-type="float">
            <text:p>1995033</text:p>
          </table:table-cell>
          <table:table-cell office:value-type="float" office:value="1996433" calcext:value-type="float">
            <text:p>1996433</text:p>
          </table:table-cell>
          <table:table-cell office:value-type="float" office:value="1997590" calcext:value-type="float">
            <text:p>1997590</text:p>
          </table:table-cell>
          <table:table-cell office:value-type="float" office:value="2003358" calcext:value-type="float">
            <text:p>2003358</text:p>
          </table:table-cell>
          <table:table-cell office:value-type="float" office:value="2010377" calcext:value-type="float">
            <text:p>2010377</text:p>
          </table:table-cell>
          <table:table-cell office:value-type="float" office:value="2010269" calcext:value-type="float">
            <text:p>2010269</text:p>
          </table:table-cell>
          <table:table-cell office:value-type="float" office:value="2032362" calcext:value-type="float">
            <text:p>2032362</text:p>
          </table:table-cell>
          <table:table-cell office:value-type="float" office:value="2046976" calcext:value-type="float">
            <text:p>2046976</text:p>
          </table:table-cell>
          <table:table-cell office:value-type="float" office:value="2050189" calcext:value-type="float">
            <text:p>2050189</text:p>
          </table:table-cell>
          <table:table-cell office:value-type="float" office:value="2055496" calcext:value-type="float">
            <text:p>2055496</text:p>
          </table:table-cell>
          <table:table-cell office:value-type="float" office:value="2058821" calcext:value-type="float">
            <text:p>2058821</text:p>
          </table:table-cell>
          <table:table-cell office:value-type="float" office:value="2061085" calcext:value-type="float">
            <text:p>2061085</text:p>
          </table:table-cell>
          <table:table-cell office:value-type="float" office:value="2062874" calcext:value-type="float">
            <text:p>2062874</text:p>
          </table:table-cell>
          <table:table-cell office:value-type="float" office:value="2064188" calcext:value-type="float">
            <text:p>2064188</text:p>
          </table:table-cell>
          <table:table-cell office:value-type="float" office:value="2065895" calcext:value-type="float">
            <text:p>2065895</text:p>
          </table:table-cell>
          <table:table-cell office:value-type="float" office:value="2066880" calcext:value-type="float">
            <text:p>2066880</text:p>
          </table:table-cell>
          <table:table-cell office:value-type="float" office:value="2080908" calcext:value-type="float">
            <text:p>2080908</text:p>
          </table:table-cell>
          <table:table-cell office:value-type="float" office:value="2095861" calcext:value-type="float">
            <text:p>2095861</text:p>
          </table:table-cell>
          <table:table-cell office:value-type="float" office:value="2108977" calcext:value-type="float">
            <text:p>2108977</text:p>
          </table:table-cell>
          <table:table-cell office:value-type="float" office:value="2107180" calcext:value-type="float">
            <text:p>2107180</text:p>
          </table:table-cell>
          <table:table-cell office:value-type="float" office:value="2116972" calcext:value-type="float">
            <text:p>2116972</text:p>
          </table:table-cell>
          <table:table-cell office:value-type="float" office:value="2123949" calcext:value-type="float">
            <text:p>2123949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393382" calcext:value-type="float">
            <text:p>5393382</text:p>
          </table:table-cell>
          <table:table-cell office:value-type="float" office:value="5398657" calcext:value-type="float">
            <text:p>5398657</text:p>
          </table:table-cell>
          <table:table-cell office:value-type="float" office:value="5378783" calcext:value-type="float">
            <text:p>5378783</text:p>
          </table:table-cell>
          <table:table-cell office:value-type="float" office:value="5378951" calcext:value-type="float">
            <text:p>5378951</text:p>
          </table:table-cell>
          <table:table-cell office:value-type="float" office:value="5374873" calcext:value-type="float">
            <text:p>5374873</text:p>
          </table:table-cell>
          <table:table-cell office:value-type="float" office:value="5371875" calcext:value-type="float">
            <text:p>5371875</text:p>
          </table:table-cell>
          <table:table-cell office:value-type="float" office:value="5372685" calcext:value-type="float">
            <text:p>5372685</text:p>
          </table:table-cell>
          <table:table-cell office:value-type="float" office:value="5372928" calcext:value-type="float">
            <text:p>5372928</text:p>
          </table:table-cell>
          <table:table-cell office:value-type="float" office:value="5373180" calcext:value-type="float">
            <text:p>5373180</text:p>
          </table:table-cell>
          <table:table-cell office:value-type="float" office:value="5376064" calcext:value-type="float">
            <text:p>5376064</text:p>
          </table:table-cell>
          <table:table-cell office:value-type="float" office:value="5382401" calcext:value-type="float">
            <text:p>5382401</text:p>
          </table:table-cell>
          <table:table-cell office:value-type="float" office:value="5390410" calcext:value-type="float">
            <text:p>5390410</text:p>
          </table:table-cell>
          <table:table-cell office:value-type="float" office:value="5392446" calcext:value-type="float">
            <text:p>5392446</text:p>
          </table:table-cell>
          <table:table-cell office:value-type="float" office:value="5404322" calcext:value-type="float">
            <text:p>5404322</text:p>
          </table:table-cell>
          <table:table-cell office:value-type="float" office:value="5410836" calcext:value-type="float">
            <text:p>5410836</text:p>
          </table:table-cell>
          <table:table-cell office:value-type="float" office:value="5415949" calcext:value-type="float">
            <text:p>5415949</text:p>
          </table:table-cell>
          <table:table-cell office:value-type="float" office:value="5421349" calcext:value-type="float">
            <text:p>5421349</text:p>
          </table:table-cell>
          <table:table-cell office:value-type="float" office:value="5426252" calcext:value-type="float">
            <text:p>5426252</text:p>
          </table:table-cell>
          <table:table-cell office:value-type="float" office:value="5435343" calcext:value-type="float">
            <text:p>5435343</text:p>
          </table:table-cell>
          <table:table-cell office:value-type="float" office:value="5443120" calcext:value-type="float">
            <text:p>5443120</text:p>
          </table:table-cell>
          <table:table-cell office:value-type="float" office:value="5450421" calcext:value-type="float">
            <text:p>5450421</text:p>
          </table:table-cell>
          <table:table-cell office:value-type="float" office:value="5457873" calcext:value-type="float">
            <text:p>5457873</text:p>
          </table:table-cell>
          <table:table-cell office:value-type="float" office:value="5459781" calcext:value-type="float">
            <text:p>5459781</text:p>
          </table:table-cell>
          <table:table-cell office:value-type="float" office:value="5434712" calcext:value-type="float">
            <text:p>5434712</text:p>
          </table:table-cell>
          <table:table-cell office:value-type="float" office:value="5428792" calcext:value-type="float">
            <text:p>5428792</text:p>
          </table:table-cell>
          <table:table-cell office:value-type="float" office:value="5424687" calcext:value-type="float">
            <text:p>542468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8579685" calcext:value-type="float">
            <text:p>58579685</text:p>
          </table:table-cell>
          <table:table-cell office:value-type="float" office:value="58785246" calcext:value-type="float">
            <text:p>58785246</text:p>
          </table:table-cell>
          <table:table-cell office:value-type="float" office:value="58999781" calcext:value-type="float">
            <text:p>58999781</text:p>
          </table:table-cell>
          <table:table-cell office:value-type="float" office:value="59239564" calcext:value-type="float">
            <text:p>59239564</text:p>
          </table:table-cell>
          <table:table-cell office:value-type="float" office:value="59501394" calcext:value-type="float">
            <text:p>59501394</text:p>
          </table:table-cell>
          <table:table-cell office:value-type="float" office:value="59793759" calcext:value-type="float">
            <text:p>59793759</text:p>
          </table:table-cell>
          <table:table-cell office:value-type="float" office:value="60182050" calcext:value-type="float">
            <text:p>60182050</text:p>
          </table:table-cell>
          <table:table-cell office:value-type="float" office:value="60620361" calcext:value-type="float">
            <text:p>60620361</text:p>
          </table:table-cell>
          <table:table-cell office:value-type="float" office:value="61073279" calcext:value-type="float">
            <text:p>61073279</text:p>
          </table:table-cell>
          <table:table-cell office:value-type="float" office:value="61571647" calcext:value-type="float">
            <text:p>61571647</text:p>
          </table:table-cell>
          <table:table-cell office:value-type="float" office:value="62042343" calcext:value-type="float">
            <text:p>62042343</text:p>
          </table:table-cell>
          <table:table-cell office:value-type="float" office:value="62510197" calcext:value-type="float">
            <text:p>62510197</text:p>
          </table:table-cell>
          <table:table-cell office:value-type="float" office:value="63022532" calcext:value-type="float">
            <text:p>63022532</text:p>
          </table:table-cell>
          <table:table-cell office:value-type="float" office:value="63495088" calcext:value-type="float">
            <text:p>63495088</text:p>
          </table:table-cell>
          <table:table-cell office:value-type="float" office:value="63905342" calcext:value-type="float">
            <text:p>63905342</text:p>
          </table:table-cell>
          <table:table-cell office:value-type="float" office:value="64351203" calcext:value-type="float">
            <text:p>64351203</text:p>
          </table:table-cell>
          <table:table-cell office:value-type="float" office:value="64853393" calcext:value-type="float">
            <text:p>64853393</text:p>
          </table:table-cell>
          <table:table-cell office:value-type="float" office:value="65379044" calcext:value-type="float">
            <text:p>65379044</text:p>
          </table:table-cell>
          <table:table-cell office:value-type="float" office:value="65844142" calcext:value-type="float">
            <text:p>65844142</text:p>
          </table:table-cell>
          <table:table-cell office:value-type="float" office:value="66273576" calcext:value-type="float">
            <text:p>66273576</text:p>
          </table:table-cell>
          <table:table-cell office:value-type="float" office:value="66647112" calcext:value-type="float">
            <text:p>66647112</text:p>
          </table:table-cell>
          <table:table-cell office:value-type="float" office:value="67025542" calcext:value-type="float">
            <text:p>67025542</text:p>
          </table:table-cell>
          <table:table-cell table:number-columns-repeated="4"/>
        </table:table-row>
      </table:table>
      <table:table table:name="reported cases NORM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1" table:formula="of:=([$'reported cases'.B2]/[$'Population-EU'.B2])*1000000" office:value-type="float" office:value="0" calcext:value-type="float">
            <text:p>0.000000000</text:p>
          </table:table-cell>
          <table:table-cell table:style-name="ce1" table:formula="of:=([$'reported cases'.C2]/[$'Population-EU'.C2])*1000000" office:value-type="float" office:value="0" calcext:value-type="float">
            <text:p>0.000000000</text:p>
          </table:table-cell>
          <table:table-cell table:style-name="ce1" table:formula="of:=([$'reported cases'.D2]/[$'Population-EU'.D2])*1000000" office:value-type="float" office:value="0" calcext:value-type="float">
            <text:p>0.000000000</text:p>
          </table:table-cell>
          <table:table-cell table:style-name="ce1" table:formula="of:=([$'reported cases'.E2]/[$'Population-EU'.E2])*1000000" office:value-type="float" office:value="0" calcext:value-type="float">
            <text:p>0.000000000</text:p>
          </table:table-cell>
          <table:table-cell table:style-name="ce1" table:formula="of:=([$'reported cases'.F2]/[$'Population-EU'.F2])*1000000" office:value-type="float" office:value="1.72833681037664" calcext:value-type="float">
            <text:p>1.728336810</text:p>
          </table:table-cell>
          <table:table-cell table:style-name="ce1" table:formula="of:=([$'reported cases'.G2]/[$'Population-EU'.G2])*1000000" office:value-type="float" office:value="0.245622606023919" calcext:value-type="float">
            <text:p>0.245622606</text:p>
          </table:table-cell>
          <table:table-cell table:style-name="ce1" table:formula="of:=([$'reported cases'.H2]/[$'Population-EU'.H2])*1000000" office:value-type="float" office:value="0.365793035032365" calcext:value-type="float">
            <text:p>0.365793035</text:p>
          </table:table-cell>
          <table:table-cell table:style-name="ce1" table:formula="of:=([$'reported cases'.I2]/[$'Population-EU'.I2])*1000000" office:value-type="float" office:value="1.8172350937657" calcext:value-type="float">
            <text:p>1.817235094</text:p>
          </table:table-cell>
          <table:table-cell table:style-name="ce1" table:formula="of:=([$'reported cases'.J2]/[$'Population-EU'.J2])*1000000" office:value-type="float" office:value="1.93167100165834" calcext:value-type="float">
            <text:p>1.931671002</text:p>
          </table:table-cell>
          <table:table-cell table:style-name="ce1" table:formula="of:=([$'reported cases'.K2]/[$'Population-EU'.K2])*1000000" office:value-type="float" office:value="18.8974732633854" calcext:value-type="float">
            <text:p>18.897473263</text:p>
          </table:table-cell>
          <table:table-cell table:style-name="ce1" table:formula="of:=([$'reported cases'.L2]/[$'Population-EU'.L2])*1000000" office:value-type="float" office:value="3.35932692525726" calcext:value-type="float">
            <text:p>3.359326925</text:p>
          </table:table-cell>
          <table:table-cell table:style-name="ce1" table:formula="of:=([$'reported cases'.M2]/[$'Population-EU'.M2])*1000000" office:value-type="float" office:value="1.79605378247131" calcext:value-type="float">
            <text:p>1.796053782</text:p>
          </table:table-cell>
          <table:table-cell table:style-name="ce1" table:formula="of:=([$'reported cases'.N2]/[$'Population-EU'.N2])*1000000" office:value-type="float" office:value="4.53722458449769" calcext:value-type="float">
            <text:p>4.537224584</text:p>
          </table:table-cell>
          <table:table-cell table:style-name="ce1" table:formula="of:=([$'reported cases'.O2]/[$'Population-EU'.O2])*1000000" office:value-type="float" office:value="2.37865273347042" calcext:value-type="float">
            <text:p>2.378652733</text:p>
          </table:table-cell>
          <table:table-cell table:style-name="ce1" table:formula="of:=([$'reported cases'.P2]/[$'Population-EU'.P2])*1000000" office:value-type="float" office:value="6.03417472603664" calcext:value-type="float">
            <text:p>6.034174726</text:p>
          </table:table-cell>
          <table:table-cell table:style-name="ce1" table:formula="of:=([$'reported cases'.Q2]/[$'Population-EU'.Q2])*1000000" office:value-type="float" office:value="11.0487029175393" calcext:value-type="float">
            <text:p>11.048702918</text:p>
          </table:table-cell>
          <table:table-cell table:style-name="ce1" table:formula="of:=([$'reported cases'.R2]/[$'Population-EU'.R2])*1000000" office:value-type="float" office:value="26.791145316803" calcext:value-type="float">
            <text:p>26.791145317</text:p>
          </table:table-cell>
          <table:table-cell table:style-name="ce1" table:formula="of:=([$'reported cases'.S2]/[$'Population-EU'.S2])*1000000" office:value-type="float" office:value="2.87340765804518" calcext:value-type="float">
            <text:p>2.873407658</text:p>
          </table:table-cell>
          <table:table-cell table:style-name="ce1" table:formula="of:=([$'reported cases'.T2]/[$'Population-EU'.T2])*1000000" office:value-type="float" office:value="9.46099136371072" calcext:value-type="float">
            <text:p>9.460991364</text:p>
          </table:table-cell>
          <table:table-cell table:style-name="ce1" table:formula="of:=([$'reported cases'.U2]/[$'Population-EU'.U2])*1000000" office:value-type="float" office:value="7.93446854419618" calcext:value-type="float">
            <text:p>7.934468544</text:p>
          </table:table-cell>
          <table:table-cell table:style-name="ce1" table:formula="of:=([$'reported cases'.V2]/[$'Population-EU'.V2])*1000000" office:value-type="float" office:value="15.8035394284198" calcext:value-type="float">
            <text:p>15.803539428</text:p>
          </table:table-cell>
          <table:table-cell table:style-name="ce1" table:formula="of:=([$'reported cases'.W2]/[$'Population-EU'.W2])*1000000" office:value-type="float" office:value="2.24692239040187" calcext:value-type="float">
            <text:p>2.246922390</text:p>
          </table:table-cell>
          <table:table-cell table:style-name="ce1" table:formula="of:=([$'reported cases'.X2]/[$'Population-EU'.X2])*1000000" office:value-type="float" office:value="0.111948686304556" calcext:value-type="float">
            <text:p>0.111948686</text:p>
          </table:table-cell>
          <table:table-cell table:style-name="ce1" table:formula="of:=([$'reported cases'.Y2]/[$'Population-EU'.Y2])*1000000" office:value-type="float" office:value="0.111371857378536" calcext:value-type="float">
            <text:p>0.111371857</text:p>
          </table:table-cell>
          <table:table-cell table:style-name="ce1" table:formula="of:=([$'reported cases'.Z2]/[$'Population-EU'.Z2])*1000000" office:value-type="float" office:value="20.4288476416543" calcext:value-type="float">
            <text:p>20.428847642</text:p>
          </table:table-cell>
          <table:table-cell table:style-name="ce1" table:formula="of:=([$'reported cases'.AA2]/[$'Population-EU'.AA2])*1000000" office:value-type="float" office:value="59.1783813293299" calcext:value-type="float">
            <text:p>59.17838132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style-name="ce1" table:formula="of:=([$'reported cases'.B3]/[$'Population-EU'.B3])*1000000" office:value-type="float" office:value="0" calcext:value-type="float">
            <text:p>0.000000000</text:p>
          </table:table-cell>
          <table:table-cell table:style-name="ce1" table:formula="of:=([$'reported cases'.C3]/[$'Population-EU'.C3])*1000000" office:value-type="float" office:value="0" calcext:value-type="float">
            <text:p>0.000000000</text:p>
          </table:table-cell>
          <table:table-cell table:style-name="ce1" table:formula="of:=([$'reported cases'.D3]/[$'Population-EU'.D3])*1000000" office:value-type="float" office:value="0" calcext:value-type="float">
            <text:p>0.000000000</text:p>
          </table:table-cell>
          <table:table-cell table:style-name="ce1" table:formula="of:=([$'reported cases'.E3]/[$'Population-EU'.E3])*1000000" office:value-type="float" office:value="0" calcext:value-type="float">
            <text:p>0.000000000</text:p>
          </table:table-cell>
          <table:table-cell table:style-name="ce1" table:formula="of:=([$'reported cases'.F3]/[$'Population-EU'.F3])*1000000" office:value-type="float" office:value="0.675946837360625" calcext:value-type="float">
            <text:p>0.675946837</text:p>
          </table:table-cell>
          <table:table-cell table:style-name="ce1" table:formula="of:=([$'reported cases'.G3]/[$'Population-EU'.G3])*1000000" office:value-type="float" office:value="1.82755200082798" calcext:value-type="float">
            <text:p>1.827552001</text:p>
          </table:table-cell>
          <table:table-cell table:style-name="ce1" table:formula="of:=([$'reported cases'.H3]/[$'Population-EU'.H3])*1000000" office:value-type="float" office:value="1.05304957412761" calcext:value-type="float">
            <text:p>1.053049574</text:p>
          </table:table-cell>
          <table:table-cell table:style-name="ce1" table:formula="of:=([$'reported cases'.I3]/[$'Population-EU'.I3])*1000000" office:value-type="float" office:value="0.761079751454186" calcext:value-type="float">
            <text:p>0.761079751</text:p>
          </table:table-cell>
          <table:table-cell table:style-name="ce1" table:formula="of:=([$'reported cases'.J3]/[$'Population-EU'.J3])*1000000" office:value-type="float" office:value="1.32268458866493" calcext:value-type="float">
            <text:p>1.322684589</text:p>
          </table:table-cell>
          <table:table-cell table:style-name="ce1" table:formula="of:=([$'reported cases'.K3]/[$'Population-EU'.K3])*1000000" office:value-type="float" office:value="3.56243342702533" calcext:value-type="float">
            <text:p>3.562433427</text:p>
          </table:table-cell>
          <table:table-cell table:style-name="ce1" table:formula="of:=([$'reported cases'.L3]/[$'Population-EU'.L3])*1000000" office:value-type="float" office:value="2.23191866888371" calcext:value-type="float">
            <text:p>2.231918669</text:p>
          </table:table-cell>
          <table:table-cell table:style-name="ce1" table:formula="of:=([$'reported cases'.M3]/[$'Population-EU'.M3])*1000000" office:value-type="float" office:value="2.76755192965252" calcext:value-type="float">
            <text:p>2.767551930</text:p>
          </table:table-cell>
          <table:table-cell table:style-name="ce1" table:formula="of:=([$'reported cases'.N3]/[$'Population-EU'.N3])*1000000" office:value-type="float" office:value="37.7250846723617" calcext:value-type="float">
            <text:p>37.725084672</text:p>
          </table:table-cell>
          <table:table-cell table:style-name="ce1" table:formula="of:=([$'reported cases'.O3]/[$'Population-EU'.O3])*1000000" office:value-type="float" office:value="4.60459652493809" calcext:value-type="float">
            <text:p>4.604596525</text:p>
          </table:table-cell>
          <table:table-cell table:style-name="ce1" table:formula="of:=([$'reported cases'.P3]/[$'Population-EU'.P3])*1000000" office:value-type="float" office:value="2.78327099704129" calcext:value-type="float">
            <text:p>2.783270997</text:p>
          </table:table-cell>
          <table:table-cell table:style-name="ce1" table:formula="of:=([$'reported cases'.Q3]/[$'Population-EU'.Q3])*1000000" office:value-type="float" office:value="5.18744566597859" calcext:value-type="float">
            <text:p>5.187445666</text:p>
          </table:table-cell>
          <table:table-cell table:style-name="ce1" table:formula="of:=([$'reported cases'.R3]/[$'Population-EU'.R3])*1000000" office:value-type="float" office:value="3.11463438552802" calcext:value-type="float">
            <text:p>3.114634386</text:p>
          </table:table-cell>
          <table:table-cell table:style-name="ce1" table:formula="of:=([$'reported cases'.S3]/[$'Population-EU'.S3])*1000000" office:value-type="float" office:value="5.48133309910949" calcext:value-type="float">
            <text:p>5.481333099</text:p>
          </table:table-cell>
          <table:table-cell table:style-name="ce1" table:formula="of:=([$'reported cases'.T3]/[$'Population-EU'.T3])*1000000" office:value-type="float" office:value="21.4064344570654" calcext:value-type="float">
            <text:p>21.406434457</text:p>
          </table:table-cell>
          <table:table-cell table:style-name="ce1" table:formula="of:=([$'reported cases'.U3]/[$'Population-EU'.U3])*1000000" office:value-type="float" office:value="8.3343648937601" calcext:value-type="float">
            <text:p>8.334364894</text:p>
          </table:table-cell>
          <table:table-cell table:style-name="ce1" table:formula="of:=([$'reported cases'.V3]/[$'Population-EU'.V3])*1000000" office:value-type="float" office:value="33.3463721722255" calcext:value-type="float">
            <text:p>33.346372172</text:p>
          </table:table-cell>
          <table:table-cell table:style-name="ce1" table:formula="of:=([$'reported cases'.W3]/[$'Population-EU'.W3])*1000000" office:value-type="float" office:value="1.73574347100093" calcext:value-type="float">
            <text:p>1.735743471</text:p>
          </table:table-cell>
          <table:table-cell table:style-name="ce1" table:formula="of:=([$'reported cases'.X3]/[$'Population-EU'.X3])*1000000" office:value-type="float" office:value="0.346177469437506" calcext:value-type="float">
            <text:p>0.346177469</text:p>
          </table:table-cell>
          <table:table-cell table:style-name="ce1" table:formula="of:=([$'reported cases'.Y3]/[$'Population-EU'.Y3])*1000000" office:value-type="float" office:value="0.688609020967542" calcext:value-type="float">
            <text:p>0.688609021</text:p>
          </table:table-cell>
          <table:table-cell table:style-name="ce1" table:formula="of:=([$'reported cases'.Z3]/[$'Population-EU'.Z3])*1000000" office:value-type="float" office:value="4.42824690133423" calcext:value-type="float">
            <text:p>4.428246901</text:p>
          </table:table-cell>
          <table:table-cell table:style-name="ce1" table:formula="of:=([$'reported cases'.AA3]/[$'Population-EU'.AA3])*1000000" office:value-type="float" office:value="36.8956975554739" calcext:value-type="float">
            <text:p>36.89569755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style-name="ce1" table:formula="of:=([$'reported cases'.B4]/[$'Population-EU'.B4])*1000000" office:value-type="float" office:value="0" calcext:value-type="float">
            <text:p>0.000000000</text:p>
          </table:table-cell>
          <table:table-cell table:style-name="ce1" table:formula="of:=([$'reported cases'.C4]/[$'Population-EU'.C4])*1000000" office:value-type="float" office:value="0" calcext:value-type="float">
            <text:p>0.000000000</text:p>
          </table:table-cell>
          <table:table-cell table:style-name="ce1" table:formula="of:=([$'reported cases'.D4]/[$'Population-EU'.D4])*1000000" office:value-type="float" office:value="0" calcext:value-type="float">
            <text:p>0.000000000</text:p>
          </table:table-cell>
          <table:table-cell table:style-name="ce1" table:formula="of:=([$'reported cases'.E4]/[$'Population-EU'.E4])*1000000" office:value-type="float" office:value="0" calcext:value-type="float">
            <text:p>0.000000000</text:p>
          </table:table-cell>
          <table:table-cell table:style-name="ce1" table:formula="of:=([$'reported cases'.F4]/[$'Population-EU'.F4])*1000000" office:value-type="float" office:value="0" calcext:value-type="float">
            <text:p>0.000000000</text:p>
          </table:table-cell>
          <table:table-cell table:style-name="ce1" table:formula="of:=([$'reported cases'.G4]/[$'Population-EU'.G4])*1000000" office:value-type="float" office:value="0" calcext:value-type="float">
            <text:p>0.000000000</text:p>
          </table:table-cell>
          <table:table-cell table:style-name="ce1" table:formula="of:=([$'reported cases'.H4]/[$'Population-EU'.H4])*1000000" office:value-type="float" office:value="0.390189440875439" calcext:value-type="float">
            <text:p>0.390189441</text:p>
          </table:table-cell>
          <table:table-cell table:style-name="ce1" table:formula="of:=([$'reported cases'.I4]/[$'Population-EU'.I4])*1000000" office:value-type="float" office:value="0.131072404265044" calcext:value-type="float">
            <text:p>0.131072404</text:p>
          </table:table-cell>
          <table:table-cell table:style-name="ce1" table:formula="of:=([$'reported cases'.J4]/[$'Population-EU'.J4])*1000000" office:value-type="float" office:value="0.132053767540207" calcext:value-type="float">
            <text:p>0.132053768</text:p>
          </table:table-cell>
          <table:table-cell table:style-name="ce1" table:formula="of:=([$'reported cases'.K4]/[$'Population-EU'.K4])*1000000" office:value-type="float" office:value="0.133014064109055" calcext:value-type="float">
            <text:p>0.133014064</text:p>
          </table:table-cell>
          <table:table-cell table:style-name="ce1" table:formula="of:=([$'reported cases'.L4]/[$'Population-EU'.L4])*1000000" office:value-type="float" office:value="93.2086391016401" calcext:value-type="float">
            <text:p>93.208639102</text:p>
          </table:table-cell>
          <table:table-cell table:style-name="ce1" table:formula="of:=([$'reported cases'.M4]/[$'Population-EU'.M4])*1000000" office:value-type="float" office:value="2964.92775439161" calcext:value-type="float">
            <text:p>2964.927754392</text:p>
          </table:table-cell>
          <table:table-cell table:style-name="ce1" table:formula="of:=([$'reported cases'.N4]/[$'Population-EU'.N4])*1000000" office:value-type="float" office:value="4.2065662871394" calcext:value-type="float">
            <text:p>4.206566287</text:p>
          </table:table-cell>
          <table:table-cell table:style-name="ce1" table:formula="of:=([$'reported cases'.O4]/[$'Population-EU'.O4])*1000000" office:value-type="float" office:value="0.136477334390214" calcext:value-type="float">
            <text:p>0.136477334</text:p>
          </table:table-cell>
          <table:table-cell table:style-name="ce1" table:formula="of:=([$'reported cases'.P4]/[$'Population-EU'.P4])*1000000" office:value-type="float" office:value="1.80491481079772" calcext:value-type="float">
            <text:p>1.804914811</text:p>
          </table:table-cell>
          <table:table-cell table:style-name="ce1" table:formula="of:=([$'reported cases'.Q4]/[$'Population-EU'.Q4])*1000000" office:value-type="float" office:value="0" calcext:value-type="float">
            <text:p>0.000000000</text:p>
          </table:table-cell>
          <table:table-cell table:style-name="ce1" table:formula="of:=([$'reported cases'.R4]/[$'Population-EU'.R4])*1000000" office:value-type="float" office:value="0" calcext:value-type="float">
            <text:p>0.000000000</text:p>
          </table:table-cell>
          <table:table-cell table:style-name="ce1" table:formula="of:=([$'reported cases'.S4]/[$'Population-EU'.S4])*1000000" office:value-type="float" office:value="0.144117989974864" calcext:value-type="float">
            <text:p>0.144117990</text:p>
          </table:table-cell>
          <table:table-cell table:style-name="ce1" table:formula="of:=([$'reported cases'.T4]/[$'Population-EU'.T4])*1000000" office:value-type="float" office:value="17.9574679561394" calcext:value-type="float">
            <text:p>17.957467956</text:p>
          </table:table-cell>
          <table:table-cell table:style-name="ce1" table:formula="of:=([$'reported cases'.U4]/[$'Population-EU'.U4])*1000000" office:value-type="float" office:value="1.92381172808904" calcext:value-type="float">
            <text:p>1.923811728</text:p>
          </table:table-cell>
          <table:table-cell table:style-name="ce1" table:formula="of:=([$'reported cases'.V4]/[$'Population-EU'.V4])*1000000" office:value-type="float" office:value="167.912707000429" calcext:value-type="float">
            <text:p>167.912707000</text:p>
          </table:table-cell>
          <table:table-cell table:style-name="ce1" table:formula="of:=([$'reported cases'.W4]/[$'Population-EU'.W4])*1000000" office:value-type="float" office:value="36.2292642643214" calcext:value-type="float">
            <text:p>36.229264264</text:p>
          </table:table-cell>
          <table:table-cell table:style-name="ce1" table:formula="of:=([$'reported cases'.X4]/[$'Population-EU'.X4])*1000000" office:value-type="float" office:value="0" calcext:value-type="float">
            <text:p>0.000000000</text:p>
          </table:table-cell>
          <table:table-cell table:style-name="ce1" table:formula="of:=([$'reported cases'.Y4]/[$'Population-EU'.Y4])*1000000" office:value-type="float" office:value="0.154261853943643" calcext:value-type="float">
            <text:p>0.154261854</text:p>
          </table:table-cell>
          <table:table-cell table:style-name="ce1" table:formula="of:=([$'reported cases'.Z4]/[$'Population-EU'.Z4])*1000000" office:value-type="float" office:value="0" calcext:value-type="float">
            <text:p>0.000000000</text:p>
          </table:table-cell>
          <table:table-cell table:style-name="ce1" table:formula="of:=([$'reported cases'.AA4]/[$'Population-EU'.AA4])*1000000" office:value-type="float" office:value="4.03383393729653" calcext:value-type="float">
            <text:p>4.033833937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style-name="ce1" table:formula="of:=([$'reported cases'.B5]/[$'Population-EU'.B5])*1000000" office:value-type="float" office:value="0" calcext:value-type="float">
            <text:p>0.000000000</text:p>
          </table:table-cell>
          <table:table-cell table:style-name="ce1" table:formula="of:=([$'reported cases'.C5]/[$'Population-EU'.C5])*1000000" office:value-type="float" office:value="0" calcext:value-type="float">
            <text:p>0.000000000</text:p>
          </table:table-cell>
          <table:table-cell table:style-name="ce1" table:formula="of:=([$'reported cases'.D5]/[$'Population-EU'.D5])*1000000" office:value-type="float" office:value="0" calcext:value-type="float">
            <text:p>0.000000000</text:p>
          </table:table-cell>
          <table:table-cell table:style-name="ce1" table:formula="of:=([$'reported cases'.E5]/[$'Population-EU'.E5])*1000000" office:value-type="float" office:value="0" calcext:value-type="float">
            <text:p>0.000000000</text:p>
          </table:table-cell>
          <table:table-cell table:style-name="ce1" table:formula="of:=([$'reported cases'.F5]/[$'Population-EU'.F5])*1000000" office:value-type="float" office:value="0" calcext:value-type="float">
            <text:p>0.000000000</text:p>
          </table:table-cell>
          <table:table-cell table:style-name="ce1" table:formula="of:=([$'reported cases'.G5]/[$'Population-EU'.G5])*1000000" office:value-type="float" office:value="0" calcext:value-type="float">
            <text:p>0.000000000</text:p>
          </table:table-cell>
          <table:table-cell table:style-name="ce1" table:formula="of:=([$'reported cases'.H5]/[$'Population-EU'.H5])*1000000" office:value-type="float" office:value="1.36413179150064" calcext:value-type="float">
            <text:p>1.364131792</text:p>
          </table:table-cell>
          <table:table-cell table:style-name="ce1" table:formula="of:=([$'reported cases'.I5]/[$'Population-EU'.I5])*1000000" office:value-type="float" office:value="0" calcext:value-type="float">
            <text:p>0.000000000</text:p>
          </table:table-cell>
          <table:table-cell table:style-name="ce1" table:formula="of:=([$'reported cases'.J5]/[$'Population-EU'.J5])*1000000" office:value-type="float" office:value="0" calcext:value-type="float">
            <text:p>0.000000000</text:p>
          </table:table-cell>
          <table:table-cell table:style-name="ce1" table:formula="of:=([$'reported cases'.K5]/[$'Population-EU'.K5])*1000000" office:value-type="float" office:value="1.28810703654231" calcext:value-type="float">
            <text:p>1.288107037</text:p>
          </table:table-cell>
          <table:table-cell table:style-name="ce1" table:formula="of:=([$'reported cases'.L5]/[$'Population-EU'.L5])*1000000" office:value-type="float" office:value="0" calcext:value-type="float">
            <text:p>0.000000000</text:p>
          </table:table-cell>
          <table:table-cell table:style-name="ce1" table:formula="of:=([$'reported cases'.M5]/[$'Population-EU'.M5])*1000000" office:value-type="float" office:value="19.5326806162561" calcext:value-type="float">
            <text:p>19.532680616</text:p>
          </table:table-cell>
          <table:table-cell table:style-name="ce1" table:formula="of:=([$'reported cases'.N5]/[$'Population-EU'.N5])*1000000" office:value-type="float" office:value="0" calcext:value-type="float">
            <text:p>0.000000000</text:p>
          </table:table-cell>
          <table:table-cell table:style-name="ce1" table:formula="of:=([$'reported cases'.O5]/[$'Population-EU'.O5])*1000000" office:value-type="float" office:value="1.16007800364497" calcext:value-type="float">
            <text:p>1.160078004</text:p>
          </table:table-cell>
          <table:table-cell table:style-name="ce1" table:formula="of:=([$'reported cases'.P5]/[$'Population-EU'.P5])*1000000" office:value-type="float" office:value="0" calcext:value-type="float">
            <text:p>0.000000000</text:p>
          </table:table-cell>
          <table:table-cell table:style-name="ce1" table:formula="of:=([$'reported cases'.Q5]/[$'Population-EU'.Q5])*1000000" office:value-type="float" office:value="9.32400932400932" calcext:value-type="float">
            <text:p>9.324009324</text:p>
          </table:table-cell>
          <table:table-cell table:style-name="ce1" table:formula="of:=([$'reported cases'.R5]/[$'Population-EU'.R5])*1000000" office:value-type="float" office:value="0" calcext:value-type="float">
            <text:p>0.000000000</text:p>
          </table:table-cell>
          <table:table-cell table:style-name="ce1" table:formula="of:=([$'reported cases'.S5]/[$'Population-EU'.S5])*1000000" office:value-type="float" office:value="0" calcext:value-type="float">
            <text:p>0.000000000</text:p>
          </table:table-cell>
          <table:table-cell table:style-name="ce1" table:formula="of:=([$'reported cases'.T5]/[$'Population-EU'.T5])*1000000" office:value-type="float" office:value="3.50958467574947" calcext:value-type="float">
            <text:p>3.509584676</text:p>
          </table:table-cell>
          <table:table-cell table:style-name="ce1" table:formula="of:=([$'reported cases'.U5]/[$'Population-EU'.U5])*1000000" office:value-type="float" office:value="17.3563702507186" calcext:value-type="float">
            <text:p>17.356370251</text:p>
          </table:table-cell>
          <table:table-cell table:style-name="ce1" table:formula="of:=([$'reported cases'.V5]/[$'Population-EU'.V5])*1000000" office:value-type="float" office:value="5.70842071974052" calcext:value-type="float">
            <text:p>5.708420720</text:p>
          </table:table-cell>
          <table:table-cell table:style-name="ce1" table:formula="of:=([$'reported cases'.W5]/[$'Population-EU'.W5])*1000000" office:value-type="float" office:value="1.12611978536157" calcext:value-type="float">
            <text:p>1.126119785</text:p>
          </table:table-cell>
          <table:table-cell table:style-name="ce1" table:formula="of:=([$'reported cases'.X5]/[$'Population-EU'.X5])*1000000" office:value-type="float" office:value="1.11606270933151" calcext:value-type="float">
            <text:p>1.116062709</text:p>
          </table:table-cell>
          <table:table-cell table:style-name="ce1" table:formula="of:=([$'reported cases'.Y5]/[$'Population-EU'.Y5])*1000000" office:value-type="float" office:value="0" calcext:value-type="float">
            <text:p>0.000000000</text:p>
          </table:table-cell>
          <table:table-cell table:style-name="ce1" table:formula="of:=([$'reported cases'.Z5]/[$'Population-EU'.Z5])*1000000" office:value-type="float" office:value="0" calcext:value-type="float">
            <text:p>0.000000000</text:p>
          </table:table-cell>
          <table:table-cell table:style-name="ce1" table:formula="of:=([$'reported cases'.AA5]/[$'Population-EU'.AA5])*1000000" office:value-type="float" office:value="25.870142234042" calcext:value-type="float">
            <text:p>25.870142234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table:style-name="ce1" table:formula="of:=([$'reported cases'.B6]/[$'Population-EU'.B6])*1000000" office:value-type="float" office:value="0" calcext:value-type="float">
            <text:p>0.000000000</text:p>
          </table:table-cell>
          <table:table-cell table:style-name="ce1" table:formula="of:=([$'reported cases'.C6]/[$'Population-EU'.C6])*1000000" office:value-type="float" office:value="0" calcext:value-type="float">
            <text:p>0.000000000</text:p>
          </table:table-cell>
          <table:table-cell table:style-name="ce1" table:formula="of:=([$'reported cases'.D6]/[$'Population-EU'.D6])*1000000" office:value-type="float" office:value="0" calcext:value-type="float">
            <text:p>0.000000000</text:p>
          </table:table-cell>
          <table:table-cell table:style-name="ce1" table:formula="of:=([$'reported cases'.E6]/[$'Population-EU'.E6])*1000000" office:value-type="float" office:value="0" calcext:value-type="float">
            <text:p>0.000000000</text:p>
          </table:table-cell>
          <table:table-cell table:style-name="ce1" table:formula="of:=([$'reported cases'.F6]/[$'Population-EU'.F6])*1000000" office:value-type="float" office:value="0" calcext:value-type="float">
            <text:p>0.000000000</text:p>
          </table:table-cell>
          <table:table-cell table:style-name="ce1" table:formula="of:=([$'reported cases'.G6]/[$'Population-EU'.G6])*1000000" office:value-type="float" office:value="1.66742730777089" calcext:value-type="float">
            <text:p>1.667427308</text:p>
          </table:table-cell>
          <table:table-cell table:style-name="ce1" table:formula="of:=([$'reported cases'.H6]/[$'Population-EU'.H6])*1000000" office:value-type="float" office:value="0" calcext:value-type="float">
            <text:p>0.000000000</text:p>
          </table:table-cell>
          <table:table-cell table:style-name="ce1" table:formula="of:=([$'reported cases'.I6]/[$'Population-EU'.I6])*1000000" office:value-type="float" office:value="0.684691864696671" calcext:value-type="float">
            <text:p>0.684691865</text:p>
          </table:table-cell>
          <table:table-cell table:style-name="ce1" table:formula="of:=([$'reported cases'.J6]/[$'Population-EU'.J6])*1000000" office:value-type="float" office:value="0.195041403876818" calcext:value-type="float">
            <text:p>0.195041404</text:p>
          </table:table-cell>
          <table:table-cell table:style-name="ce1" table:formula="of:=([$'reported cases'.K6]/[$'Population-EU'.K6])*1000000" office:value-type="float" office:value="0.193359605747498" calcext:value-type="float">
            <text:p>0.193359606</text:p>
          </table:table-cell>
          <table:table-cell table:style-name="ce1" table:formula="of:=([$'reported cases'.L6]/[$'Population-EU'.L6])*1000000" office:value-type="float" office:value="0.479580286679667" calcext:value-type="float">
            <text:p>0.479580287</text:p>
          </table:table-cell>
          <table:table-cell table:style-name="ce1" table:formula="of:=([$'reported cases'.M6]/[$'Population-EU'.M6])*1000000" office:value-type="float" office:value="0" calcext:value-type="float">
            <text:p>0.000000000</text:p>
          </table:table-cell>
          <table:table-cell table:style-name="ce1" table:formula="of:=([$'reported cases'.N6]/[$'Population-EU'.N6])*1000000" office:value-type="float" office:value="1.62109622150125" calcext:value-type="float">
            <text:p>1.621096222</text:p>
          </table:table-cell>
          <table:table-cell table:style-name="ce1" table:formula="of:=([$'reported cases'.O6]/[$'Population-EU'.O6])*1000000" office:value-type="float" office:value="2.09415212777755" calcext:value-type="float">
            <text:p>2.094152128</text:p>
          </table:table-cell>
          <table:table-cell table:style-name="ce1" table:formula="of:=([$'reported cases'.P6]/[$'Population-EU'.P6])*1000000" office:value-type="float" office:value="1.3312888540218" calcext:value-type="float">
            <text:p>1.331288854</text:p>
          </table:table-cell>
          <table:table-cell table:style-name="ce1" table:formula="of:=([$'reported cases'.Q6]/[$'Population-EU'.Q6])*1000000" office:value-type="float" office:value="21.0227541348951" calcext:value-type="float">
            <text:p>21.022754135</text:p>
          </table:table-cell>
          <table:table-cell table:style-name="ce1" table:formula="of:=([$'reported cases'.R6]/[$'Population-EU'.R6])*1000000" office:value-type="float" office:value="0.85402971548949" calcext:value-type="float">
            <text:p>0.854029715</text:p>
          </table:table-cell>
          <table:table-cell table:style-name="ce1" table:formula="of:=([$'reported cases'.S6]/[$'Population-EU'.S6])*1000000" office:value-type="float" office:value="0.663265504328613" calcext:value-type="float">
            <text:p>0.663265504</text:p>
          </table:table-cell>
          <table:table-cell table:style-name="ce1" table:formula="of:=([$'reported cases'.T6]/[$'Population-EU'.T6])*1000000" office:value-type="float" office:value="13.2339901803793" calcext:value-type="float">
            <text:p>13.233990180</text:p>
          </table:table-cell>
          <table:table-cell table:style-name="ce1" table:formula="of:=([$'reported cases'.U6]/[$'Population-EU'.U6])*1000000" office:value-type="float" office:value="18.8500436614136" calcext:value-type="float">
            <text:p>18.850043661</text:p>
          </table:table-cell>
          <table:table-cell table:style-name="ce1" table:formula="of:=([$'reported cases'.V6]/[$'Population-EU'.V6])*1000000" office:value-type="float" office:value="47.9821217299855" calcext:value-type="float">
            <text:p>47.982121730</text:p>
          </table:table-cell>
          <table:table-cell table:style-name="ce1" table:formula="of:=([$'reported cases'.W6]/[$'Population-EU'.W6])*1000000" office:value-type="float" office:value="0.374043652203365" calcext:value-type="float">
            <text:p>0.374043652</text:p>
          </table:table-cell>
          <table:table-cell table:style-name="ce1" table:formula="of:=([$'reported cases'.X6]/[$'Population-EU'.X6])*1000000" office:value-type="float" office:value="0" calcext:value-type="float">
            <text:p>0.000000000</text:p>
          </table:table-cell>
          <table:table-cell table:style-name="ce1" table:formula="of:=([$'reported cases'.Y6]/[$'Population-EU'.Y6])*1000000" office:value-type="float" office:value="0" calcext:value-type="float">
            <text:p>0.000000000</text:p>
          </table:table-cell>
          <table:table-cell table:style-name="ce1" table:formula="of:=([$'reported cases'.Z6]/[$'Population-EU'.Z6])*1000000" office:value-type="float" office:value="0.0923571758616393" calcext:value-type="float">
            <text:p>0.092357176</text:p>
          </table:table-cell>
          <table:table-cell table:style-name="ce1" table:formula="of:=([$'reported cases'.AA6]/[$'Population-EU'.AA6])*1000000" office:value-type="float" office:value="3.02736878993776" calcext:value-type="float">
            <text:p>3.02736879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style-name="ce1" table:formula="of:=([$'reported cases'.B7]/[$'Population-EU'.B7])*1000000" office:value-type="float" office:value="0" calcext:value-type="float">
            <text:p>0.000000000</text:p>
          </table:table-cell>
          <table:table-cell table:style-name="ce1" table:formula="of:=([$'reported cases'.C7]/[$'Population-EU'.C7])*1000000" office:value-type="float" office:value="0" calcext:value-type="float">
            <text:p>0.000000000</text:p>
          </table:table-cell>
          <table:table-cell table:style-name="ce1" table:formula="of:=([$'reported cases'.D7]/[$'Population-EU'.D7])*1000000" office:value-type="float" office:value="25.1277845706407" calcext:value-type="float">
            <text:p>25.127784571</text:p>
          </table:table-cell>
          <table:table-cell table:style-name="ce1" table:formula="of:=([$'reported cases'.E7]/[$'Population-EU'.E7])*1000000" office:value-type="float" office:value="9.60695089097737" calcext:value-type="float">
            <text:p>9.606950891</text:p>
          </table:table-cell>
          <table:table-cell table:style-name="ce1" table:formula="of:=([$'reported cases'.F7]/[$'Population-EU'.F7])*1000000" office:value-type="float" office:value="2.43528089571812" calcext:value-type="float">
            <text:p>2.435280896</text:p>
          </table:table-cell>
          <table:table-cell table:style-name="ce1" table:formula="of:=([$'reported cases'.G7]/[$'Population-EU'.G7])*1000000" office:value-type="float" office:value="0.751226762390404" calcext:value-type="float">
            <text:p>0.751226762</text:p>
          </table:table-cell>
          <table:table-cell table:style-name="ce1" table:formula="of:=([$'reported cases'.H7]/[$'Population-EU'.H7])*1000000" office:value-type="float" office:value="3.00602967128253" calcext:value-type="float">
            <text:p>3.006029671</text:p>
          </table:table-cell>
          <table:table-cell table:style-name="ce1" table:formula="of:=([$'reported cases'.I7]/[$'Population-EU'.I7])*1000000" office:value-type="float" office:value="10.1288247003096" calcext:value-type="float">
            <text:p>10.128824700</text:p>
          </table:table-cell>
          <table:table-cell table:style-name="ce1" table:formula="of:=([$'reported cases'.J7]/[$'Population-EU'.J7])*1000000" office:value-type="float" office:value="3.40157103502007" calcext:value-type="float">
            <text:p>3.401571035</text:p>
          </table:table-cell>
          <table:table-cell table:style-name="ce1" table:formula="of:=([$'reported cases'.K7]/[$'Population-EU'.K7])*1000000" office:value-type="float" office:value="4.54889125823147" calcext:value-type="float">
            <text:p>4.548891258</text:p>
          </table:table-cell>
          <table:table-cell table:style-name="ce1" table:formula="of:=([$'reported cases'.L7]/[$'Population-EU'.L7])*1000000" office:value-type="float" office:value="4.71937659937478" calcext:value-type="float">
            <text:p>4.719376599</text:p>
          </table:table-cell>
          <table:table-cell table:style-name="ce1" table:formula="of:=([$'reported cases'.M7]/[$'Population-EU'.M7])*1000000" office:value-type="float" office:value="8.70391632348237" calcext:value-type="float">
            <text:p>8.703916323</text:p>
          </table:table-cell>
          <table:table-cell table:style-name="ce1" table:formula="of:=([$'reported cases'.N7]/[$'Population-EU'.N7])*1000000" office:value-type="float" office:value="11.4557011216303" calcext:value-type="float">
            <text:p>11.455701122</text:p>
          </table:table-cell>
          <table:table-cell table:style-name="ce1" table:formula="of:=([$'reported cases'.O7]/[$'Population-EU'.O7])*1000000" office:value-type="float" office:value="1.50632594652667" calcext:value-type="float">
            <text:p>1.506325947</text:p>
          </table:table-cell>
          <table:table-cell table:style-name="ce1" table:formula="of:=([$'reported cases'.P7]/[$'Population-EU'.P7])*1000000" office:value-type="float" office:value="12.8657700549599" calcext:value-type="float">
            <text:p>12.865770055</text:p>
          </table:table-cell>
          <table:table-cell table:style-name="ce1" table:formula="of:=([$'reported cases'.Q7]/[$'Population-EU'.Q7])*1000000" office:value-type="float" office:value="4.25914083744341" calcext:value-type="float">
            <text:p>4.259140837</text:p>
          </table:table-cell>
          <table:table-cell table:style-name="ce1" table:formula="of:=([$'reported cases'.R7]/[$'Population-EU'.R7])*1000000" office:value-type="float" office:value="19.5572434666337" calcext:value-type="float">
            <text:p>19.557243467</text:p>
          </table:table-cell>
          <table:table-cell table:style-name="ce1" table:formula="of:=([$'reported cases'.S7]/[$'Population-EU'.S7])*1000000" office:value-type="float" office:value="3.30998157557167" calcext:value-type="float">
            <text:p>3.309981576</text:p>
          </table:table-cell>
          <table:table-cell table:style-name="ce1" table:formula="of:=([$'reported cases'.T7]/[$'Population-EU'.T7])*1000000" office:value-type="float" office:value="7.79189432863154" calcext:value-type="float">
            <text:p>7.791894329</text:p>
          </table:table-cell>
          <table:table-cell table:style-name="ce1" table:formula="of:=([$'reported cases'.U7]/[$'Population-EU'.U7])*1000000" office:value-type="float" office:value="5.54399041041847" calcext:value-type="float">
            <text:p>5.543990410</text:p>
          </table:table-cell>
          <table:table-cell table:style-name="ce1" table:formula="of:=([$'reported cases'.V7]/[$'Population-EU'.V7])*1000000" office:value-type="float" office:value="4.90247962239777" calcext:value-type="float">
            <text:p>4.902479622</text:p>
          </table:table-cell>
          <table:table-cell table:style-name="ce1" table:formula="of:=([$'reported cases'.W7]/[$'Population-EU'.W7])*1000000" office:value-type="float" office:value="0.68537037613523" calcext:value-type="float">
            <text:p>0.685370376</text:p>
          </table:table-cell>
          <table:table-cell table:style-name="ce1" table:formula="of:=([$'reported cases'.X7]/[$'Population-EU'.X7])*1000000" office:value-type="float" office:value="0.0601286529494529" calcext:value-type="float">
            <text:p>0.060128653</text:p>
          </table:table-cell>
          <table:table-cell table:style-name="ce1" table:formula="of:=([$'reported cases'.Y7]/[$'Population-EU'.Y7])*1000000" office:value-type="float" office:value="0.12013870157263" calcext:value-type="float">
            <text:p>0.120138702</text:p>
          </table:table-cell>
          <table:table-cell table:style-name="ce1" table:formula="of:=([$'reported cases'.Z7]/[$'Population-EU'.Z7])*1000000" office:value-type="float" office:value="0.85420212282221" calcext:value-type="float">
            <text:p>0.854202123</text:p>
          </table:table-cell>
          <table:table-cell table:style-name="ce1" table:formula="of:=([$'reported cases'.AA7]/[$'Population-EU'.AA7])*1000000" office:value-type="float" office:value="6.27875428316786" calcext:value-type="float">
            <text:p>6.27875428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style-name="ce1" table:formula="of:=([$'reported cases'.B8]/[$'Population-EU'.B8])*1000000" office:value-type="float" office:value="0.564591423065856" calcext:value-type="float">
            <text:p>0.564591423</text:p>
          </table:table-cell>
          <table:table-cell table:style-name="ce1" table:formula="of:=([$'reported cases'.C8]/[$'Population-EU'.C8])*1000000" office:value-type="float" office:value="1.31331589750132" calcext:value-type="float">
            <text:p>1.313315898</text:p>
          </table:table-cell>
          <table:table-cell table:style-name="ce1" table:formula="of:=([$'reported cases'.D8]/[$'Population-EU'.D8])*1000000" office:value-type="float" office:value="1.68249080425304" calcext:value-type="float">
            <text:p>1.682490804</text:p>
          </table:table-cell>
          <table:table-cell table:style-name="ce1" table:formula="of:=([$'reported cases'.E8]/[$'Population-EU'.E8])*1000000" office:value-type="float" office:value="5.96085876602027" calcext:value-type="float">
            <text:p>5.960858766</text:p>
          </table:table-cell>
          <table:table-cell table:style-name="ce1" table:formula="of:=([$'reported cases'.F8]/[$'Population-EU'.F8])*1000000" office:value-type="float" office:value="0" calcext:value-type="float">
            <text:p>0.000000000</text:p>
          </table:table-cell>
          <table:table-cell table:style-name="ce1" table:formula="of:=([$'reported cases'.G8]/[$'Population-EU'.G8])*1000000" office:value-type="float" office:value="0" calcext:value-type="float">
            <text:p>0.000000000</text:p>
          </table:table-cell>
          <table:table-cell table:style-name="ce1" table:formula="of:=([$'reported cases'.H8]/[$'Population-EU'.H8])*1000000" office:value-type="float" office:value="0.369589783060037" calcext:value-type="float">
            <text:p>0.369589783</text:p>
          </table:table-cell>
          <table:table-cell table:style-name="ce1" table:formula="of:=([$'reported cases'.I8]/[$'Population-EU'.I8])*1000000" office:value-type="float" office:value="4.7904553493633" calcext:value-type="float">
            <text:p>4.790455349</text:p>
          </table:table-cell>
          <table:table-cell table:style-name="ce1" table:formula="of:=([$'reported cases'.J8]/[$'Population-EU'.J8])*1000000" office:value-type="float" office:value="0.367168929283999" calcext:value-type="float">
            <text:p>0.367168929</text:p>
          </table:table-cell>
          <table:table-cell table:style-name="ce1" table:formula="of:=([$'reported cases'.K8]/[$'Population-EU'.K8])*1000000" office:value-type="float" office:value="2.19146421037618" calcext:value-type="float">
            <text:p>2.191464210</text:p>
          </table:table-cell>
          <table:table-cell table:style-name="ce1" table:formula="of:=([$'reported cases'.L8]/[$'Population-EU'.L8])*1000000" office:value-type="float" office:value="1.45152338286234" calcext:value-type="float">
            <text:p>1.451523383</text:p>
          </table:table-cell>
          <table:table-cell table:style-name="ce1" table:formula="of:=([$'reported cases'.M8]/[$'Population-EU'.M8])*1000000" office:value-type="float" office:value="0.722708102894843" calcext:value-type="float">
            <text:p>0.722708103</text:p>
          </table:table-cell>
          <table:table-cell table:style-name="ce1" table:formula="of:=([$'reported cases'.N8]/[$'Population-EU'.N8])*1000000" office:value-type="float" office:value="13.8473568093388" calcext:value-type="float">
            <text:p>13.847356809</text:p>
          </table:table-cell>
          <table:table-cell table:style-name="ce1" table:formula="of:=([$'reported cases'.O8]/[$'Population-EU'.O8])*1000000" office:value-type="float" office:value="0.358389797645952" calcext:value-type="float">
            <text:p>0.358389798</text:p>
          </table:table-cell>
          <table:table-cell table:style-name="ce1" table:formula="of:=([$'reported cases'.P8]/[$'Population-EU'.P8])*1000000" office:value-type="float" office:value="3.03429033660632" calcext:value-type="float">
            <text:p>3.034290337</text:p>
          </table:table-cell>
          <table:table-cell table:style-name="ce1" table:formula="of:=([$'reported cases'.Q8]/[$'Population-EU'.Q8])*1000000" office:value-type="float" office:value="5.15350789508524" calcext:value-type="float">
            <text:p>5.153507895</text:p>
          </table:table-cell>
          <table:table-cell table:style-name="ce1" table:formula="of:=([$'reported cases'.R8]/[$'Population-EU'.R8])*1000000" office:value-type="float" office:value="1.59018607827426" calcext:value-type="float">
            <text:p>1.590186078</text:p>
          </table:table-cell>
          <table:table-cell table:style-name="ce1" table:formula="of:=([$'reported cases'.S8]/[$'Population-EU'.S8])*1000000" office:value-type="float" office:value="0.525647111017196" calcext:value-type="float">
            <text:p>0.525647111</text:p>
          </table:table-cell>
          <table:table-cell table:style-name="ce1" table:formula="of:=([$'reported cases'.T8]/[$'Population-EU'.T8])*1000000" office:value-type="float" office:value="0.695801135860564" calcext:value-type="float">
            <text:p>0.695801136</text:p>
          </table:table-cell>
          <table:table-cell table:style-name="ce1" table:formula="of:=([$'reported cases'.U8]/[$'Population-EU'.U8])*1000000" office:value-type="float" office:value="1.38379814536454" calcext:value-type="float">
            <text:p>1.383798145</text:p>
          </table:table-cell>
          <table:table-cell table:style-name="ce1" table:formula="of:=([$'reported cases'.V8]/[$'Population-EU'.V8])*1000000" office:value-type="float" office:value="2.58349823228439" calcext:value-type="float">
            <text:p>2.583498232</text:p>
          </table:table-cell>
          <table:table-cell table:style-name="ce1" table:formula="of:=([$'reported cases'.W8]/[$'Population-EU'.W8])*1000000" office:value-type="float" office:value="0.686959094848958" calcext:value-type="float">
            <text:p>0.686959095</text:p>
          </table:table-cell>
          <table:table-cell table:style-name="ce1" table:formula="of:=([$'reported cases'.X8]/[$'Population-EU'.X8])*1000000" office:value-type="float" office:value="0" calcext:value-type="float">
            <text:p>0.000000000</text:p>
          </table:table-cell>
          <table:table-cell table:style-name="ce1" table:formula="of:=([$'reported cases'.Y8]/[$'Population-EU'.Y8])*1000000" office:value-type="float" office:value="0" calcext:value-type="float">
            <text:p>0.000000000</text:p>
          </table:table-cell>
          <table:table-cell table:style-name="ce1" table:formula="of:=([$'reported cases'.Z8]/[$'Population-EU'.Z8])*1000000" office:value-type="float" office:value="0.842793124291422" calcext:value-type="float">
            <text:p>0.842793124</text:p>
          </table:table-cell>
          <table:table-cell table:style-name="ce1" table:formula="of:=([$'reported cases'.AA8]/[$'Population-EU'.AA8])*1000000" office:value-type="float" office:value="4.02600193348743" calcext:value-type="float">
            <text:p>4.02600193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style-name="ce1" table:formula="of:=([$'reported cases'.B9]/[$'Population-EU'.B9])*1000000" office:value-type="float" office:value="0" calcext:value-type="float">
            <text:p>0.000000000</text:p>
          </table:table-cell>
          <table:table-cell table:style-name="ce1" table:formula="of:=([$'reported cases'.C9]/[$'Population-EU'.C9])*1000000" office:value-type="float" office:value="0" calcext:value-type="float">
            <text:p>0.000000000</text:p>
          </table:table-cell>
          <table:table-cell table:style-name="ce1" table:formula="of:=([$'reported cases'.D9]/[$'Population-EU'.D9])*1000000" office:value-type="float" office:value="0" calcext:value-type="float">
            <text:p>0.000000000</text:p>
          </table:table-cell>
          <table:table-cell table:style-name="ce1" table:formula="of:=([$'reported cases'.E9]/[$'Population-EU'.E9])*1000000" office:value-type="float" office:value="0" calcext:value-type="float">
            <text:p>0.000000000</text:p>
          </table:table-cell>
          <table:table-cell table:style-name="ce1" table:formula="of:=([$'reported cases'.F9]/[$'Population-EU'.F9])*1000000" office:value-type="float" office:value="0" calcext:value-type="float">
            <text:p>0.000000000</text:p>
          </table:table-cell>
          <table:table-cell table:style-name="ce1" table:formula="of:=([$'reported cases'.G9]/[$'Population-EU'.G9])*1000000" office:value-type="float" office:value="0" calcext:value-type="float">
            <text:p>0.000000000</text:p>
          </table:table-cell>
          <table:table-cell table:style-name="ce1" table:formula="of:=([$'reported cases'.H9]/[$'Population-EU'.H9])*1000000" office:value-type="float" office:value="1.47183279979394" calcext:value-type="float">
            <text:p>1.471832800</text:p>
          </table:table-cell>
          <table:table-cell table:style-name="ce1" table:formula="of:=([$'reported cases'.I9]/[$'Population-EU'.I9])*1000000" office:value-type="float" office:value="19.989635004072" calcext:value-type="float">
            <text:p>19.989635004</text:p>
          </table:table-cell>
          <table:table-cell table:style-name="ce1" table:formula="of:=([$'reported cases'.J9]/[$'Population-EU'.J9])*1000000" office:value-type="float" office:value="0.744645995293837" calcext:value-type="float">
            <text:p>0.744645995</text:p>
          </table:table-cell>
          <table:table-cell table:style-name="ce1" table:formula="of:=([$'reported cases'.K9]/[$'Population-EU'.K9])*1000000" office:value-type="float" office:value="0" calcext:value-type="float">
            <text:p>0.000000000</text:p>
          </table:table-cell>
          <table:table-cell table:style-name="ce1" table:formula="of:=([$'reported cases'.L9]/[$'Population-EU'.L9])*1000000" office:value-type="float" office:value="0" calcext:value-type="float">
            <text:p>0.000000000</text:p>
          </table:table-cell>
          <table:table-cell table:style-name="ce1" table:formula="of:=([$'reported cases'.M9]/[$'Population-EU'.M9])*1000000" office:value-type="float" office:value="0" calcext:value-type="float">
            <text:p>0.000000000</text:p>
          </table:table-cell>
          <table:table-cell table:style-name="ce1" table:formula="of:=([$'reported cases'.N9]/[$'Population-EU'.N9])*1000000" office:value-type="float" office:value="5.26450370771476" calcext:value-type="float">
            <text:p>5.264503708</text:p>
          </table:table-cell>
          <table:table-cell table:style-name="ce1" table:formula="of:=([$'reported cases'.O9]/[$'Population-EU'.O9])*1000000" office:value-type="float" office:value="3.01837359466412" calcext:value-type="float">
            <text:p>3.018373595</text:p>
          </table:table-cell>
          <table:table-cell table:style-name="ce1" table:formula="of:=([$'reported cases'.P9]/[$'Population-EU'.P9])*1000000" office:value-type="float" office:value="1.51495181695746" calcext:value-type="float">
            <text:p>1.514951817</text:p>
          </table:table-cell>
          <table:table-cell table:style-name="ce1" table:formula="of:=([$'reported cases'.Q9]/[$'Population-EU'.Q9])*1000000" office:value-type="float" office:value="0" calcext:value-type="float">
            <text:p>0.000000000</text:p>
          </table:table-cell>
          <table:table-cell table:style-name="ce1" table:formula="of:=([$'reported cases'.R9]/[$'Population-EU'.R9])*1000000" office:value-type="float" office:value="3.04212583753527" calcext:value-type="float">
            <text:p>3.042125838</text:p>
          </table:table-cell>
          <table:table-cell table:style-name="ce1" table:formula="of:=([$'reported cases'.S9]/[$'Population-EU'.S9])*1000000" office:value-type="float" office:value="1.51982151216161" calcext:value-type="float">
            <text:p>1.519821512</text:p>
          </table:table-cell>
          <table:table-cell table:style-name="ce1" table:formula="of:=([$'reported cases'.T9]/[$'Population-EU'.T9])*1000000" office:value-type="float" office:value="0.760089234476128" calcext:value-type="float">
            <text:p>0.760089234</text:p>
          </table:table-cell>
          <table:table-cell table:style-name="ce1" table:formula="of:=([$'reported cases'.U9]/[$'Population-EU'.U9])*1000000" office:value-type="float" office:value="7.58073674148096" calcext:value-type="float">
            <text:p>7.580736741</text:p>
          </table:table-cell>
          <table:table-cell table:style-name="ce1" table:formula="of:=([$'reported cases'.V9]/[$'Population-EU'.V9])*1000000" office:value-type="float" office:value="19.6253075889555" calcext:value-type="float">
            <text:p>19.625307589</text:p>
          </table:table-cell>
          <table:table-cell table:style-name="ce1" table:formula="of:=([$'reported cases'.W9]/[$'Population-EU'.W9])*1000000" office:value-type="float" office:value="0" calcext:value-type="float">
            <text:p>0.000000000</text:p>
          </table:table-cell>
          <table:table-cell table:style-name="ce1" table:formula="of:=([$'reported cases'.X9]/[$'Population-EU'.X9])*1000000" office:value-type="float" office:value="0" calcext:value-type="float">
            <text:p>0.000000000</text:p>
          </table:table-cell>
          <table:table-cell table:style-name="ce1" table:formula="of:=([$'reported cases'.Y9]/[$'Population-EU'.Y9])*1000000" office:value-type="float" office:value="0" calcext:value-type="float">
            <text:p>0.000000000</text:p>
          </table:table-cell>
          <table:table-cell table:style-name="ce1" table:formula="of:=([$'reported cases'.Z9]/[$'Population-EU'.Z9])*1000000" office:value-type="float" office:value="2.92850637389412" calcext:value-type="float">
            <text:p>2.928506374</text:p>
          </table:table-cell>
          <table:table-cell table:style-name="ce1" table:formula="of:=([$'reported cases'.AA9]/[$'Population-EU'.AA9])*1000000" office:value-type="float" office:value="2.90975327474545" calcext:value-type="float">
            <text:p>2.90975327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style-name="ce1" table:formula="of:=([$'reported cases'.B10]/[$'Population-EU'.B10])*1000000" office:value-type="float" office:value="0" calcext:value-type="float">
            <text:p>0.000000000</text:p>
          </table:table-cell>
          <table:table-cell table:style-name="ce1" table:formula="of:=([$'reported cases'.C10]/[$'Population-EU'.C10])*1000000" office:value-type="float" office:value="0" calcext:value-type="float">
            <text:p>0.000000000</text:p>
          </table:table-cell>
          <table:table-cell table:style-name="ce1" table:formula="of:=([$'reported cases'.D10]/[$'Population-EU'.D10])*1000000" office:value-type="float" office:value="0" calcext:value-type="float">
            <text:p>0.000000000</text:p>
          </table:table-cell>
          <table:table-cell table:style-name="ce1" table:formula="of:=([$'reported cases'.E10]/[$'Population-EU'.E10])*1000000" office:value-type="float" office:value="0" calcext:value-type="float">
            <text:p>0.000000000</text:p>
          </table:table-cell>
          <table:table-cell table:style-name="ce1" table:formula="of:=([$'reported cases'.F10]/[$'Population-EU'.F10])*1000000" office:value-type="float" office:value="0" calcext:value-type="float">
            <text:p>0.000000000</text:p>
          </table:table-cell>
          <table:table-cell table:style-name="ce1" table:formula="of:=([$'reported cases'.G10]/[$'Population-EU'.G10])*1000000" office:value-type="float" office:value="0" calcext:value-type="float">
            <text:p>0.000000000</text:p>
          </table:table-cell>
          <table:table-cell table:style-name="ce1" table:formula="of:=([$'reported cases'.H10]/[$'Population-EU'.H10])*1000000" office:value-type="float" office:value="2.46127772036822" calcext:value-type="float">
            <text:p>2.461277720</text:p>
          </table:table-cell>
          <table:table-cell table:style-name="ce1" table:formula="of:=([$'reported cases'.I10]/[$'Population-EU'.I10])*1000000" office:value-type="float" office:value="19.4462083346812" calcext:value-type="float">
            <text:p>19.446208335</text:p>
          </table:table-cell>
          <table:table-cell table:style-name="ce1" table:formula="of:=([$'reported cases'.J10]/[$'Population-EU'.J10])*1000000" office:value-type="float" office:value="0" calcext:value-type="float">
            <text:p>0.000000000</text:p>
          </table:table-cell>
          <table:table-cell table:style-name="ce1" table:formula="of:=([$'reported cases'.K10]/[$'Population-EU'.K10])*1000000" office:value-type="float" office:value="0.0904082538396159" calcext:value-type="float">
            <text:p>0.090408254</text:p>
          </table:table-cell>
          <table:table-cell table:style-name="ce1" table:formula="of:=([$'reported cases'.L10]/[$'Population-EU'.L10])*1000000" office:value-type="float" office:value="0.0901327610503892" calcext:value-type="float">
            <text:p>0.090132761</text:p>
          </table:table-cell>
          <table:table-cell table:style-name="ce1" table:formula="of:=([$'reported cases'.M10]/[$'Population-EU'.M10])*1000000" office:value-type="float" office:value="8.27391031926592" calcext:value-type="float">
            <text:p>8.273910319</text:p>
          </table:table-cell>
          <table:table-cell table:style-name="ce1" table:formula="of:=([$'reported cases'.N10]/[$'Population-EU'.N10])*1000000" office:value-type="float" office:value="3.32632348118272" calcext:value-type="float">
            <text:p>3.326323481</text:p>
          </table:table-cell>
          <table:table-cell table:style-name="ce1" table:formula="of:=([$'reported cases'.O10]/[$'Population-EU'.O10])*1000000" office:value-type="float" office:value="0.270601671993611" calcext:value-type="float">
            <text:p>0.270601672</text:p>
          </table:table-cell>
          <table:table-cell table:style-name="ce1" table:formula="of:=([$'reported cases'.P10]/[$'Population-EU'.P10])*1000000" office:value-type="float" office:value="0.363516898764633" calcext:value-type="float">
            <text:p>0.363516899</text:p>
          </table:table-cell>
          <table:table-cell table:style-name="ce1" table:formula="of:=([$'reported cases'.Q10]/[$'Population-EU'.Q10])*1000000" office:value-type="float" office:value="0.0915180436517274" calcext:value-type="float">
            <text:p>0.091518044</text:p>
          </table:table-cell>
          <table:table-cell table:style-name="ce1" table:formula="of:=([$'reported cases'.R10]/[$'Population-EU'.R10])*1000000" office:value-type="float" office:value="0.0920978395872985" calcext:value-type="float">
            <text:p>0.092097840</text:p>
          </table:table-cell>
          <table:table-cell table:style-name="ce1" table:formula="of:=([$'reported cases'.S10]/[$'Population-EU'.S10])*1000000" office:value-type="float" office:value="0" calcext:value-type="float">
            <text:p>0.000000000</text:p>
          </table:table-cell>
          <table:table-cell table:style-name="ce1" table:formula="of:=([$'reported cases'.T10]/[$'Population-EU'.T10])*1000000" office:value-type="float" office:value="52.7479401604336" calcext:value-type="float">
            <text:p>52.747940160</text:p>
          </table:table-cell>
          <table:table-cell table:style-name="ce1" table:formula="of:=([$'reported cases'.U10]/[$'Population-EU'.U10])*1000000" office:value-type="float" office:value="121.029702085388" calcext:value-type="float">
            <text:p>121.029702085</text:p>
          </table:table-cell>
          <table:table-cell table:style-name="ce1" table:formula="of:=([$'reported cases'.V10]/[$'Population-EU'.V10])*1000000" office:value-type="float" office:value="2.61082022740431" calcext:value-type="float">
            <text:p>2.610820227</text:p>
          </table:table-cell>
          <table:table-cell table:style-name="ce1" table:formula="of:=([$'reported cases'.W10]/[$'Population-EU'.W10])*1000000" office:value-type="float" office:value="0.186592141765246" calcext:value-type="float">
            <text:p>0.186592142</text:p>
          </table:table-cell>
          <table:table-cell table:style-name="ce1" table:formula="of:=([$'reported cases'.X10]/[$'Population-EU'.X10])*1000000" office:value-type="float" office:value="0" calcext:value-type="float">
            <text:p>0.000000000</text:p>
          </table:table-cell>
          <table:table-cell table:style-name="ce1" table:formula="of:=([$'reported cases'.Y10]/[$'Population-EU'.Y10])*1000000" office:value-type="float" office:value="0" calcext:value-type="float">
            <text:p>0.000000000</text:p>
          </table:table-cell>
          <table:table-cell table:style-name="ce1" table:formula="of:=([$'reported cases'.Z10]/[$'Population-EU'.Z10])*1000000" office:value-type="float" office:value="0" calcext:value-type="float">
            <text:p>0.000000000</text:p>
          </table:table-cell>
          <table:table-cell table:style-name="ce1" table:formula="of:=([$'reported cases'.AA10]/[$'Population-EU'.AA10])*1000000" office:value-type="float" office:value="3.4612988331577" calcext:value-type="float">
            <text:p>3.46129883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style-name="ce1" table:formula="of:=([$'reported cases'.B11]/[$'Population-EU'.B11])*1000000" office:value-type="float" office:value="0" calcext:value-type="float">
            <text:p>0.000000000</text:p>
          </table:table-cell>
          <table:table-cell table:style-name="ce1" table:formula="of:=([$'reported cases'.C11]/[$'Population-EU'.C11])*1000000" office:value-type="float" office:value="0" calcext:value-type="float">
            <text:p>0.000000000</text:p>
          </table:table-cell>
          <table:table-cell table:style-name="ce1" table:formula="of:=([$'reported cases'.D11]/[$'Population-EU'.D11])*1000000" office:value-type="float" office:value="0.762316108145114" calcext:value-type="float">
            <text:p>0.762316108</text:p>
          </table:table-cell>
          <table:table-cell table:style-name="ce1" table:formula="of:=([$'reported cases'.E11]/[$'Population-EU'.E11])*1000000" office:value-type="float" office:value="1.1453559544546" calcext:value-type="float">
            <text:p>1.145355954</text:p>
          </table:table-cell>
          <table:table-cell table:style-name="ce1" table:formula="of:=([$'reported cases'.F11]/[$'Population-EU'.F11])*1000000" office:value-type="float" office:value="5.71389800256948" calcext:value-type="float">
            <text:p>5.713898003</text:p>
          </table:table-cell>
          <table:table-cell table:style-name="ce1" table:formula="of:=([$'reported cases'.G11]/[$'Population-EU'.G11])*1000000" office:value-type="float" office:value="0.51706975348535" calcext:value-type="float">
            <text:p>0.517069753</text:p>
          </table:table-cell>
          <table:table-cell table:style-name="ce1" table:formula="of:=([$'reported cases'.H11]/[$'Population-EU'.H11])*1000000" office:value-type="float" office:value="0.230966415681622" calcext:value-type="float">
            <text:p>0.230966416</text:p>
          </table:table-cell>
          <table:table-cell table:style-name="ce1" table:formula="of:=([$'reported cases'.I11]/[$'Population-EU'.I11])*1000000" office:value-type="float" office:value="6.74847070451376" calcext:value-type="float">
            <text:p>6.748470705</text:p>
          </table:table-cell>
          <table:table-cell table:style-name="ce1" table:formula="of:=([$'reported cases'.J11]/[$'Population-EU'.J11])*1000000" office:value-type="float" office:value="5.2473317541321" calcext:value-type="float">
            <text:p>5.247331754</text:p>
          </table:table-cell>
          <table:table-cell table:style-name="ce1" table:formula="of:=([$'reported cases'.K11]/[$'Population-EU'.K11])*1000000" office:value-type="float" office:value="4.29175724883821" calcext:value-type="float">
            <text:p>4.291757249</text:p>
          </table:table-cell>
          <table:table-cell table:style-name="ce1" table:formula="of:=([$'reported cases'.L11]/[$'Population-EU'.L11])*1000000" office:value-type="float" office:value="0.670425765560804" calcext:value-type="float">
            <text:p>0.670425766</text:p>
          </table:table-cell>
          <table:table-cell table:style-name="ce1" table:formula="of:=([$'reported cases'.M11]/[$'Population-EU'.M11])*1000000" office:value-type="float" office:value="5.3348685134533" calcext:value-type="float">
            <text:p>5.334868513</text:p>
          </table:table-cell>
          <table:table-cell table:style-name="ce1" table:formula="of:=([$'reported cases'.N11]/[$'Population-EU'.N11])*1000000" office:value-type="float" office:value="45.8995010068533" calcext:value-type="float">
            <text:p>45.899501007</text:p>
          </table:table-cell>
          <table:table-cell table:style-name="ce1" table:formula="of:=([$'reported cases'.O11]/[$'Population-EU'.O11])*1000000" office:value-type="float" office:value="17.5572676098593" calcext:value-type="float">
            <text:p>17.557267610</text:p>
          </table:table-cell>
          <table:table-cell table:style-name="ce1" table:formula="of:=([$'reported cases'.P11]/[$'Population-EU'.P11])*1000000" office:value-type="float" office:value="2.33341503853881" calcext:value-type="float">
            <text:p>2.333415039</text:p>
          </table:table-cell>
          <table:table-cell table:style-name="ce1" table:formula="of:=([$'reported cases'.Q11]/[$'Population-EU'.Q11])*1000000" office:value-type="float" office:value="3.22610172664406" calcext:value-type="float">
            <text:p>3.226101727</text:p>
          </table:table-cell>
          <table:table-cell table:style-name="ce1" table:formula="of:=([$'reported cases'.R11]/[$'Population-EU'.R11])*1000000" office:value-type="float" office:value="0.689273071509798" calcext:value-type="float">
            <text:p>0.689273072</text:p>
          </table:table-cell>
          <table:table-cell table:style-name="ce1" table:formula="of:=([$'reported cases'.S11]/[$'Population-EU'.S11])*1000000" office:value-type="float" office:value="0.53857391315138" calcext:value-type="float">
            <text:p>0.538573913</text:p>
          </table:table-cell>
          <table:table-cell table:style-name="ce1" table:formula="of:=([$'reported cases'.T11]/[$'Population-EU'.T11])*1000000" office:value-type="float" office:value="3.20448073293055" calcext:value-type="float">
            <text:p>3.204480733</text:p>
          </table:table-cell>
          <table:table-cell table:style-name="ce1" table:formula="of:=([$'reported cases'.U11]/[$'Population-EU'.U11])*1000000" office:value-type="float" office:value="4.7164684284963" calcext:value-type="float">
            <text:p>4.716468428</text:p>
          </table:table-cell>
          <table:table-cell table:style-name="ce1" table:formula="of:=([$'reported cases'.V11]/[$'Population-EU'.V11])*1000000" office:value-type="float" office:value="5.88248445708004" calcext:value-type="float">
            <text:p>5.882484457</text:p>
          </table:table-cell>
          <table:table-cell table:style-name="ce1" table:formula="of:=([$'reported cases'.W11]/[$'Population-EU'.W11])*1000000" office:value-type="float" office:value="1.90202258968829" calcext:value-type="float">
            <text:p>1.902022590</text:p>
          </table:table-cell>
          <table:table-cell table:style-name="ce1" table:formula="of:=([$'reported cases'.X11]/[$'Population-EU'.X11])*1000000" office:value-type="float" office:value="0.0421933824827169" calcext:value-type="float">
            <text:p>0.042193382</text:p>
          </table:table-cell>
          <table:table-cell table:style-name="ce1" table:formula="of:=([$'reported cases'.Y11]/[$'Population-EU'.Y11])*1000000" office:value-type="float" office:value="0.0210584645519602" calcext:value-type="float">
            <text:p>0.021058465</text:p>
          </table:table-cell>
          <table:table-cell table:style-name="ce1" table:formula="of:=([$'reported cases'.Z11]/[$'Population-EU'.Z11])*1000000" office:value-type="float" office:value="0.20796350057557" calcext:value-type="float">
            <text:p>0.207963501</text:p>
          </table:table-cell>
          <table:table-cell table:style-name="ce1" table:formula="of:=([$'reported cases'.AA11]/[$'Population-EU'.AA11])*1000000" office:value-type="float" office:value="3.99015255031937" calcext:value-type="float">
            <text:p>3.99015255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style-name="ce1" table:formula="of:=([$'reported cases'.B12]/[$'Population-EU'.B12])*1000000" office:value-type="float" office:value="0" calcext:value-type="float">
            <text:p>0.000000000</text:p>
          </table:table-cell>
          <table:table-cell table:style-name="ce1" table:formula="of:=([$'reported cases'.C12]/[$'Population-EU'.C12])*1000000" office:value-type="float" office:value="0.386749797246419" calcext:value-type="float">
            <text:p>0.386749797</text:p>
          </table:table-cell>
          <table:table-cell table:style-name="ce1" table:formula="of:=([$'reported cases'.D12]/[$'Population-EU'.D12])*1000000" office:value-type="float" office:value="0.193008647752463" calcext:value-type="float">
            <text:p>0.193008648</text:p>
          </table:table-cell>
          <table:table-cell table:style-name="ce1" table:formula="of:=([$'reported cases'.E12]/[$'Population-EU'.E12])*1000000" office:value-type="float" office:value="0" calcext:value-type="float">
            <text:p>0.000000000</text:p>
          </table:table-cell>
          <table:table-cell table:style-name="ce1" table:formula="of:=([$'reported cases'.F12]/[$'Population-EU'.F12])*1000000" office:value-type="float" office:value="0" calcext:value-type="float">
            <text:p>0.000000000</text:p>
          </table:table-cell>
          <table:table-cell table:style-name="ce1" table:formula="of:=([$'reported cases'.G12]/[$'Population-EU'.G12])*1000000" office:value-type="float" office:value="0" calcext:value-type="float">
            <text:p>0.000000000</text:p>
          </table:table-cell>
          <table:table-cell table:style-name="ce1" table:formula="of:=([$'reported cases'.H12]/[$'Population-EU'.H12])*1000000" office:value-type="float" office:value="0.190963201200166" calcext:value-type="float">
            <text:p>0.190963201</text:p>
          </table:table-cell>
          <table:table-cell table:style-name="ce1" table:formula="of:=([$'reported cases'.I12]/[$'Population-EU'.I12])*1000000" office:value-type="float" office:value="0" calcext:value-type="float">
            <text:p>0.000000000</text:p>
          </table:table-cell>
          <table:table-cell table:style-name="ce1" table:formula="of:=([$'reported cases'.J12]/[$'Population-EU'.J12])*1000000" office:value-type="float" office:value="0" calcext:value-type="float">
            <text:p>0.000000000</text:p>
          </table:table-cell>
          <table:table-cell table:style-name="ce1" table:formula="of:=([$'reported cases'.K12]/[$'Population-EU'.K12])*1000000" office:value-type="float" office:value="0.943310082626417" calcext:value-type="float">
            <text:p>0.943310083</text:p>
          </table:table-cell>
          <table:table-cell table:style-name="ce1" table:formula="of:=([$'reported cases'.L12]/[$'Population-EU'.L12])*1000000" office:value-type="float" office:value="0.375494197300422" calcext:value-type="float">
            <text:p>0.375494197</text:p>
          </table:table-cell>
          <table:table-cell table:style-name="ce1" table:formula="of:=([$'reported cases'.M12]/[$'Population-EU'.M12])*1000000" office:value-type="float" office:value="0.934330226311599" calcext:value-type="float">
            <text:p>0.934330226</text:p>
          </table:table-cell>
          <table:table-cell table:style-name="ce1" table:formula="of:=([$'reported cases'.N12]/[$'Population-EU'.N12])*1000000" office:value-type="float" office:value="5.02299788885259" calcext:value-type="float">
            <text:p>5.022997889</text:p>
          </table:table-cell>
          <table:table-cell table:style-name="ce1" table:formula="of:=([$'reported cases'.O12]/[$'Population-EU'.O12])*1000000" office:value-type="float" office:value="0.740566981784089" calcext:value-type="float">
            <text:p>0.740566982</text:p>
          </table:table-cell>
          <table:table-cell table:style-name="ce1" table:formula="of:=([$'reported cases'.P12]/[$'Population-EU'.P12])*1000000" office:value-type="float" office:value="0.368549870510003" calcext:value-type="float">
            <text:p>0.368549871</text:p>
          </table:table-cell>
          <table:table-cell table:style-name="ce1" table:formula="of:=([$'reported cases'.Q12]/[$'Population-EU'.Q12])*1000000" office:value-type="float" office:value="0.366886982299538" calcext:value-type="float">
            <text:p>0.366886982</text:p>
          </table:table-cell>
          <table:table-cell table:style-name="ce1" table:formula="of:=([$'reported cases'.R12]/[$'Population-EU'.R12])*1000000" office:value-type="float" office:value="0.365513574900037" calcext:value-type="float">
            <text:p>0.365513575</text:p>
          </table:table-cell>
          <table:table-cell table:style-name="ce1" table:formula="of:=([$'reported cases'.S12]/[$'Population-EU'.S12])*1000000" office:value-type="float" office:value="0.728954890084537" calcext:value-type="float">
            <text:p>0.728954890</text:p>
          </table:table-cell>
          <table:table-cell table:style-name="ce1" table:formula="of:=([$'reported cases'.T12]/[$'Population-EU'.T12])*1000000" office:value-type="float" office:value="1.81709255379094" calcext:value-type="float">
            <text:p>1.817092554</text:p>
          </table:table-cell>
          <table:table-cell table:style-name="ce1" table:formula="of:=([$'reported cases'.U12]/[$'Population-EU'.U12])*1000000" office:value-type="float" office:value="2.72077748937536" calcext:value-type="float">
            <text:p>2.720777489</text:p>
          </table:table-cell>
          <table:table-cell table:style-name="ce1" table:formula="of:=([$'reported cases'.V12]/[$'Population-EU'.V12])*1000000" office:value-type="float" office:value="2.17473290202339" calcext:value-type="float">
            <text:p>2.174732902</text:p>
          </table:table-cell>
          <table:table-cell table:style-name="ce1" table:formula="of:=([$'reported cases'.W12]/[$'Population-EU'.W12])*1000000" office:value-type="float" office:value="0.904929549424718" calcext:value-type="float">
            <text:p>0.904929549</text:p>
          </table:table-cell>
          <table:table-cell table:style-name="ce1" table:formula="of:=([$'reported cases'.X12]/[$'Population-EU'.X12])*1000000" office:value-type="float" office:value="0.542123639247077" calcext:value-type="float">
            <text:p>0.542123639</text:p>
          </table:table-cell>
          <table:table-cell table:style-name="ce1" table:formula="of:=([$'reported cases'.Y12]/[$'Population-EU'.Y12])*1000000" office:value-type="float" office:value="0.180237304039244" calcext:value-type="float">
            <text:p>0.180237304</text:p>
          </table:table-cell>
          <table:table-cell table:style-name="ce1" table:formula="of:=([$'reported cases'.Z12]/[$'Population-EU'.Z12])*1000000" office:value-type="float" office:value="0.179727784297902" calcext:value-type="float">
            <text:p>0.179727784</text:p>
          </table:table-cell>
          <table:table-cell table:style-name="ce1" table:formula="of:=([$'reported cases'.AA12]/[$'Population-EU'.AA12])*1000000" office:value-type="float" office:value="0.356897426430503" calcext:value-type="float">
            <text:p>0.35689742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1" table:formula="of:=([$'reported cases'.B13]/[$'Population-EU'.B13])*1000000" office:value-type="float" office:value="0" calcext:value-type="float">
            <text:p>0.000000000</text:p>
          </table:table-cell>
          <table:table-cell table:style-name="ce1" table:formula="of:=([$'reported cases'.C13]/[$'Population-EU'.C13])*1000000" office:value-type="float" office:value="0" calcext:value-type="float">
            <text:p>0.000000000</text:p>
          </table:table-cell>
          <table:table-cell table:style-name="ce1" table:formula="of:=([$'reported cases'.D13]/[$'Population-EU'.D13])*1000000" office:value-type="float" office:value="0" calcext:value-type="float">
            <text:p>0.000000000</text:p>
          </table:table-cell>
          <table:table-cell table:style-name="ce1" table:formula="of:=([$'reported cases'.E13]/[$'Population-EU'.E13])*1000000" office:value-type="float" office:value="0" calcext:value-type="float">
            <text:p>0.000000000</text:p>
          </table:table-cell>
          <table:table-cell table:style-name="ce1" table:formula="of:=([$'reported cases'.F13]/[$'Population-EU'.F13])*1000000" office:value-type="float" office:value="0" calcext:value-type="float">
            <text:p>0.000000000</text:p>
          </table:table-cell>
          <table:table-cell table:style-name="ce1" table:formula="of:=([$'reported cases'.G13]/[$'Population-EU'.G13])*1000000" office:value-type="float" office:value="0" calcext:value-type="float">
            <text:p>0.000000000</text:p>
          </table:table-cell>
          <table:table-cell table:style-name="ce1" table:formula="of:=([$'reported cases'.H13]/[$'Population-EU'.H13])*1000000" office:value-type="float" office:value="0" calcext:value-type="float">
            <text:p>0.000000000</text:p>
          </table:table-cell>
          <table:table-cell table:style-name="ce1" table:formula="of:=([$'reported cases'.I13]/[$'Population-EU'.I13])*1000000" office:value-type="float" office:value="0.26886127051026" calcext:value-type="float">
            <text:p>0.268861271</text:p>
          </table:table-cell>
          <table:table-cell table:style-name="ce1" table:formula="of:=([$'reported cases'.J13]/[$'Population-EU'.J13])*1000000" office:value-type="float" office:value="0.392803432599213" calcext:value-type="float">
            <text:p>0.392803433</text:p>
          </table:table-cell>
          <table:table-cell table:style-name="ce1" table:formula="of:=([$'reported cases'.K13]/[$'Population-EU'.K13])*1000000" office:value-type="float" office:value="4.76508944861869" calcext:value-type="float">
            <text:p>4.765089449</text:p>
          </table:table-cell>
          <table:table-cell table:style-name="ce1" table:formula="of:=([$'reported cases'.L13]/[$'Population-EU'.L13])*1000000" office:value-type="float" office:value="13.7684054132149" calcext:value-type="float">
            <text:p>13.768405413</text:p>
          </table:table-cell>
          <table:table-cell table:style-name="ce1" table:formula="of:=([$'reported cases'.M13]/[$'Population-EU'.M13])*1000000" office:value-type="float" office:value="41.4019078840492" calcext:value-type="float">
            <text:p>41.401907884</text:p>
          </table:table-cell>
          <table:table-cell table:style-name="ce1" table:formula="of:=([$'reported cases'.N13]/[$'Population-EU'.N13])*1000000" office:value-type="float" office:value="76.8097605368379" calcext:value-type="float">
            <text:p>76.809760537</text:p>
          </table:table-cell>
          <table:table-cell table:style-name="ce1" table:formula="of:=([$'reported cases'.O13]/[$'Population-EU'.O13])*1000000" office:value-type="float" office:value="6.06645683977153" calcext:value-type="float">
            <text:p>6.066456840</text:p>
          </table:table-cell>
          <table:table-cell table:style-name="ce1" table:formula="of:=([$'reported cases'.P13]/[$'Population-EU'.P13])*1000000" office:value-type="float" office:value="1.84450235402707" calcext:value-type="float">
            <text:p>1.844502354</text:p>
          </table:table-cell>
          <table:table-cell table:style-name="ce1" table:formula="of:=([$'reported cases'.Q13]/[$'Population-EU'.Q13])*1000000" office:value-type="float" office:value="2.07055045508281" calcext:value-type="float">
            <text:p>2.070550455</text:p>
          </table:table-cell>
          <table:table-cell table:style-name="ce1" table:formula="of:=([$'reported cases'.R13]/[$'Population-EU'.R13])*1000000" office:value-type="float" office:value="2.36238885543509" calcext:value-type="float">
            <text:p>2.362388855</text:p>
          </table:table-cell>
          <table:table-cell table:style-name="ce1" table:formula="of:=([$'reported cases'.S13]/[$'Population-EU'.S13])*1000000" office:value-type="float" office:value="0.750318236225121" calcext:value-type="float">
            <text:p>0.750318236</text:p>
          </table:table-cell>
          <table:table-cell table:style-name="ce1" table:formula="of:=([$'reported cases'.T13]/[$'Population-EU'.T13])*1000000" office:value-type="float" office:value="5.07410467946806" calcext:value-type="float">
            <text:p>5.074104679</text:p>
          </table:table-cell>
          <table:table-cell table:style-name="ce1" table:formula="of:=([$'reported cases'.U13]/[$'Population-EU'.U13])*1000000" office:value-type="float" office:value="21.8123581003161" calcext:value-type="float">
            <text:p>21.812358100</text:p>
          </table:table-cell>
          <table:table-cell table:style-name="ce1" table:formula="of:=([$'reported cases'.V13]/[$'Population-EU'.V13])*1000000" office:value-type="float" office:value="24.6543080371662" calcext:value-type="float">
            <text:p>24.654308037</text:p>
          </table:table-cell>
          <table:table-cell table:style-name="ce1" table:formula="of:=([$'reported cases'.W13]/[$'Population-EU'.W13])*1000000" office:value-type="float" office:value="2.75663162202383" calcext:value-type="float">
            <text:p>2.756631622</text:p>
          </table:table-cell>
          <table:table-cell table:style-name="ce1" table:formula="of:=([$'reported cases'.X13]/[$'Population-EU'.X13])*1000000" office:value-type="float" office:value="0.17717781955762" calcext:value-type="float">
            <text:p>0.177177820</text:p>
          </table:table-cell>
          <table:table-cell table:style-name="ce1" table:formula="of:=([$'reported cases'.Y13]/[$'Population-EU'.Y13])*1000000" office:value-type="float" office:value="0.220291156471736" calcext:value-type="float">
            <text:p>0.220291156</text:p>
          </table:table-cell>
          <table:table-cell table:style-name="ce1" table:formula="of:=([$'reported cases'.Z13]/[$'Population-EU'.Z13])*1000000" office:value-type="float" office:value="1.49390990053636" calcext:value-type="float">
            <text:p>1.493909901</text:p>
          </table:table-cell>
          <table:table-cell table:style-name="ce1" table:formula="of:=([$'reported cases'.AA13]/[$'Population-EU'.AA13])*1000000" office:value-type="float" office:value="6.36799764535984" calcext:value-type="float">
            <text:p>6.36799764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style-name="ce1" table:formula="of:=([$'reported cases'.B14]/[$'Population-EU'.B14])*1000000" office:value-type="float" office:value="0" calcext:value-type="float">
            <text:p>0.000000000</text:p>
          </table:table-cell>
          <table:table-cell table:style-name="ce1" table:formula="of:=([$'reported cases'.C14]/[$'Population-EU'.C14])*1000000" office:value-type="float" office:value="0" calcext:value-type="float">
            <text:p>0.000000000</text:p>
          </table:table-cell>
          <table:table-cell table:style-name="ce1" table:formula="of:=([$'reported cases'.D14]/[$'Population-EU'.D14])*1000000" office:value-type="float" office:value="0" calcext:value-type="float">
            <text:p>0.000000000</text:p>
          </table:table-cell>
          <table:table-cell table:style-name="ce1" table:formula="of:=([$'reported cases'.E14]/[$'Population-EU'.E14])*1000000" office:value-type="float" office:value="0" calcext:value-type="float">
            <text:p>0.000000000</text:p>
          </table:table-cell>
          <table:table-cell table:style-name="ce1" table:formula="of:=([$'reported cases'.F14]/[$'Population-EU'.F14])*1000000" office:value-type="float" office:value="0" calcext:value-type="float">
            <text:p>0.000000000</text:p>
          </table:table-cell>
          <table:table-cell table:style-name="ce1" table:formula="of:=([$'reported cases'.G14]/[$'Population-EU'.G14])*1000000" office:value-type="float" office:value="0" calcext:value-type="float">
            <text:p>0.000000000</text:p>
          </table:table-cell>
          <table:table-cell table:style-name="ce1" table:formula="of:=([$'reported cases'.H14]/[$'Population-EU'.H14])*1000000" office:value-type="float" office:value="0" calcext:value-type="float">
            <text:p>0.000000000</text:p>
          </table:table-cell>
          <table:table-cell table:style-name="ce1" table:formula="of:=([$'reported cases'.I14]/[$'Population-EU'.I14])*1000000" office:value-type="float" office:value="0" calcext:value-type="float">
            <text:p>0.000000000</text:p>
          </table:table-cell>
          <table:table-cell table:style-name="ce1" table:formula="of:=([$'reported cases'.J14]/[$'Population-EU'.J14])*1000000" office:value-type="float" office:value="0" calcext:value-type="float">
            <text:p>0.000000000</text:p>
          </table:table-cell>
          <table:table-cell table:style-name="ce1" table:formula="of:=([$'reported cases'.K14]/[$'Population-EU'.K14])*1000000" office:value-type="float" office:value="0" calcext:value-type="float">
            <text:p>0.000000000</text:p>
          </table:table-cell>
          <table:table-cell table:style-name="ce1" table:formula="of:=([$'reported cases'.L14]/[$'Population-EU'.L14])*1000000" office:value-type="float" office:value="0" calcext:value-type="float">
            <text:p>0.000000000</text:p>
          </table:table-cell>
          <table:table-cell table:style-name="ce1" table:formula="of:=([$'reported cases'.M14]/[$'Population-EU'.M14])*1000000" office:value-type="float" office:value="0" calcext:value-type="float">
            <text:p>0.000000000</text:p>
          </table:table-cell>
          <table:table-cell table:style-name="ce1" table:formula="of:=([$'reported cases'.N14]/[$'Population-EU'.N14])*1000000" office:value-type="float" office:value="2.33108003367012" calcext:value-type="float">
            <text:p>2.331080034</text:p>
          </table:table-cell>
          <table:table-cell table:style-name="ce1" table:formula="of:=([$'reported cases'.O14]/[$'Population-EU'.O14])*1000000" office:value-type="float" office:value="0" calcext:value-type="float">
            <text:p>0.000000000</text:p>
          </table:table-cell>
          <table:table-cell table:style-name="ce1" table:formula="of:=([$'reported cases'.P14]/[$'Population-EU'.P14])*1000000" office:value-type="float" office:value="0" calcext:value-type="float">
            <text:p>0.000000000</text:p>
          </table:table-cell>
          <table:table-cell table:style-name="ce1" table:formula="of:=([$'reported cases'.Q14]/[$'Population-EU'.Q14])*1000000" office:value-type="float" office:value="2.60809857284846" calcext:value-type="float">
            <text:p>2.608098573</text:p>
          </table:table-cell>
          <table:table-cell table:style-name="ce1" table:formula="of:=([$'reported cases'.R14]/[$'Population-EU'.R14])*1000000" office:value-type="float" office:value="33.0071288222793" calcext:value-type="float">
            <text:p>33.007128822</text:p>
          </table:table-cell>
          <table:table-cell table:style-name="ce1" table:formula="of:=([$'reported cases'.S14]/[$'Population-EU'.S14])*1000000" office:value-type="float" office:value="0.968261595235185" calcext:value-type="float">
            <text:p>0.968261595</text:p>
          </table:table-cell>
          <table:table-cell table:style-name="ce1" table:formula="of:=([$'reported cases'.T14]/[$'Population-EU'.T14])*1000000" office:value-type="float" office:value="1.71620408020165" calcext:value-type="float">
            <text:p>1.716204080</text:p>
          </table:table-cell>
          <table:table-cell table:style-name="ce1" table:formula="of:=([$'reported cases'.U14]/[$'Population-EU'.U14])*1000000" office:value-type="float" office:value="5.72945845905966" calcext:value-type="float">
            <text:p>5.729458459</text:p>
          </table:table-cell>
          <table:table-cell table:style-name="ce1" table:formula="of:=([$'reported cases'.V14]/[$'Population-EU'.V14])*1000000" office:value-type="float" office:value="13.1026065115923" calcext:value-type="float">
            <text:p>13.102606512</text:p>
          </table:table-cell>
          <table:table-cell table:style-name="ce1" table:formula="of:=([$'reported cases'.W14]/[$'Population-EU'.W14])*1000000" office:value-type="float" office:value="0" calcext:value-type="float">
            <text:p>0.000000000</text:p>
          </table:table-cell>
          <table:table-cell table:style-name="ce1" table:formula="of:=([$'reported cases'.X14]/[$'Population-EU'.X14])*1000000" office:value-type="float" office:value="0" calcext:value-type="float">
            <text:p>0.000000000</text:p>
          </table:table-cell>
          <table:table-cell table:style-name="ce1" table:formula="of:=([$'reported cases'.Y14]/[$'Population-EU'.Y14])*1000000" office:value-type="float" office:value="0" calcext:value-type="float">
            <text:p>0.000000000</text:p>
          </table:table-cell>
          <table:table-cell table:style-name="ce1" table:formula="of:=([$'reported cases'.Z14]/[$'Population-EU'.Z14])*1000000" office:value-type="float" office:value="0.779039880090182" calcext:value-type="float">
            <text:p>0.779039880</text:p>
          </table:table-cell>
          <table:table-cell table:style-name="ce1" table:formula="of:=([$'reported cases'.AA14]/[$'Population-EU'.AA14])*1000000" office:value-type="float" office:value="8.28593304914309" calcext:value-type="float">
            <text:p>8.28593304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style-name="ce1" table:formula="of:=([$'reported cases'.B15]/[$'Population-EU'.B15])*1000000" office:value-type="float" office:value="0" calcext:value-type="float">
            <text:p>0.000000000</text:p>
          </table:table-cell>
          <table:table-cell table:style-name="ce1" table:formula="of:=([$'reported cases'.C15]/[$'Population-EU'.C15])*1000000" office:value-type="float" office:value="0" calcext:value-type="float">
            <text:p>0.000000000</text:p>
          </table:table-cell>
          <table:table-cell table:style-name="ce1" table:formula="of:=([$'reported cases'.D15]/[$'Population-EU'.D15])*1000000" office:value-type="float" office:value="0" calcext:value-type="float">
            <text:p>0.000000000</text:p>
          </table:table-cell>
          <table:table-cell table:style-name="ce1" table:formula="of:=([$'reported cases'.E15]/[$'Population-EU'.E15])*1000000" office:value-type="float" office:value="0" calcext:value-type="float">
            <text:p>0.000000000</text:p>
          </table:table-cell>
          <table:table-cell table:style-name="ce1" table:formula="of:=([$'reported cases'.F15]/[$'Population-EU'.F15])*1000000" office:value-type="float" office:value="0" calcext:value-type="float">
            <text:p>0.000000000</text:p>
          </table:table-cell>
          <table:table-cell table:style-name="ce1" table:formula="of:=([$'reported cases'.G15]/[$'Population-EU'.G15])*1000000" office:value-type="float" office:value="0" calcext:value-type="float">
            <text:p>0.000000000</text:p>
          </table:table-cell>
          <table:table-cell table:style-name="ce1" table:formula="of:=([$'reported cases'.H15]/[$'Population-EU'.H15])*1000000" office:value-type="float" office:value="0.198067867756819" calcext:value-type="float">
            <text:p>0.198067868</text:p>
          </table:table-cell>
          <table:table-cell table:style-name="ce1" table:formula="of:=([$'reported cases'.I15]/[$'Population-EU'.I15])*1000000" office:value-type="float" office:value="0.0992400100788154" calcext:value-type="float">
            <text:p>0.099240010</text:p>
          </table:table-cell>
          <table:table-cell table:style-name="ce1" table:formula="of:=([$'reported cases'.J15]/[$'Population-EU'.J15])*1000000" office:value-type="float" office:value="0" calcext:value-type="float">
            <text:p>0.000000000</text:p>
          </table:table-cell>
          <table:table-cell table:style-name="ce1" table:formula="of:=([$'reported cases'.K15]/[$'Population-EU'.K15])*1000000" office:value-type="float" office:value="0" calcext:value-type="float">
            <text:p>0.000000000</text:p>
          </table:table-cell>
          <table:table-cell table:style-name="ce1" table:formula="of:=([$'reported cases'.L15]/[$'Population-EU'.L15])*1000000" office:value-type="float" office:value="0.0996912064879037" calcext:value-type="float">
            <text:p>0.099691206</text:p>
          </table:table-cell>
          <table:table-cell table:style-name="ce1" table:formula="of:=([$'reported cases'.M15]/[$'Population-EU'.M15])*1000000" office:value-type="float" office:value="0" calcext:value-type="float">
            <text:p>0.000000000</text:p>
          </table:table-cell>
          <table:table-cell table:style-name="ce1" table:formula="of:=([$'reported cases'.N15]/[$'Population-EU'.N15])*1000000" office:value-type="float" office:value="0.500714920763867" calcext:value-type="float">
            <text:p>0.500714921</text:p>
          </table:table-cell>
          <table:table-cell table:style-name="ce1" table:formula="of:=([$'reported cases'.O15]/[$'Population-EU'.O15])*1000000" office:value-type="float" office:value="0.201370831938421" calcext:value-type="float">
            <text:p>0.201370832</text:p>
          </table:table-cell>
          <table:table-cell table:style-name="ce1" table:formula="of:=([$'reported cases'.P15]/[$'Population-EU'.P15])*1000000" office:value-type="float" office:value="0.101058588716809" calcext:value-type="float">
            <text:p>0.101058589</text:p>
          </table:table-cell>
          <table:table-cell table:style-name="ce1" table:formula="of:=([$'reported cases'.Q15]/[$'Population-EU'.Q15])*1000000" office:value-type="float" office:value="0" calcext:value-type="float">
            <text:p>0.000000000</text:p>
          </table:table-cell>
          <table:table-cell table:style-name="ce1" table:formula="of:=([$'reported cases'.R15]/[$'Population-EU'.R15])*1000000" office:value-type="float" office:value="0" calcext:value-type="float">
            <text:p>0.000000000</text:p>
          </table:table-cell>
          <table:table-cell table:style-name="ce1" table:formula="of:=([$'reported cases'.S15]/[$'Population-EU'.S15])*1000000" office:value-type="float" office:value="0" calcext:value-type="float">
            <text:p>0.000000000</text:p>
          </table:table-cell>
          <table:table-cell table:style-name="ce1" table:formula="of:=([$'reported cases'.T15]/[$'Population-EU'.T15])*1000000" office:value-type="float" office:value="3.69615282852715" calcext:value-type="float">
            <text:p>3.696152829</text:p>
          </table:table-cell>
          <table:table-cell table:style-name="ce1" table:formula="of:=([$'reported cases'.U15]/[$'Population-EU'.U15])*1000000" office:value-type="float" office:value="1.44127004716556" calcext:value-type="float">
            <text:p>1.441270047</text:p>
          </table:table-cell>
          <table:table-cell table:style-name="ce1" table:formula="of:=([$'reported cases'.V15]/[$'Population-EU'.V15])*1000000" office:value-type="float" office:value="2.37106753295165" calcext:value-type="float">
            <text:p>2.371067533</text:p>
          </table:table-cell>
          <table:table-cell table:style-name="ce1" table:formula="of:=([$'reported cases'.W15]/[$'Population-EU'.W15])*1000000" office:value-type="float" office:value="0" calcext:value-type="float">
            <text:p>0.000000000</text:p>
          </table:table-cell>
          <table:table-cell table:style-name="ce1" table:formula="of:=([$'reported cases'.X15]/[$'Population-EU'.X15])*1000000" office:value-type="float" office:value="0" calcext:value-type="float">
            <text:p>0.000000000</text:p>
          </table:table-cell>
          <table:table-cell table:style-name="ce1" table:formula="of:=([$'reported cases'.Y15]/[$'Population-EU'.Y15])*1000000" office:value-type="float" office:value="0" calcext:value-type="float">
            <text:p>0.000000000</text:p>
          </table:table-cell>
          <table:table-cell table:style-name="ce1" table:formula="of:=([$'reported cases'.Z15]/[$'Population-EU'.Z15])*1000000" office:value-type="float" office:value="0.10416944451852" calcext:value-type="float">
            <text:p>0.104169445</text:p>
          </table:table-cell>
          <table:table-cell table:style-name="ce1" table:formula="of:=([$'reported cases'.AA15]/[$'Population-EU'.AA15])*1000000" office:value-type="float" office:value="1.8780073549028" calcext:value-type="float">
            <text:p>1.87800735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style-name="ce1" table:formula="of:=([$'reported cases'.B16]/[$'Population-EU'.B16])*1000000" office:value-type="float" office:value="0" calcext:value-type="float">
            <text:p>0.000000000</text:p>
          </table:table-cell>
          <table:table-cell table:style-name="ce1" table:formula="of:=([$'reported cases'.C16]/[$'Population-EU'.C16])*1000000" office:value-type="float" office:value="0" calcext:value-type="float">
            <text:p>0.000000000</text:p>
          </table:table-cell>
          <table:table-cell table:style-name="ce1" table:formula="of:=([$'reported cases'.D16]/[$'Population-EU'.D16])*1000000" office:value-type="float" office:value="0" calcext:value-type="float">
            <text:p>0.000000000</text:p>
          </table:table-cell>
          <table:table-cell table:style-name="ce1" table:formula="of:=([$'reported cases'.E16]/[$'Population-EU'.E16])*1000000" office:value-type="float" office:value="2.05143880224694" calcext:value-type="float">
            <text:p>2.051438802</text:p>
          </table:table-cell>
          <table:table-cell table:style-name="ce1" table:formula="of:=([$'reported cases'.F16]/[$'Population-EU'.F16])*1000000" office:value-type="float" office:value="24.4690530804394" calcext:value-type="float">
            <text:p>24.469053080</text:p>
          </table:table-cell>
          <table:table-cell table:style-name="ce1" table:formula="of:=([$'reported cases'.G16]/[$'Population-EU'.G16])*1000000" office:value-type="float" office:value="9.9283890121526" calcext:value-type="float">
            <text:p>9.928389012</text:p>
          </table:table-cell>
          <table:table-cell table:style-name="ce1" table:formula="of:=([$'reported cases'.H16]/[$'Population-EU'.H16])*1000000" office:value-type="float" office:value="2.67531067653256" calcext:value-type="float">
            <text:p>2.675310677</text:p>
          </table:table-cell>
          <table:table-cell table:style-name="ce1" table:formula="of:=([$'reported cases'.I16]/[$'Population-EU'.I16])*1000000" office:value-type="float" office:value="5.46557684648573" calcext:value-type="float">
            <text:p>5.465576846</text:p>
          </table:table-cell>
          <table:table-cell table:style-name="ce1" table:formula="of:=([$'reported cases'.J16]/[$'Population-EU'.J16])*1000000" office:value-type="float" office:value="3.22571874773912" calcext:value-type="float">
            <text:p>3.225718748</text:p>
          </table:table-cell>
          <table:table-cell table:style-name="ce1" table:formula="of:=([$'reported cases'.K16]/[$'Population-EU'.K16])*1000000" office:value-type="float" office:value="2.2432766195616" calcext:value-type="float">
            <text:p>2.243276620</text:p>
          </table:table-cell>
          <table:table-cell table:style-name="ce1" table:formula="of:=([$'reported cases'.L16]/[$'Population-EU'.L16])*1000000" office:value-type="float" office:value="22.1174249478361" calcext:value-type="float">
            <text:p>22.117424948</text:p>
          </table:table-cell>
          <table:table-cell table:style-name="ce1" table:formula="of:=([$'reported cases'.M16]/[$'Population-EU'.M16])*1000000" office:value-type="float" office:value="50.1161904309729" calcext:value-type="float">
            <text:p>50.116190431</text:p>
          </table:table-cell>
          <table:table-cell table:style-name="ce1" table:formula="of:=([$'reported cases'.N16]/[$'Population-EU'.N16])*1000000" office:value-type="float" office:value="31.9413259719516" calcext:value-type="float">
            <text:p>31.941325972</text:p>
          </table:table-cell>
          <table:table-cell table:style-name="ce1" table:formula="of:=([$'reported cases'.O16]/[$'Population-EU'.O16])*1000000" office:value-type="float" office:value="5.66536806262062" calcext:value-type="float">
            <text:p>5.665368063</text:p>
          </table:table-cell>
          <table:table-cell table:style-name="ce1" table:formula="of:=([$'reported cases'.P16]/[$'Population-EU'.P16])*1000000" office:value-type="float" office:value="7.15869459251734" calcext:value-type="float">
            <text:p>7.158694593</text:p>
          </table:table-cell>
          <table:table-cell table:style-name="ce1" table:formula="of:=([$'reported cases'.Q16]/[$'Population-EU'.Q16])*1000000" office:value-type="float" office:value="4.3123411441331" calcext:value-type="float">
            <text:p>4.312341144</text:p>
          </table:table-cell>
          <table:table-cell table:style-name="ce1" table:formula="of:=([$'reported cases'.R16]/[$'Population-EU'.R16])*1000000" office:value-type="float" office:value="0.427567225860463" calcext:value-type="float">
            <text:p>0.427567226</text:p>
          </table:table-cell>
          <table:table-cell table:style-name="ce1" table:formula="of:=([$'reported cases'.S16]/[$'Population-EU'.S16])*1000000" office:value-type="float" office:value="9.09805288973202" calcext:value-type="float">
            <text:p>9.098052890</text:p>
          </table:table-cell>
          <table:table-cell table:style-name="ce1" table:formula="of:=([$'reported cases'.T16]/[$'Population-EU'.T16])*1000000" office:value-type="float" office:value="4.7925083509458" calcext:value-type="float">
            <text:p>4.792508351</text:p>
          </table:table-cell>
          <table:table-cell table:style-name="ce1" table:formula="of:=([$'reported cases'.U16]/[$'Population-EU'.U16])*1000000" office:value-type="float" office:value="15.0337755391411" calcext:value-type="float">
            <text:p>15.033775539</text:p>
          </table:table-cell>
          <table:table-cell table:style-name="ce1" table:formula="of:=([$'reported cases'.V16]/[$'Population-EU'.V16])*1000000" office:value-type="float" office:value="8.501489076295" calcext:value-type="float">
            <text:p>8.501489076</text:p>
          </table:table-cell>
          <table:table-cell table:style-name="ce1" table:formula="of:=([$'reported cases'.W16]/[$'Population-EU'.W16])*1000000" office:value-type="float" office:value="0.398994533774887" calcext:value-type="float">
            <text:p>0.398994534</text:p>
          </table:table-cell>
          <table:table-cell table:style-name="ce1" table:formula="of:=([$'reported cases'.X16]/[$'Population-EU'.X16])*1000000" office:value-type="float" office:value="0" calcext:value-type="float">
            <text:p>0.000000000</text:p>
          </table:table-cell>
          <table:table-cell table:style-name="ce1" table:formula="of:=([$'reported cases'.Y16]/[$'Population-EU'.Y16])*1000000" office:value-type="float" office:value="0.194013631785797" calcext:value-type="float">
            <text:p>0.194013632</text:p>
          </table:table-cell>
          <table:table-cell table:style-name="ce1" table:formula="of:=([$'reported cases'.Z16]/[$'Population-EU'.Z16])*1000000" office:value-type="float" office:value="0.189703105155277" calcext:value-type="float">
            <text:p>0.189703105</text:p>
          </table:table-cell>
          <table:table-cell table:style-name="ce1" table:formula="of:=([$'reported cases'.AA16]/[$'Population-EU'.AA16])*1000000" office:value-type="float" office:value="34.7554347876863" calcext:value-type="float">
            <text:p>34.75543478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style-name="ce1" table:formula="of:=([$'reported cases'.B17]/[$'Population-EU'.B17])*1000000" office:value-type="float" office:value="0" calcext:value-type="float">
            <text:p>0.000000000</text:p>
          </table:table-cell>
          <table:table-cell table:style-name="ce1" table:formula="of:=([$'reported cases'.C17]/[$'Population-EU'.C17])*1000000" office:value-type="float" office:value="0" calcext:value-type="float">
            <text:p>0.000000000</text:p>
          </table:table-cell>
          <table:table-cell table:style-name="ce1" table:formula="of:=([$'reported cases'.D17]/[$'Population-EU'.D17])*1000000" office:value-type="float" office:value="0" calcext:value-type="float">
            <text:p>0.000000000</text:p>
          </table:table-cell>
          <table:table-cell table:style-name="ce1" table:formula="of:=([$'reported cases'.E17]/[$'Population-EU'.E17])*1000000" office:value-type="float" office:value="0" calcext:value-type="float">
            <text:p>0.000000000</text:p>
          </table:table-cell>
          <table:table-cell table:style-name="ce1" table:formula="of:=([$'reported cases'.F17]/[$'Population-EU'.F17])*1000000" office:value-type="float" office:value="0" calcext:value-type="float">
            <text:p>0.000000000</text:p>
          </table:table-cell>
          <table:table-cell table:style-name="ce1" table:formula="of:=([$'reported cases'.G17]/[$'Population-EU'.G17])*1000000" office:value-type="float" office:value="0" calcext:value-type="float">
            <text:p>0.000000000</text:p>
          </table:table-cell>
          <table:table-cell table:style-name="ce1" table:formula="of:=([$'reported cases'.H17]/[$'Population-EU'.H17])*1000000" office:value-type="float" office:value="0" calcext:value-type="float">
            <text:p>0.000000000</text:p>
          </table:table-cell>
          <table:table-cell table:style-name="ce1" table:formula="of:=([$'reported cases'.I17]/[$'Population-EU'.I17])*1000000" office:value-type="float" office:value="0" calcext:value-type="float">
            <text:p>0.000000000</text:p>
          </table:table-cell>
          <table:table-cell table:style-name="ce1" table:formula="of:=([$'reported cases'.J17]/[$'Population-EU'.J17])*1000000" office:value-type="float" office:value="0" calcext:value-type="float">
            <text:p>0.000000000</text:p>
          </table:table-cell>
          <table:table-cell table:style-name="ce1" table:formula="of:=([$'reported cases'.K17]/[$'Population-EU'.K17])*1000000" office:value-type="float" office:value="0" calcext:value-type="float">
            <text:p>0.000000000</text:p>
          </table:table-cell>
          <table:table-cell table:style-name="ce1" table:formula="of:=([$'reported cases'.L17]/[$'Population-EU'.L17])*1000000" office:value-type="float" office:value="0" calcext:value-type="float">
            <text:p>0.000000000</text:p>
          </table:table-cell>
          <table:table-cell table:style-name="ce1" table:formula="of:=([$'reported cases'.M17]/[$'Population-EU'.M17])*1000000" office:value-type="float" office:value="0" calcext:value-type="float">
            <text:p>0.000000000</text:p>
          </table:table-cell>
          <table:table-cell table:style-name="ce1" table:formula="of:=([$'reported cases'.N17]/[$'Population-EU'.N17])*1000000" office:value-type="float" office:value="0" calcext:value-type="float">
            <text:p>0.000000000</text:p>
          </table:table-cell>
          <table:table-cell table:style-name="ce1" table:formula="of:=([$'reported cases'.O17]/[$'Population-EU'.O17])*1000000" office:value-type="float" office:value="0" calcext:value-type="float">
            <text:p>0.000000000</text:p>
          </table:table-cell>
          <table:table-cell table:style-name="ce1" table:formula="of:=([$'reported cases'.P17]/[$'Population-EU'.P17])*1000000" office:value-type="float" office:value="0" calcext:value-type="float">
            <text:p>0.000000000</text:p>
          </table:table-cell>
          <table:table-cell table:style-name="ce1" table:formula="of:=([$'reported cases'.Q17]/[$'Population-EU'.Q17])*1000000" office:value-type="float" office:value="3.07058350298307" calcext:value-type="float">
            <text:p>3.070583503</text:p>
          </table:table-cell>
          <table:table-cell table:style-name="ce1" table:formula="of:=([$'reported cases'.R17]/[$'Population-EU'.R17])*1000000" office:value-type="float" office:value="0" calcext:value-type="float">
            <text:p>0.000000000</text:p>
          </table:table-cell>
          <table:table-cell table:style-name="ce1" table:formula="of:=([$'reported cases'.S17]/[$'Population-EU'.S17])*1000000" office:value-type="float" office:value="3.00725650995853" calcext:value-type="float">
            <text:p>3.007256510</text:p>
          </table:table-cell>
          <table:table-cell table:style-name="ce1" table:formula="of:=([$'reported cases'.T17]/[$'Population-EU'.T17])*1000000" office:value-type="float" office:value="8.86658450298361" calcext:value-type="float">
            <text:p>8.866584503</text:p>
          </table:table-cell>
          <table:table-cell table:style-name="ce1" table:formula="of:=([$'reported cases'.U17]/[$'Population-EU'.U17])*1000000" office:value-type="float" office:value="0" calcext:value-type="float">
            <text:p>0.000000000</text:p>
          </table:table-cell>
          <table:table-cell table:style-name="ce1" table:formula="of:=([$'reported cases'.V17]/[$'Population-EU'.V17])*1000000" office:value-type="float" office:value="25.2107195979731" calcext:value-type="float">
            <text:p>25.210719598</text:p>
          </table:table-cell>
          <table:table-cell table:style-name="ce1" table:formula="of:=([$'reported cases'.W17]/[$'Population-EU'.W17])*1000000" office:value-type="float" office:value="0" calcext:value-type="float">
            <text:p>0.000000000</text:p>
          </table:table-cell>
          <table:table-cell table:style-name="ce1" table:formula="of:=([$'reported cases'.X17]/[$'Population-EU'.X17])*1000000" office:value-type="float" office:value="0" calcext:value-type="float">
            <text:p>0.000000000</text:p>
          </table:table-cell>
          <table:table-cell table:style-name="ce1" table:formula="of:=([$'reported cases'.Y17]/[$'Population-EU'.Y17])*1000000" office:value-type="float" office:value="0" calcext:value-type="float">
            <text:p>0.000000000</text:p>
          </table:table-cell>
          <table:table-cell table:style-name="ce1" table:formula="of:=([$'reported cases'.Z17]/[$'Population-EU'.Z17])*1000000" office:value-type="float" office:value="0" calcext:value-type="float">
            <text:p>0.000000000</text:p>
          </table:table-cell>
          <table:table-cell table:style-name="ce1" table:formula="of:=([$'reported cases'.AA17]/[$'Population-EU'.AA17])*1000000" office:value-type="float" office:value="5.21421290152698" calcext:value-type="float">
            <text:p>5.21421290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style-name="ce1" table:formula="of:=([$'reported cases'.B18]/[$'Population-EU'.B18])*1000000" office:value-type="float" office:value="51.099025289607" calcext:value-type="float">
            <text:p>51.099025290</text:p>
          </table:table-cell>
          <table:table-cell table:style-name="ce1" table:formula="of:=([$'reported cases'.C18]/[$'Population-EU'.C18])*1000000" office:value-type="float" office:value="25.2092614645573" calcext:value-type="float">
            <text:p>25.209261465</text:p>
          </table:table-cell>
          <table:table-cell table:style-name="ce1" table:formula="of:=([$'reported cases'.D18]/[$'Population-EU'.D18])*1000000" office:value-type="float" office:value="14.5012283207514" calcext:value-type="float">
            <text:p>14.501228321</text:p>
          </table:table-cell>
          <table:table-cell table:style-name="ce1" table:formula="of:=([$'reported cases'.E18]/[$'Population-EU'.E18])*1000000" office:value-type="float" office:value="316.17768203158" calcext:value-type="float">
            <text:p>316.177682032</text:p>
          </table:table-cell>
          <table:table-cell table:style-name="ce1" table:formula="of:=([$'reported cases'.F18]/[$'Population-EU'.F18])*1000000" office:value-type="float" office:value="209.455475567975" calcext:value-type="float">
            <text:p>209.455475568</text:p>
          </table:table-cell>
          <table:table-cell table:style-name="ce1" table:formula="of:=([$'reported cases'.G18]/[$'Population-EU'.G18])*1000000" office:value-type="float" office:value="11.9072436136992" calcext:value-type="float">
            <text:p>11.907243614</text:p>
          </table:table-cell>
          <table:table-cell table:style-name="ce1" table:formula="of:=([$'reported cases'.H18]/[$'Population-EU'.H18])*1000000" office:value-type="float" office:value="3.70406307120098" calcext:value-type="float">
            <text:p>3.704063071</text:p>
          </table:table-cell>
          <table:table-cell table:style-name="ce1" table:formula="of:=([$'reported cases'.I18]/[$'Population-EU'.I18])*1000000" office:value-type="float" office:value="9.796017073274" calcext:value-type="float">
            <text:p>9.796017073</text:p>
          </table:table-cell>
          <table:table-cell table:style-name="ce1" table:formula="of:=([$'reported cases'.J18]/[$'Population-EU'.J18])*1000000" office:value-type="float" office:value="10.1690758403694" calcext:value-type="float">
            <text:p>10.169075840</text:p>
          </table:table-cell>
          <table:table-cell table:style-name="ce1" table:formula="of:=([$'reported cases'.K18]/[$'Population-EU'.K18])*1000000" office:value-type="float" office:value="90.0142502507001" calcext:value-type="float">
            <text:p>90.014250251</text:p>
          </table:table-cell>
          <table:table-cell table:style-name="ce1" table:formula="of:=([$'reported cases'.L18]/[$'Population-EU'.L18])*1000000" office:value-type="float" office:value="12.7733496832209" calcext:value-type="float">
            <text:p>12.773349683</text:p>
          </table:table-cell>
          <table:table-cell table:style-name="ce1" table:formula="of:=([$'reported cases'.M18]/[$'Population-EU'.M18])*1000000" office:value-type="float" office:value="51.3316096366453" calcext:value-type="float">
            <text:p>51.331609637</text:p>
          </table:table-cell>
          <table:table-cell table:style-name="ce1" table:formula="of:=([$'reported cases'.N18]/[$'Population-EU'.N18])*1000000" office:value-type="float" office:value="31.7772770850285" calcext:value-type="float">
            <text:p>31.777277085</text:p>
          </table:table-cell>
          <table:table-cell table:style-name="ce1" table:formula="of:=([$'reported cases'.O18]/[$'Population-EU'.O18])*1000000" office:value-type="float" office:value="3.59369994452226" calcext:value-type="float">
            <text:p>3.593699945</text:p>
          </table:table-cell>
          <table:table-cell table:style-name="ce1" table:formula="of:=([$'reported cases'.P18]/[$'Population-EU'.P18])*1000000" office:value-type="float" office:value="20.6379485189029" calcext:value-type="float">
            <text:p>20.637948519</text:p>
          </table:table-cell>
          <table:table-cell table:style-name="ce1" table:formula="of:=([$'reported cases'.Q18]/[$'Population-EU'.Q18])*1000000" office:value-type="float" office:value="16.8362674810294" calcext:value-type="float">
            <text:p>16.836267481</text:p>
          </table:table-cell>
          <table:table-cell table:style-name="ce1" table:formula="of:=([$'reported cases'.R18]/[$'Population-EU'.R18])*1000000" office:value-type="float" office:value="2.78627772153532" calcext:value-type="float">
            <text:p>2.786277722</text:p>
          </table:table-cell>
          <table:table-cell table:style-name="ce1" table:formula="of:=([$'reported cases'.S18]/[$'Population-EU'.S18])*1000000" office:value-type="float" office:value="10.5046709883858" calcext:value-type="float">
            <text:p>10.504670988</text:p>
          </table:table-cell>
          <table:table-cell table:style-name="ce1" table:formula="of:=([$'reported cases'.T18]/[$'Population-EU'.T18])*1000000" office:value-type="float" office:value="72.5526378710719" calcext:value-type="float">
            <text:p>72.552637871</text:p>
          </table:table-cell>
          <table:table-cell table:style-name="ce1" table:formula="of:=([$'reported cases'.U18]/[$'Population-EU'.U18])*1000000" office:value-type="float" office:value="34.7193436579196" calcext:value-type="float">
            <text:p>34.719343658</text:p>
          </table:table-cell>
          <table:table-cell table:style-name="ce1" table:formula="of:=([$'reported cases'.V18]/[$'Population-EU'.V18])*1000000" office:value-type="float" office:value="23.9063780762263" calcext:value-type="float">
            <text:p>23.906378076</text:p>
          </table:table-cell>
          <table:table-cell table:style-name="ce1" table:formula="of:=([$'reported cases'.W18]/[$'Population-EU'.W18])*1000000" office:value-type="float" office:value="1.39164871272159" calcext:value-type="float">
            <text:p>1.391648713</text:p>
          </table:table-cell>
          <table:table-cell table:style-name="ce1" table:formula="of:=([$'reported cases'.X18]/[$'Population-EU'.X18])*1000000" office:value-type="float" office:value="0.0844078266785893" calcext:value-type="float">
            <text:p>0.084407827</text:p>
          </table:table-cell>
          <table:table-cell table:style-name="ce1" table:formula="of:=([$'reported cases'.Y18]/[$'Population-EU'.Y18])*1000000" office:value-type="float" office:value="0.203286006487568" calcext:value-type="float">
            <text:p>0.203286006</text:p>
          </table:table-cell>
          <table:table-cell table:style-name="ce1" table:formula="of:=([$'reported cases'.Z18]/[$'Population-EU'.Z18])*1000000" office:value-type="float" office:value="0.338999133196166" calcext:value-type="float">
            <text:p>0.338999133</text:p>
          </table:table-cell>
          <table:table-cell table:style-name="ce1" table:formula="of:=([$'reported cases'.AA18]/[$'Population-EU'.AA18])*1000000" office:value-type="float" office:value="16.2960820047335" calcext:value-type="float">
            <text:p>16.29608200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style-name="ce1" table:formula="of:=([$'reported cases'.B19]/[$'Population-EU'.B19])*1000000" office:value-type="float" office:value="0" calcext:value-type="float">
            <text:p>0.000000000</text:p>
          </table:table-cell>
          <table:table-cell table:style-name="ce1" table:formula="of:=([$'reported cases'.C19]/[$'Population-EU'.C19])*1000000" office:value-type="float" office:value="0" calcext:value-type="float">
            <text:p>0.000000000</text:p>
          </table:table-cell>
          <table:table-cell table:style-name="ce1" table:formula="of:=([$'reported cases'.D19]/[$'Population-EU'.D19])*1000000" office:value-type="float" office:value="0" calcext:value-type="float">
            <text:p>0.000000000</text:p>
          </table:table-cell>
          <table:table-cell table:style-name="ce1" table:formula="of:=([$'reported cases'.E19]/[$'Population-EU'.E19])*1000000" office:value-type="float" office:value="0" calcext:value-type="float">
            <text:p>0.000000000</text:p>
          </table:table-cell>
          <table:table-cell table:style-name="ce1" table:formula="of:=([$'reported cases'.F19]/[$'Population-EU'.F19])*1000000" office:value-type="float" office:value="0" calcext:value-type="float">
            <text:p>0.000000000</text:p>
          </table:table-cell>
          <table:table-cell table:style-name="ce1" table:formula="of:=([$'reported cases'.G19]/[$'Population-EU'.G19])*1000000" office:value-type="float" office:value="0" calcext:value-type="float">
            <text:p>0.000000000</text:p>
          </table:table-cell>
          <table:table-cell table:style-name="ce1" table:formula="of:=([$'reported cases'.H19]/[$'Population-EU'.H19])*1000000" office:value-type="float" office:value="0" calcext:value-type="float">
            <text:p>0.000000000</text:p>
          </table:table-cell>
          <table:table-cell table:style-name="ce1" table:formula="of:=([$'reported cases'.I19]/[$'Population-EU'.I19])*1000000" office:value-type="float" office:value="0" calcext:value-type="float">
            <text:p>0.000000000</text:p>
          </table:table-cell>
          <table:table-cell table:style-name="ce1" table:formula="of:=([$'reported cases'.J19]/[$'Population-EU'.J19])*1000000" office:value-type="float" office:value="0" calcext:value-type="float">
            <text:p>0.000000000</text:p>
          </table:table-cell>
          <table:table-cell table:style-name="ce1" table:formula="of:=([$'reported cases'.K19]/[$'Population-EU'.K19])*1000000" office:value-type="float" office:value="0.311273872760579" calcext:value-type="float">
            <text:p>0.311273873</text:p>
          </table:table-cell>
          <table:table-cell table:style-name="ce1" table:formula="of:=([$'reported cases'.L19]/[$'Population-EU'.L19])*1000000" office:value-type="float" office:value="0" calcext:value-type="float">
            <text:p>0.000000000</text:p>
          </table:table-cell>
          <table:table-cell table:style-name="ce1" table:formula="of:=([$'reported cases'.M19]/[$'Population-EU'.M19])*1000000" office:value-type="float" office:value="0.636542099621385" calcext:value-type="float">
            <text:p>0.636542100</text:p>
          </table:table-cell>
          <table:table-cell table:style-name="ce1" table:formula="of:=([$'reported cases'.N19]/[$'Population-EU'.N19])*1000000" office:value-type="float" office:value="2.29313618477174" calcext:value-type="float">
            <text:p>2.293136185</text:p>
          </table:table-cell>
          <table:table-cell table:style-name="ce1" table:formula="of:=([$'reported cases'.O19]/[$'Population-EU'.O19])*1000000" office:value-type="float" office:value="0.665858536356376" calcext:value-type="float">
            <text:p>0.665858536</text:p>
          </table:table-cell>
          <table:table-cell table:style-name="ce1" table:formula="of:=([$'reported cases'.P19]/[$'Population-EU'.P19])*1000000" office:value-type="float" office:value="11.7661415493722" calcext:value-type="float">
            <text:p>11.766141549</text:p>
          </table:table-cell>
          <table:table-cell table:style-name="ce1" table:formula="of:=([$'reported cases'.Q19]/[$'Population-EU'.Q19])*1000000" office:value-type="float" office:value="3.73151796115286" calcext:value-type="float">
            <text:p>3.731517961</text:p>
          </table:table-cell>
          <table:table-cell table:style-name="ce1" table:formula="of:=([$'reported cases'.R19]/[$'Population-EU'.R19])*1000000" office:value-type="float" office:value="17.0844147767887" calcext:value-type="float">
            <text:p>17.084414777</text:p>
          </table:table-cell>
          <table:table-cell table:style-name="ce1" table:formula="of:=([$'reported cases'.S19]/[$'Population-EU'.S19])*1000000" office:value-type="float" office:value="7.59780533939224" calcext:value-type="float">
            <text:p>7.597805339</text:p>
          </table:table-cell>
          <table:table-cell table:style-name="ce1" table:formula="of:=([$'reported cases'.T19]/[$'Population-EU'.T19])*1000000" office:value-type="float" office:value="0.699526455565905" calcext:value-type="float">
            <text:p>0.699526456</text:p>
          </table:table-cell>
          <table:table-cell table:style-name="ce1" table:formula="of:=([$'reported cases'.U19]/[$'Population-EU'.U19])*1000000" office:value-type="float" office:value="10.6149600169839" calcext:value-type="float">
            <text:p>10.614960017</text:p>
          </table:table-cell>
          <table:table-cell table:style-name="ce1" table:formula="of:=([$'reported cases'.V19]/[$'Population-EU'.V19])*1000000" office:value-type="float" office:value="296.564966929806" calcext:value-type="float">
            <text:p>296.564966930</text:p>
          </table:table-cell>
          <table:table-cell table:style-name="ce1" table:formula="of:=([$'reported cases'.W19]/[$'Population-EU'.W19])*1000000" office:value-type="float" office:value="0.711749597950446" calcext:value-type="float">
            <text:p>0.711749598</text:p>
          </table:table-cell>
          <table:table-cell table:style-name="ce1" table:formula="of:=([$'reported cases'.X19]/[$'Population-EU'.X19])*1000000" office:value-type="float" office:value="0" calcext:value-type="float">
            <text:p>0.000000000</text:p>
          </table:table-cell>
          <table:table-cell table:style-name="ce1" table:formula="of:=([$'reported cases'.Y19]/[$'Population-EU'.Y19])*1000000" office:value-type="float" office:value="0" calcext:value-type="float">
            <text:p>0.000000000</text:p>
          </table:table-cell>
          <table:table-cell table:style-name="ce1" table:formula="of:=([$'reported cases'.Z19]/[$'Population-EU'.Z19])*1000000" office:value-type="float" office:value="1.04994996988394" calcext:value-type="float">
            <text:p>1.049949970</text:p>
          </table:table-cell>
          <table:table-cell table:style-name="ce1" table:formula="of:=([$'reported cases'.AA19]/[$'Population-EU'.AA19])*1000000" office:value-type="float" office:value="10.3954030141818" calcext:value-type="float">
            <text:p>10.395403014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style-name="ce1" table:formula="of:=([$'reported cases'.B20]/[$'Population-EU'.B20])*1000000" office:value-type="float" office:value="0" calcext:value-type="float">
            <text:p>0.000000000</text:p>
          </table:table-cell>
          <table:table-cell table:style-name="ce1" table:formula="of:=([$'reported cases'.C20]/[$'Population-EU'.C20])*1000000" office:value-type="float" office:value="0" calcext:value-type="float">
            <text:p>0.000000000</text:p>
          </table:table-cell>
          <table:table-cell table:style-name="ce1" table:formula="of:=([$'reported cases'.D20]/[$'Population-EU'.D20])*1000000" office:value-type="float" office:value="0" calcext:value-type="float">
            <text:p>0.000000000</text:p>
          </table:table-cell>
          <table:table-cell table:style-name="ce1" table:formula="of:=([$'reported cases'.E20]/[$'Population-EU'.E20])*1000000" office:value-type="float" office:value="0" calcext:value-type="float">
            <text:p>0.000000000</text:p>
          </table:table-cell>
          <table:table-cell table:style-name="ce1" table:formula="of:=([$'reported cases'.F20]/[$'Population-EU'.F20])*1000000" office:value-type="float" office:value="0" calcext:value-type="float">
            <text:p>0.000000000</text:p>
          </table:table-cell>
          <table:table-cell table:style-name="ce1" table:formula="of:=([$'reported cases'.G20]/[$'Population-EU'.G20])*1000000" office:value-type="float" office:value="0" calcext:value-type="float">
            <text:p>0.000000000</text:p>
          </table:table-cell>
          <table:table-cell table:style-name="ce1" table:formula="of:=([$'reported cases'.H20]/[$'Population-EU'.H20])*1000000" office:value-type="float" office:value="0" calcext:value-type="float">
            <text:p>0.000000000</text:p>
          </table:table-cell>
          <table:table-cell table:style-name="ce1" table:formula="of:=([$'reported cases'.I20]/[$'Population-EU'.I20])*1000000" office:value-type="float" office:value="0" calcext:value-type="float">
            <text:p>0.000000000</text:p>
          </table:table-cell>
          <table:table-cell table:style-name="ce1" table:formula="of:=([$'reported cases'.J20]/[$'Population-EU'.J20])*1000000" office:value-type="float" office:value="0" calcext:value-type="float">
            <text:p>0.000000000</text:p>
          </table:table-cell>
          <table:table-cell table:style-name="ce1" table:formula="of:=([$'reported cases'.K20]/[$'Population-EU'.K20])*1000000" office:value-type="float" office:value="0" calcext:value-type="float">
            <text:p>0.000000000</text:p>
          </table:table-cell>
          <table:table-cell table:style-name="ce1" table:formula="of:=([$'reported cases'.L20]/[$'Population-EU'.L20])*1000000" office:value-type="float" office:value="0" calcext:value-type="float">
            <text:p>0.000000000</text:p>
          </table:table-cell>
          <table:table-cell table:style-name="ce1" table:formula="of:=([$'reported cases'.M20]/[$'Population-EU'.M20])*1000000" office:value-type="float" office:value="0" calcext:value-type="float">
            <text:p>0.000000000</text:p>
          </table:table-cell>
          <table:table-cell table:style-name="ce1" table:formula="of:=([$'reported cases'.N20]/[$'Population-EU'.N20])*1000000" office:value-type="float" office:value="11.7224132541419" calcext:value-type="float">
            <text:p>11.722413254</text:p>
          </table:table-cell>
          <table:table-cell table:style-name="ce1" table:formula="of:=([$'reported cases'.O20]/[$'Population-EU'.O20])*1000000" office:value-type="float" office:value="3.81059077494079" calcext:value-type="float">
            <text:p>3.810590775</text:p>
          </table:table-cell>
          <table:table-cell table:style-name="ce1" table:formula="of:=([$'reported cases'.P20]/[$'Population-EU'.P20])*1000000" office:value-type="float" office:value="0" calcext:value-type="float">
            <text:p>0.000000000</text:p>
          </table:table-cell>
          <table:table-cell table:style-name="ce1" table:formula="of:=([$'reported cases'.Q20]/[$'Population-EU'.Q20])*1000000" office:value-type="float" office:value="3.63848057051375" calcext:value-type="float">
            <text:p>3.638480571</text:p>
          </table:table-cell>
          <table:table-cell table:style-name="ce1" table:formula="of:=([$'reported cases'.R20]/[$'Population-EU'.R20])*1000000" office:value-type="float" office:value="0" calcext:value-type="float">
            <text:p>0.000000000</text:p>
          </table:table-cell>
          <table:table-cell table:style-name="ce1" table:formula="of:=([$'reported cases'.S20]/[$'Population-EU'.S20])*1000000" office:value-type="float" office:value="0" calcext:value-type="float">
            <text:p>0.000000000</text:p>
          </table:table-cell>
          <table:table-cell table:style-name="ce1" table:formula="of:=([$'reported cases'.T20]/[$'Population-EU'.T20])*1000000" office:value-type="float" office:value="6.77200520767201" calcext:value-type="float">
            <text:p>6.772005208</text:p>
          </table:table-cell>
          <table:table-cell table:style-name="ce1" table:formula="of:=([$'reported cases'.U20]/[$'Population-EU'.U20])*1000000" office:value-type="float" office:value="6.64446308585477" calcext:value-type="float">
            <text:p>6.644463086</text:p>
          </table:table-cell>
          <table:table-cell table:style-name="ce1" table:formula="of:=([$'reported cases'.V20]/[$'Population-EU'.V20])*1000000" office:value-type="float" office:value="40.7236428438786" calcext:value-type="float">
            <text:p>40.723642844</text:p>
          </table:table-cell>
          <table:table-cell table:style-name="ce1" table:formula="of:=([$'reported cases'.W20]/[$'Population-EU'.W20])*1000000" office:value-type="float" office:value="0" calcext:value-type="float">
            <text:p>0.000000000</text:p>
          </table:table-cell>
          <table:table-cell table:style-name="ce1" table:formula="of:=([$'reported cases'.X20]/[$'Population-EU'.X20])*1000000" office:value-type="float" office:value="0" calcext:value-type="float">
            <text:p>0.000000000</text:p>
          </table:table-cell>
          <table:table-cell table:style-name="ce1" table:formula="of:=([$'reported cases'.Y20]/[$'Population-EU'.Y20])*1000000" office:value-type="float" office:value="0" calcext:value-type="float">
            <text:p>0.000000000</text:p>
          </table:table-cell>
          <table:table-cell table:style-name="ce1" table:formula="of:=([$'reported cases'.Z20]/[$'Population-EU'.Z20])*1000000" office:value-type="float" office:value="0" calcext:value-type="float">
            <text:p>0.000000000</text:p>
          </table:table-cell>
          <table:table-cell table:style-name="ce1" table:formula="of:=([$'reported cases'.AA20]/[$'Population-EU'.AA20])*1000000" office:value-type="float" office:value="4.46395357488282" calcext:value-type="float">
            <text:p>4.463953575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style-name="ce1" table:formula="of:=([$'reported cases'.B21]/[$'Population-EU'.B21])*1000000" office:value-type="float" office:value="0" calcext:value-type="float">
            <text:p>0.000000000</text:p>
          </table:table-cell>
          <table:table-cell table:style-name="ce1" table:formula="of:=([$'reported cases'.C21]/[$'Population-EU'.C21])*1000000" office:value-type="float" office:value="0" calcext:value-type="float">
            <text:p>0.000000000</text:p>
          </table:table-cell>
          <table:table-cell table:style-name="ce1" table:formula="of:=([$'reported cases'.D21]/[$'Population-EU'.D21])*1000000" office:value-type="float" office:value="0" calcext:value-type="float">
            <text:p>0.000000000</text:p>
          </table:table-cell>
          <table:table-cell table:style-name="ce1" table:formula="of:=([$'reported cases'.E21]/[$'Population-EU'.E21])*1000000" office:value-type="float" office:value="0" calcext:value-type="float">
            <text:p>0.000000000</text:p>
          </table:table-cell>
          <table:table-cell table:style-name="ce1" table:formula="of:=([$'reported cases'.F21]/[$'Population-EU'.F21])*1000000" office:value-type="float" office:value="0" calcext:value-type="float">
            <text:p>0.000000000</text:p>
          </table:table-cell>
          <table:table-cell table:style-name="ce1" table:formula="of:=([$'reported cases'.G21]/[$'Population-EU'.G21])*1000000" office:value-type="float" office:value="0" calcext:value-type="float">
            <text:p>0.000000000</text:p>
          </table:table-cell>
          <table:table-cell table:style-name="ce1" table:formula="of:=([$'reported cases'.H21]/[$'Population-EU'.H21])*1000000" office:value-type="float" office:value="0.888997939302777" calcext:value-type="float">
            <text:p>0.888997939</text:p>
          </table:table-cell>
          <table:table-cell table:style-name="ce1" table:formula="of:=([$'reported cases'.I21]/[$'Population-EU'.I21])*1000000" office:value-type="float" office:value="2.69315051030714" calcext:value-type="float">
            <text:p>2.693150510</text:p>
          </table:table-cell>
          <table:table-cell table:style-name="ce1" table:formula="of:=([$'reported cases'.J21]/[$'Population-EU'.J21])*1000000" office:value-type="float" office:value="0" calcext:value-type="float">
            <text:p>0.000000000</text:p>
          </table:table-cell>
          <table:table-cell table:style-name="ce1" table:formula="of:=([$'reported cases'.K21]/[$'Population-EU'.K21])*1000000" office:value-type="float" office:value="1.3687317787582" calcext:value-type="float">
            <text:p>1.368731779</text:p>
          </table:table-cell>
          <table:table-cell table:style-name="ce1" table:formula="of:=([$'reported cases'.L21]/[$'Population-EU'.L21])*1000000" office:value-type="float" office:value="0" calcext:value-type="float">
            <text:p>0.000000000</text:p>
          </table:table-cell>
          <table:table-cell table:style-name="ce1" table:formula="of:=([$'reported cases'.M21]/[$'Population-EU'.M21])*1000000" office:value-type="float" office:value="0" calcext:value-type="float">
            <text:p>0.000000000</text:p>
          </table:table-cell>
          <table:table-cell table:style-name="ce1" table:formula="of:=([$'reported cases'.N21]/[$'Population-EU'.N21])*1000000" office:value-type="float" office:value="0.482019468766343" calcext:value-type="float">
            <text:p>0.482019469</text:p>
          </table:table-cell>
          <table:table-cell table:style-name="ce1" table:formula="of:=([$'reported cases'.O21]/[$'Population-EU'.O21])*1000000" office:value-type="float" office:value="1.46712682284395" calcext:value-type="float">
            <text:p>1.467126823</text:p>
          </table:table-cell>
          <table:table-cell table:style-name="ce1" table:formula="of:=([$'reported cases'.P21]/[$'Population-EU'.P21])*1000000" office:value-type="float" office:value="0" calcext:value-type="float">
            <text:p>0.000000000</text:p>
          </table:table-cell>
          <table:table-cell table:style-name="ce1" table:formula="of:=([$'reported cases'.Q21]/[$'Population-EU'.Q21])*1000000" office:value-type="float" office:value="17.4871644213148" calcext:value-type="float">
            <text:p>17.487164421</text:p>
          </table:table-cell>
          <table:table-cell table:style-name="ce1" table:formula="of:=([$'reported cases'.R21]/[$'Population-EU'.R21])*1000000" office:value-type="float" office:value="0" calcext:value-type="float">
            <text:p>0.000000000</text:p>
          </table:table-cell>
          <table:table-cell table:style-name="ce1" table:formula="of:=([$'reported cases'.S21]/[$'Population-EU'.S21])*1000000" office:value-type="float" office:value="0" calcext:value-type="float">
            <text:p>0.000000000</text:p>
          </table:table-cell>
          <table:table-cell table:style-name="ce1" table:formula="of:=([$'reported cases'.T21]/[$'Population-EU'.T21])*1000000" office:value-type="float" office:value="0" calcext:value-type="float">
            <text:p>0.000000000</text:p>
          </table:table-cell>
          <table:table-cell table:style-name="ce1" table:formula="of:=([$'reported cases'.U21]/[$'Population-EU'.U21])*1000000" office:value-type="float" office:value="12.9240443573881" calcext:value-type="float">
            <text:p>12.924044357</text:p>
          </table:table-cell>
          <table:table-cell table:style-name="ce1" table:formula="of:=([$'reported cases'.V21]/[$'Population-EU'.V21])*1000000" office:value-type="float" office:value="1.5625260421007" calcext:value-type="float">
            <text:p>1.562526042</text:p>
          </table:table-cell>
          <table:table-cell table:style-name="ce1" table:formula="of:=([$'reported cases'.W21]/[$'Population-EU'.W21])*1000000" office:value-type="float" office:value="0" calcext:value-type="float">
            <text:p>0.000000000</text:p>
          </table:table-cell>
          <table:table-cell table:style-name="ce1" table:formula="of:=([$'reported cases'.X21]/[$'Population-EU'.X21])*1000000" office:value-type="float" office:value="0" calcext:value-type="float">
            <text:p>0.000000000</text:p>
          </table:table-cell>
          <table:table-cell table:style-name="ce1" table:formula="of:=([$'reported cases'.Y21]/[$'Population-EU'.Y21])*1000000" office:value-type="float" office:value="0" calcext:value-type="float">
            <text:p>0.000000000</text:p>
          </table:table-cell>
          <table:table-cell table:style-name="ce1" table:formula="of:=([$'reported cases'.Z21]/[$'Population-EU'.Z21])*1000000" office:value-type="float" office:value="0.531065189314119" calcext:value-type="float">
            <text:p>0.531065189</text:p>
          </table:table-cell>
          <table:table-cell table:style-name="ce1" table:formula="of:=([$'reported cases'.AA21]/[$'Population-EU'.AA21])*1000000" office:value-type="float" office:value="0" calcext:value-type="float">
            <text:p>0.00000000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style-name="ce1" table:formula="of:=([$'reported cases'.B22]/[$'Population-EU'.B22])*1000000" office:value-type="float" office:value="0" calcext:value-type="float">
            <text:p>0.000000000</text:p>
          </table:table-cell>
          <table:table-cell table:style-name="ce1" table:formula="of:=([$'reported cases'.C22]/[$'Population-EU'.C22])*1000000" office:value-type="float" office:value="0" calcext:value-type="float">
            <text:p>0.000000000</text:p>
          </table:table-cell>
          <table:table-cell table:style-name="ce1" table:formula="of:=([$'reported cases'.D22]/[$'Population-EU'.D22])*1000000" office:value-type="float" office:value="2.55483310552738" calcext:value-type="float">
            <text:p>2.554833106</text:p>
          </table:table-cell>
          <table:table-cell table:style-name="ce1" table:formula="of:=([$'reported cases'.E22]/[$'Population-EU'.E22])*1000000" office:value-type="float" office:value="0" calcext:value-type="float">
            <text:p>0.000000000</text:p>
          </table:table-cell>
          <table:table-cell table:style-name="ce1" table:formula="of:=([$'reported cases'.F22]/[$'Population-EU'.F22])*1000000" office:value-type="float" office:value="0" calcext:value-type="float">
            <text:p>0.000000000</text:p>
          </table:table-cell>
          <table:table-cell table:style-name="ce1" table:formula="of:=([$'reported cases'.G22]/[$'Population-EU'.G22])*1000000" office:value-type="float" office:value="2.50083152648256" calcext:value-type="float">
            <text:p>2.500831526</text:p>
          </table:table-cell>
          <table:table-cell table:style-name="ce1" table:formula="of:=([$'reported cases'.H22]/[$'Population-EU'.H22])*1000000" office:value-type="float" office:value="4.96687097062593" calcext:value-type="float">
            <text:p>4.966870971</text:p>
          </table:table-cell>
          <table:table-cell table:style-name="ce1" table:formula="of:=([$'reported cases'.I22]/[$'Population-EU'.I22])*1000000" office:value-type="float" office:value="0" calcext:value-type="float">
            <text:p>0.000000000</text:p>
          </table:table-cell>
          <table:table-cell table:style-name="ce1" table:formula="of:=([$'reported cases'.J22]/[$'Population-EU'.J22])*1000000" office:value-type="float" office:value="0" calcext:value-type="float">
            <text:p>0.000000000</text:p>
          </table:table-cell>
          <table:table-cell table:style-name="ce1" table:formula="of:=([$'reported cases'.K22]/[$'Population-EU'.K22])*1000000" office:value-type="float" office:value="2.4519900351125" calcext:value-type="float">
            <text:p>2.451990035</text:p>
          </table:table-cell>
          <table:table-cell table:style-name="ce1" table:formula="of:=([$'reported cases'.L22]/[$'Population-EU'.L22])*1000000" office:value-type="float" office:value="2.43352817782277" calcext:value-type="float">
            <text:p>2.433528178</text:p>
          </table:table-cell>
          <table:table-cell table:style-name="ce1" table:formula="of:=([$'reported cases'.M22]/[$'Population-EU'.M22])*1000000" office:value-type="float" office:value="0" calcext:value-type="float">
            <text:p>0.000000000</text:p>
          </table:table-cell>
          <table:table-cell table:style-name="ce1" table:formula="of:=([$'reported cases'.N22]/[$'Population-EU'.N22])*1000000" office:value-type="float" office:value="14.4582145550846" calcext:value-type="float">
            <text:p>14.458214555</text:p>
          </table:table-cell>
          <table:table-cell table:style-name="ce1" table:formula="of:=([$'reported cases'.O22]/[$'Population-EU'.O22])*1000000" office:value-type="float" office:value="0" calcext:value-type="float">
            <text:p>0.000000000</text:p>
          </table:table-cell>
          <table:table-cell table:style-name="ce1" table:formula="of:=([$'reported cases'.P22]/[$'Population-EU'.P22])*1000000" office:value-type="float" office:value="2.37268188979367" calcext:value-type="float">
            <text:p>2.372681890</text:p>
          </table:table-cell>
          <table:table-cell table:style-name="ce1" table:formula="of:=([$'reported cases'.Q22]/[$'Population-EU'.Q22])*1000000" office:value-type="float" office:value="0" calcext:value-type="float">
            <text:p>0.000000000</text:p>
          </table:table-cell>
          <table:table-cell table:style-name="ce1" table:formula="of:=([$'reported cases'.R22]/[$'Population-EU'.R22])*1000000" office:value-type="float" office:value="2.27891660304691" calcext:value-type="float">
            <text:p>2.278916603</text:p>
          </table:table-cell>
          <table:table-cell table:style-name="ce1" table:formula="of:=([$'reported cases'.S22]/[$'Population-EU'.S22])*1000000" office:value-type="float" office:value="0" calcext:value-type="float">
            <text:p>0.000000000</text:p>
          </table:table-cell>
          <table:table-cell table:style-name="ce1" table:formula="of:=([$'reported cases'.T22]/[$'Population-EU'.T22])*1000000" office:value-type="float" office:value="0" calcext:value-type="float">
            <text:p>0.000000000</text:p>
          </table:table-cell>
          <table:table-cell table:style-name="ce1" table:formula="of:=([$'reported cases'.U22]/[$'Population-EU'.U22])*1000000" office:value-type="float" office:value="10.5299292178158" calcext:value-type="float">
            <text:p>10.529929218</text:p>
          </table:table-cell>
          <table:table-cell table:style-name="ce1" table:formula="of:=([$'reported cases'.V22]/[$'Population-EU'.V22])*1000000" office:value-type="float" office:value="64.9129355252268" calcext:value-type="float">
            <text:p>64.912935525</text:p>
          </table:table-cell>
          <table:table-cell table:style-name="ce1" table:formula="of:=([$'reported cases'.W22]/[$'Population-EU'.W22])*1000000" office:value-type="float" office:value="3.88458886482602" calcext:value-type="float">
            <text:p>3.884588865</text:p>
          </table:table-cell>
          <table:table-cell table:style-name="ce1" table:formula="of:=([$'reported cases'.X22]/[$'Population-EU'.X22])*1000000" office:value-type="float" office:value="0" calcext:value-type="float">
            <text:p>0.000000000</text:p>
          </table:table-cell>
          <table:table-cell table:style-name="ce1" table:formula="of:=([$'reported cases'.Y22]/[$'Population-EU'.Y22])*1000000" office:value-type="float" office:value="0" calcext:value-type="float">
            <text:p>0.000000000</text:p>
          </table:table-cell>
          <table:table-cell table:style-name="ce1" table:formula="of:=([$'reported cases'.Z22]/[$'Population-EU'.Z22])*1000000" office:value-type="float" office:value="0" calcext:value-type="float">
            <text:p>0.000000000</text:p>
          </table:table-cell>
          <table:table-cell table:style-name="ce1" table:formula="of:=([$'reported cases'.AA22]/[$'Population-EU'.AA22])*1000000" office:value-type="float" office:value="17.7480242012058" calcext:value-type="float">
            <text:p>17.74802420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1" table:formula="of:=([$'reported cases'.B23]/[$'Population-EU'.B23])*1000000" office:value-type="float" office:value="0" calcext:value-type="float">
            <text:p>0.000000000</text:p>
          </table:table-cell>
          <table:table-cell table:style-name="ce1" table:formula="of:=([$'reported cases'.C23]/[$'Population-EU'.C23])*1000000" office:value-type="float" office:value="0" calcext:value-type="float">
            <text:p>0.000000000</text:p>
          </table:table-cell>
          <table:table-cell table:style-name="ce1" table:formula="of:=([$'reported cases'.D23]/[$'Population-EU'.D23])*1000000" office:value-type="float" office:value="0.250202116397152" calcext:value-type="float">
            <text:p>0.250202116</text:p>
          </table:table-cell>
          <table:table-cell table:style-name="ce1" table:formula="of:=([$'reported cases'.E23]/[$'Population-EU'.E23])*1000000" office:value-type="float" office:value="0.0620914190590232" calcext:value-type="float">
            <text:p>0.062091419</text:p>
          </table:table-cell>
          <table:table-cell table:style-name="ce1" table:formula="of:=([$'reported cases'.F23]/[$'Population-EU'.F23])*1000000" office:value-type="float" office:value="0.247026846630665" calcext:value-type="float">
            <text:p>0.247026847</text:p>
          </table:table-cell>
          <table:table-cell table:style-name="ce1" table:formula="of:=([$'reported cases'.G23]/[$'Population-EU'.G23])*1000000" office:value-type="float" office:value="0.184524178572167" calcext:value-type="float">
            <text:p>0.184524179</text:p>
          </table:table-cell>
          <table:table-cell table:style-name="ce1" table:formula="of:=([$'reported cases'.H23]/[$'Population-EU'.H23])*1000000" office:value-type="float" office:value="0.18398670487539" calcext:value-type="float">
            <text:p>0.183986705</text:p>
          </table:table-cell>
          <table:table-cell table:style-name="ce1" table:formula="of:=([$'reported cases'.I23]/[$'Population-EU'.I23])*1000000" office:value-type="float" office:value="0.0612212038415081" calcext:value-type="float">
            <text:p>0.061221204</text:p>
          </table:table-cell>
          <table:table-cell table:style-name="ce1" table:formula="of:=([$'reported cases'.J23]/[$'Population-EU'.J23])*1000000" office:value-type="float" office:value="0.611321976438184" calcext:value-type="float">
            <text:p>0.611321976</text:p>
          </table:table-cell>
          <table:table-cell table:style-name="ce1" table:formula="of:=([$'reported cases'.K23]/[$'Population-EU'.K23])*1000000" office:value-type="float" office:value="3.04777713727048" calcext:value-type="float">
            <text:p>3.047777137</text:p>
          </table:table-cell>
          <table:table-cell table:style-name="ce1" table:formula="of:=([$'reported cases'.L23]/[$'Population-EU'.L23])*1000000" office:value-type="float" office:value="0.84921635830913" calcext:value-type="float">
            <text:p>0.849216358</text:p>
          </table:table-cell>
          <table:table-cell table:style-name="ce1" table:formula="of:=([$'reported cases'.M23]/[$'Population-EU'.M23])*1000000" office:value-type="float" office:value="0.784314246000405" calcext:value-type="float">
            <text:p>0.784314246</text:p>
          </table:table-cell>
          <table:table-cell table:style-name="ce1" table:formula="of:=([$'reported cases'.N23]/[$'Population-EU'.N23])*1000000" office:value-type="float" office:value="2.1013702194653" calcext:value-type="float">
            <text:p>2.101370219</text:p>
          </table:table-cell>
          <table:table-cell table:style-name="ce1" table:formula="of:=([$'reported cases'.O23]/[$'Population-EU'.O23])*1000000" office:value-type="float" office:value="0.597716198132878" calcext:value-type="float">
            <text:p>0.597716198</text:p>
          </table:table-cell>
          <table:table-cell table:style-name="ce1" table:formula="of:=([$'reported cases'.P23]/[$'Population-EU'.P23])*1000000" office:value-type="float" office:value="52.5639058200223" calcext:value-type="float">
            <text:p>52.563905820</text:p>
          </table:table-cell>
          <table:table-cell table:style-name="ce1" table:formula="of:=([$'reported cases'.Q23]/[$'Population-EU'.Q23])*1000000" office:value-type="float" office:value="6.89274514211504" calcext:value-type="float">
            <text:p>6.892745142</text:p>
          </table:table-cell>
          <table:table-cell table:style-name="ce1" table:formula="of:=([$'reported cases'.R23]/[$'Population-EU'.R23])*1000000" office:value-type="float" office:value="0.355014334887152" calcext:value-type="float">
            <text:p>0.355014335</text:p>
          </table:table-cell>
          <table:table-cell table:style-name="ce1" table:formula="of:=([$'reported cases'.S23]/[$'Population-EU'.S23])*1000000" office:value-type="float" office:value="0.294479336973883" calcext:value-type="float">
            <text:p>0.294479337</text:p>
          </table:table-cell>
          <table:table-cell table:style-name="ce1" table:formula="of:=([$'reported cases'.T23]/[$'Population-EU'.T23])*1000000" office:value-type="float" office:value="0.878142660363632" calcext:value-type="float">
            <text:p>0.878142660</text:p>
          </table:table-cell>
          <table:table-cell table:style-name="ce1" table:formula="of:=([$'reported cases'.U23]/[$'Population-EU'.U23])*1000000" office:value-type="float" office:value="1.33868154069906" calcext:value-type="float">
            <text:p>1.338681541</text:p>
          </table:table-cell>
          <table:table-cell table:style-name="ce1" table:formula="of:=([$'reported cases'.V23]/[$'Population-EU'.V23])*1000000" office:value-type="float" office:value="4.05041892036315" calcext:value-type="float">
            <text:p>4.050418920</text:p>
          </table:table-cell>
          <table:table-cell table:style-name="ce1" table:formula="of:=([$'reported cases'.W23]/[$'Population-EU'.W23])*1000000" office:value-type="float" office:value="0.114892444873887" calcext:value-type="float">
            <text:p>0.114892445</text:p>
          </table:table-cell>
          <table:table-cell table:style-name="ce1" table:formula="of:=([$'reported cases'.X23]/[$'Population-EU'.X23])*1000000" office:value-type="float" office:value="0" calcext:value-type="float">
            <text:p>0.000000000</text:p>
          </table:table-cell>
          <table:table-cell table:style-name="ce1" table:formula="of:=([$'reported cases'.Y23]/[$'Population-EU'.Y23])*1000000" office:value-type="float" office:value="0.341089868539417" calcext:value-type="float">
            <text:p>0.341089869</text:p>
          </table:table-cell>
          <table:table-cell table:style-name="ce1" table:formula="of:=([$'reported cases'.Z23]/[$'Population-EU'.Z23])*1000000" office:value-type="float" office:value="0.336864969529721" calcext:value-type="float">
            <text:p>0.336864970</text:p>
          </table:table-cell>
          <table:table-cell table:style-name="ce1" table:formula="of:=([$'reported cases'.AA23]/[$'Population-EU'.AA23])*1000000" office:value-type="float" office:value="7.46811754727848" calcext:value-type="float">
            <text:p>7.46811754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style-name="ce1" table:formula="of:=([$'reported cases'.B24]/[$'Population-EU'.B24])*1000000" office:value-type="float" office:value="0.674865684857071" calcext:value-type="float">
            <text:p>0.674865685</text:p>
          </table:table-cell>
          <table:table-cell table:style-name="ce1" table:formula="of:=([$'reported cases'.C24]/[$'Population-EU'.C24])*1000000" office:value-type="float" office:value="0" calcext:value-type="float">
            <text:p>0.000000000</text:p>
          </table:table-cell>
          <table:table-cell table:style-name="ce1" table:formula="of:=([$'reported cases'.D24]/[$'Population-EU'.D24])*1000000" office:value-type="float" office:value="0.888210690681515" calcext:value-type="float">
            <text:p>0.888210691</text:p>
          </table:table-cell>
          <table:table-cell table:style-name="ce1" table:formula="of:=([$'reported cases'.E24]/[$'Population-EU'.E24])*1000000" office:value-type="float" office:value="1.1052004988433" calcext:value-type="float">
            <text:p>1.105200499</text:p>
          </table:table-cell>
          <table:table-cell table:style-name="ce1" table:formula="of:=([$'reported cases'.F24]/[$'Population-EU'.F24])*1000000" office:value-type="float" office:value="1.75737195568259" calcext:value-type="float">
            <text:p>1.757371956</text:p>
          </table:table-cell>
          <table:table-cell table:style-name="ce1" table:formula="of:=([$'reported cases'.G24]/[$'Population-EU'.G24])*1000000" office:value-type="float" office:value="1.52923337128017" calcext:value-type="float">
            <text:p>1.529233371</text:p>
          </table:table-cell>
          <table:table-cell table:style-name="ce1" table:formula="of:=([$'reported cases'.H24]/[$'Population-EU'.H24])*1000000" office:value-type="float" office:value="0" calcext:value-type="float">
            <text:p>0.000000000</text:p>
          </table:table-cell>
          <table:table-cell table:style-name="ce1" table:formula="of:=([$'reported cases'.I24]/[$'Population-EU'.I24])*1000000" office:value-type="float" office:value="0" calcext:value-type="float">
            <text:p>0.000000000</text:p>
          </table:table-cell>
          <table:table-cell table:style-name="ce1" table:formula="of:=([$'reported cases'.J24]/[$'Population-EU'.J24])*1000000" office:value-type="float" office:value="3.63159866818596" calcext:value-type="float">
            <text:p>3.631598668</text:p>
          </table:table-cell>
          <table:table-cell table:style-name="ce1" table:formula="of:=([$'reported cases'.K24]/[$'Population-EU'.K24])*1000000" office:value-type="float" office:value="0.633289361941969" calcext:value-type="float">
            <text:p>0.633289362</text:p>
          </table:table-cell>
          <table:table-cell table:style-name="ce1" table:formula="of:=([$'reported cases'.L24]/[$'Population-EU'.L24])*1000000" office:value-type="float" office:value="0.416731607342144" calcext:value-type="float">
            <text:p>0.416731607</text:p>
          </table:table-cell>
          <table:table-cell table:style-name="ce1" table:formula="of:=([$'reported cases'.M24]/[$'Population-EU'.M24])*1000000" office:value-type="float" office:value="0.617512786116831" calcext:value-type="float">
            <text:p>0.617512786</text:p>
          </table:table-cell>
          <table:table-cell table:style-name="ce1" table:formula="of:=([$'reported cases'.N24]/[$'Population-EU'.N24])*1000000" office:value-type="float" office:value="7.92633789978467" calcext:value-type="float">
            <text:p>7.926337900</text:p>
          </table:table-cell>
          <table:table-cell table:style-name="ce1" table:formula="of:=([$'reported cases'.O24]/[$'Population-EU'.O24])*1000000" office:value-type="float" office:value="0.802267207127342" calcext:value-type="float">
            <text:p>0.802267207</text:p>
          </table:table-cell>
          <table:table-cell table:style-name="ce1" table:formula="of:=([$'reported cases'.P24]/[$'Population-EU'.P24])*1000000" office:value-type="float" office:value="1.58375855600814" calcext:value-type="float">
            <text:p>1.583758556</text:p>
          </table:table-cell>
          <table:table-cell table:style-name="ce1" table:formula="of:=([$'reported cases'.Q24]/[$'Population-EU'.Q24])*1000000" office:value-type="float" office:value="0.587192624234301" calcext:value-type="float">
            <text:p>0.587192624</text:p>
          </table:table-cell>
          <table:table-cell table:style-name="ce1" table:formula="of:=([$'reported cases'.R24]/[$'Population-EU'.R24])*1000000" office:value-type="float" office:value="2.71013097288669" calcext:value-type="float">
            <text:p>2.710130973</text:p>
          </table:table-cell>
          <table:table-cell table:style-name="ce1" table:formula="of:=([$'reported cases'.S24]/[$'Population-EU'.S24])*1000000" office:value-type="float" office:value="0" calcext:value-type="float">
            <text:p>0.000000000</text:p>
          </table:table-cell>
          <table:table-cell table:style-name="ce1" table:formula="of:=([$'reported cases'.T24]/[$'Population-EU'.T24])*1000000" office:value-type="float" office:value="0.190174917183578" calcext:value-type="float">
            <text:p>0.190174917</text:p>
          </table:table-cell>
          <table:table-cell table:style-name="ce1" table:formula="of:=([$'reported cases'.U24]/[$'Population-EU'.U24])*1000000" office:value-type="float" office:value="1.88835337285405" calcext:value-type="float">
            <text:p>1.888353373</text:p>
          </table:table-cell>
          <table:table-cell table:style-name="ce1" table:formula="of:=([$'reported cases'.V24]/[$'Population-EU'.V24])*1000000" office:value-type="float" office:value="2.62752307903665" calcext:value-type="float">
            <text:p>2.627523079</text:p>
          </table:table-cell>
          <table:table-cell table:style-name="ce1" table:formula="of:=([$'reported cases'.W24]/[$'Population-EU'.W24])*1000000" office:value-type="float" office:value="0.745214789532713" calcext:value-type="float">
            <text:p>0.745214790</text:p>
          </table:table-cell>
          <table:table-cell table:style-name="ce1" table:formula="of:=([$'reported cases'.X24]/[$'Population-EU'.X24])*1000000" office:value-type="float" office:value="0" calcext:value-type="float">
            <text:p>0.000000000</text:p>
          </table:table-cell>
          <table:table-cell table:style-name="ce1" table:formula="of:=([$'reported cases'.Y24]/[$'Population-EU'.Y24])*1000000" office:value-type="float" office:value="0.184322623574495" calcext:value-type="float">
            <text:p>0.184322624</text:p>
          </table:table-cell>
          <table:table-cell table:style-name="ce1" table:formula="of:=([$'reported cases'.Z24]/[$'Population-EU'.Z24])*1000000" office:value-type="float" office:value="0.36436615592248" calcext:value-type="float">
            <text:p>0.364366156</text:p>
          </table:table-cell>
          <table:table-cell table:style-name="ce1" table:formula="of:=([$'reported cases'.AA24]/[$'Population-EU'.AA24])*1000000" office:value-type="float" office:value="1.26121194901028" calcext:value-type="float">
            <text:p>1.26121194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style-name="ce1" table:formula="of:=([$'reported cases'.B25]/[$'Population-EU'.B25])*1000000" office:value-type="float" office:value="0" calcext:value-type="float">
            <text:p>0.000000000</text:p>
          </table:table-cell>
          <table:table-cell table:style-name="ce1" table:formula="of:=([$'reported cases'.C25]/[$'Population-EU'.C25])*1000000" office:value-type="float" office:value="0" calcext:value-type="float">
            <text:p>0.000000000</text:p>
          </table:table-cell>
          <table:table-cell table:style-name="ce1" table:formula="of:=([$'reported cases'.D25]/[$'Population-EU'.D25])*1000000" office:value-type="float" office:value="0" calcext:value-type="float">
            <text:p>0.000000000</text:p>
          </table:table-cell>
          <table:table-cell table:style-name="ce1" table:formula="of:=([$'reported cases'.E25]/[$'Population-EU'.E25])*1000000" office:value-type="float" office:value="0" calcext:value-type="float">
            <text:p>0.000000000</text:p>
          </table:table-cell>
          <table:table-cell table:style-name="ce1" table:formula="of:=([$'reported cases'.F25]/[$'Population-EU'.F25])*1000000" office:value-type="float" office:value="0" calcext:value-type="float">
            <text:p>0.000000000</text:p>
          </table:table-cell>
          <table:table-cell table:style-name="ce1" table:formula="of:=([$'reported cases'.G25]/[$'Population-EU'.G25])*1000000" office:value-type="float" office:value="0" calcext:value-type="float">
            <text:p>0.000000000</text:p>
          </table:table-cell>
          <table:table-cell table:style-name="ce1" table:formula="of:=([$'reported cases'.H25]/[$'Population-EU'.H25])*1000000" office:value-type="float" office:value="0.0261959533277178" calcext:value-type="float">
            <text:p>0.026195953</text:p>
          </table:table-cell>
          <table:table-cell table:style-name="ce1" table:formula="of:=([$'reported cases'.I25]/[$'Population-EU'.I25])*1000000" office:value-type="float" office:value="2.35867259671901" calcext:value-type="float">
            <text:p>2.358672597</text:p>
          </table:table-cell>
          <table:table-cell table:style-name="ce1" table:formula="of:=([$'reported cases'.J25]/[$'Population-EU'.J25])*1000000" office:value-type="float" office:value="0.786875359651219" calcext:value-type="float">
            <text:p>0.786875360</text:p>
          </table:table-cell>
          <table:table-cell table:style-name="ce1" table:formula="of:=([$'reported cases'.K25]/[$'Population-EU'.K25])*1000000" office:value-type="float" office:value="2.33499942976166" calcext:value-type="float">
            <text:p>2.334999430</text:p>
          </table:table-cell>
          <table:table-cell table:style-name="ce1" table:formula="of:=([$'reported cases'.L25]/[$'Population-EU'.L25])*1000000" office:value-type="float" office:value="1.6257657225443" calcext:value-type="float">
            <text:p>1.625765723</text:p>
          </table:table-cell>
          <table:table-cell table:style-name="ce1" table:formula="of:=([$'reported cases'.M25]/[$'Population-EU'.M25])*1000000" office:value-type="float" office:value="0.157799770448674" calcext:value-type="float">
            <text:p>0.157799770</text:p>
          </table:table-cell>
          <table:table-cell table:style-name="ce1" table:formula="of:=([$'reported cases'.N25]/[$'Population-EU'.N25])*1000000" office:value-type="float" office:value="0.761900398179657" calcext:value-type="float">
            <text:p>0.761900398</text:p>
          </table:table-cell>
          <table:table-cell table:style-name="ce1" table:formula="of:=([$'reported cases'.O25]/[$'Population-EU'.O25])*1000000" office:value-type="float" office:value="1.31358431130561" calcext:value-type="float">
            <text:p>1.313584311</text:p>
          </table:table-cell>
          <table:table-cell table:style-name="ce1" table:formula="of:=([$'reported cases'.P25]/[$'Population-EU'.P25])*1000000" office:value-type="float" office:value="1.47126301493056" calcext:value-type="float">
            <text:p>1.471263015</text:p>
          </table:table-cell>
          <table:table-cell table:style-name="ce1" table:formula="of:=([$'reported cases'.Q25]/[$'Population-EU'.Q25])*1000000" office:value-type="float" office:value="2.28839837785697" calcext:value-type="float">
            <text:p>2.288398378</text:p>
          </table:table-cell>
          <table:table-cell table:style-name="ce1" table:formula="of:=([$'reported cases'.R25]/[$'Population-EU'.R25])*1000000" office:value-type="float" office:value="0.789357067090141" calcext:value-type="float">
            <text:p>0.789357067</text:p>
          </table:table-cell>
          <table:table-cell table:style-name="ce1" table:formula="of:=([$'reported cases'.S25]/[$'Population-EU'.S25])*1000000" office:value-type="float" office:value="2.02806585019194" calcext:value-type="float">
            <text:p>2.028065850</text:p>
          </table:table-cell>
          <table:table-cell table:style-name="ce1" table:formula="of:=([$'reported cases'.T25]/[$'Population-EU'.T25])*1000000" office:value-type="float" office:value="1.05338103183096" calcext:value-type="float">
            <text:p>1.053381032</text:p>
          </table:table-cell>
          <table:table-cell table:style-name="ce1" table:formula="of:=([$'reported cases'.U25]/[$'Population-EU'.U25])*1000000" office:value-type="float" office:value="5.63503604198018" calcext:value-type="float">
            <text:p>5.635036042</text:p>
          </table:table-cell>
          <table:table-cell table:style-name="ce1" table:formula="of:=([$'reported cases'.V25]/[$'Population-EU'.V25])*1000000" office:value-type="float" office:value="25.0442342800423" calcext:value-type="float">
            <text:p>25.044234280</text:p>
          </table:table-cell>
          <table:table-cell table:style-name="ce1" table:formula="of:=([$'reported cases'.W25]/[$'Population-EU'.W25])*1000000" office:value-type="float" office:value="0.395172176253746" calcext:value-type="float">
            <text:p>0.395172176</text:p>
          </table:table-cell>
          <table:table-cell table:style-name="ce1" table:formula="of:=([$'reported cases'.X25]/[$'Population-EU'.X25])*1000000" office:value-type="float" office:value="0.188814840803329" calcext:value-type="float">
            <text:p>0.188814841</text:p>
          </table:table-cell>
          <table:table-cell table:style-name="ce1" table:formula="of:=([$'reported cases'.Y25]/[$'Population-EU'.Y25])*1000000" office:value-type="float" office:value="0.189754550049809" calcext:value-type="float">
            <text:p>0.189754550</text:p>
          </table:table-cell>
          <table:table-cell table:style-name="ce1" table:formula="of:=([$'reported cases'.Z25]/[$'Population-EU'.Z25])*1000000" office:value-type="float" office:value="0.544162367602575" calcext:value-type="float">
            <text:p>0.544162368</text:p>
          </table:table-cell>
          <table:table-cell table:style-name="ce1" table:formula="of:=([$'reported cases'.AA25]/[$'Population-EU'.AA25])*1000000" office:value-type="float" office:value="5.0517504042083" calcext:value-type="float">
            <text:p>5.05175040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table:formula="of:=([$'reported cases'.B26]/[$'Population-EU'.B26])*1000000" office:value-type="float" office:value="0" calcext:value-type="float">
            <text:p>0.000000000</text:p>
          </table:table-cell>
          <table:table-cell table:style-name="ce1" table:formula="of:=([$'reported cases'.C26]/[$'Population-EU'.C26])*1000000" office:value-type="float" office:value="0" calcext:value-type="float">
            <text:p>0.000000000</text:p>
          </table:table-cell>
          <table:table-cell table:style-name="ce1" table:formula="of:=([$'reported cases'.D26]/[$'Population-EU'.D26])*1000000" office:value-type="float" office:value="0" calcext:value-type="float">
            <text:p>0.000000000</text:p>
          </table:table-cell>
          <table:table-cell table:style-name="ce1" table:formula="of:=([$'reported cases'.E26]/[$'Population-EU'.E26])*1000000" office:value-type="float" office:value="0.0962031595234057" calcext:value-type="float">
            <text:p>0.096203160</text:p>
          </table:table-cell>
          <table:table-cell table:style-name="ce1" table:formula="of:=([$'reported cases'.F26]/[$'Population-EU'.F26])*1000000" office:value-type="float" office:value="0" calcext:value-type="float">
            <text:p>0.000000000</text:p>
          </table:table-cell>
          <table:table-cell table:style-name="ce1" table:formula="of:=([$'reported cases'.G26]/[$'Population-EU'.G26])*1000000" office:value-type="float" office:value="0" calcext:value-type="float">
            <text:p>0.000000000</text:p>
          </table:table-cell>
          <table:table-cell table:style-name="ce1" table:formula="of:=([$'reported cases'.H26]/[$'Population-EU'.H26])*1000000" office:value-type="float" office:value="0.571718677820517" calcext:value-type="float">
            <text:p>0.571718678</text:p>
          </table:table-cell>
          <table:table-cell table:style-name="ce1" table:formula="of:=([$'reported cases'.I26]/[$'Population-EU'.I26])*1000000" office:value-type="float" office:value="0" calcext:value-type="float">
            <text:p>0.000000000</text:p>
          </table:table-cell>
          <table:table-cell table:style-name="ce1" table:formula="of:=([$'reported cases'.J26]/[$'Population-EU'.J26])*1000000" office:value-type="float" office:value="0" calcext:value-type="float">
            <text:p>0.000000000</text:p>
          </table:table-cell>
          <table:table-cell table:style-name="ce1" table:formula="of:=([$'reported cases'.K26]/[$'Population-EU'.K26])*1000000" office:value-type="float" office:value="0.0947567400232287" calcext:value-type="float">
            <text:p>0.094756740</text:p>
          </table:table-cell>
          <table:table-cell table:style-name="ce1" table:formula="of:=([$'reported cases'.L26]/[$'Population-EU'.L26])*1000000" office:value-type="float" office:value="0.284009847946808" calcext:value-type="float">
            <text:p>0.284009848</text:p>
          </table:table-cell>
          <table:table-cell table:style-name="ce1" table:formula="of:=([$'reported cases'.M26]/[$'Population-EU'.M26])*1000000" office:value-type="float" office:value="0.472881253180718" calcext:value-type="float">
            <text:p>0.472881253</text:p>
          </table:table-cell>
          <table:table-cell table:style-name="ce1" table:formula="of:=([$'reported cases'.N26]/[$'Population-EU'.N26])*1000000" office:value-type="float" office:value="0.189166062359917" calcext:value-type="float">
            <text:p>0.189166062</text:p>
          </table:table-cell>
          <table:table-cell table:style-name="ce1" table:formula="of:=([$'reported cases'.O26]/[$'Population-EU'.O26])*1000000" office:value-type="float" office:value="0.473531932625877" calcext:value-type="float">
            <text:p>0.473531933</text:p>
          </table:table-cell>
          <table:table-cell table:style-name="ce1" table:formula="of:=([$'reported cases'.P26]/[$'Population-EU'.P26])*1000000" office:value-type="float" office:value="0.0952028339217979" calcext:value-type="float">
            <text:p>0.095202834</text:p>
          </table:table-cell>
          <table:table-cell table:style-name="ce1" table:formula="of:=([$'reported cases'.Q26]/[$'Population-EU'.Q26])*1000000" office:value-type="float" office:value="0" calcext:value-type="float">
            <text:p>0.000000000</text:p>
          </table:table-cell>
          <table:table-cell table:style-name="ce1" table:formula="of:=([$'reported cases'.R26]/[$'Population-EU'.R26])*1000000" office:value-type="float" office:value="0" calcext:value-type="float">
            <text:p>0.000000000</text:p>
          </table:table-cell>
          <table:table-cell table:style-name="ce1" table:formula="of:=([$'reported cases'.S26]/[$'Population-EU'.S26])*1000000" office:value-type="float" office:value="0" calcext:value-type="float">
            <text:p>0.000000000</text:p>
          </table:table-cell>
          <table:table-cell table:style-name="ce1" table:formula="of:=([$'reported cases'.T26]/[$'Population-EU'.T26])*1000000" office:value-type="float" office:value="2.8034280705126" calcext:value-type="float">
            <text:p>2.803428071</text:p>
          </table:table-cell>
          <table:table-cell table:style-name="ce1" table:formula="of:=([$'reported cases'.U26]/[$'Population-EU'.U26])*1000000" office:value-type="float" office:value="15.4802206318446" calcext:value-type="float">
            <text:p>15.480220632</text:p>
          </table:table-cell>
          <table:table-cell table:style-name="ce1" table:formula="of:=([$'reported cases'.V26]/[$'Population-EU'.V26])*1000000" office:value-type="float" office:value="0.967726701592569" calcext:value-type="float">
            <text:p>0.967726702</text:p>
          </table:table-cell>
          <table:table-cell table:style-name="ce1" table:formula="of:=([$'reported cases'.W26]/[$'Population-EU'.W26])*1000000" office:value-type="float" office:value="0.674673108831037" calcext:value-type="float">
            <text:p>0.674673109</text:p>
          </table:table-cell>
          <table:table-cell table:style-name="ce1" table:formula="of:=([$'reported cases'.X26]/[$'Population-EU'.X26])*1000000" office:value-type="float" office:value="0" calcext:value-type="float">
            <text:p>0.000000000</text:p>
          </table:table-cell>
          <table:table-cell table:style-name="ce1" table:formula="of:=([$'reported cases'.Y26]/[$'Population-EU'.Y26])*1000000" office:value-type="float" office:value="0" calcext:value-type="float">
            <text:p>0.000000000</text:p>
          </table:table-cell>
          <table:table-cell table:style-name="ce1" table:formula="of:=([$'reported cases'.Z26]/[$'Population-EU'.Z26])*1000000" office:value-type="float" office:value="0" calcext:value-type="float">
            <text:p>0.000000000</text:p>
          </table:table-cell>
          <table:table-cell table:style-name="ce1" table:formula="of:=([$'reported cases'.AA26]/[$'Population-EU'.AA26])*1000000" office:value-type="float" office:value="3.28955839652262" calcext:value-type="float">
            <text:p>3.28955839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style-name="ce1" table:formula="of:=([$'reported cases'.B27]/[$'Population-EU'.B27])*1000000" office:value-type="float" office:value="0" calcext:value-type="float">
            <text:p>0.000000000</text:p>
          </table:table-cell>
          <table:table-cell table:style-name="ce1" table:formula="of:=([$'reported cases'.C27]/[$'Population-EU'.C27])*1000000" office:value-type="float" office:value="0" calcext:value-type="float">
            <text:p>0.000000000</text:p>
          </table:table-cell>
          <table:table-cell table:style-name="ce1" table:formula="of:=([$'reported cases'.D27]/[$'Population-EU'.D27])*1000000" office:value-type="float" office:value="0" calcext:value-type="float">
            <text:p>0.000000000</text:p>
          </table:table-cell>
          <table:table-cell table:style-name="ce1" table:formula="of:=([$'reported cases'.E27]/[$'Population-EU'.E27])*1000000" office:value-type="float" office:value="0" calcext:value-type="float">
            <text:p>0.000000000</text:p>
          </table:table-cell>
          <table:table-cell table:style-name="ce1" table:formula="of:=([$'reported cases'.F27]/[$'Population-EU'.F27])*1000000" office:value-type="float" office:value="0" calcext:value-type="float">
            <text:p>0.000000000</text:p>
          </table:table-cell>
          <table:table-cell table:style-name="ce1" table:formula="of:=([$'reported cases'.G27]/[$'Population-EU'.G27])*1000000" office:value-type="float" office:value="0" calcext:value-type="float">
            <text:p>0.000000000</text:p>
          </table:table-cell>
          <table:table-cell table:style-name="ce1" table:formula="of:=([$'reported cases'.H27]/[$'Population-EU'.H27])*1000000" office:value-type="float" office:value="224.484170451953" calcext:value-type="float">
            <text:p>224.484170452</text:p>
          </table:table-cell>
          <table:table-cell table:style-name="ce1" table:formula="of:=([$'reported cases'.I27]/[$'Population-EU'.I27])*1000000" office:value-type="float" office:value="133.1325149306" calcext:value-type="float">
            <text:p>133.132514931</text:p>
          </table:table-cell>
          <table:table-cell table:style-name="ce1" table:formula="of:=([$'reported cases'.J27]/[$'Population-EU'.J27])*1000000" office:value-type="float" office:value="16.279782833376" calcext:value-type="float">
            <text:p>16.279782833</text:p>
          </table:table-cell>
          <table:table-cell table:style-name="ce1" table:formula="of:=([$'reported cases'.K27]/[$'Population-EU'.K27])*1000000" office:value-type="float" office:value="0.533062989630471" calcext:value-type="float">
            <text:p>0.533062990</text:p>
          </table:table-cell>
          <table:table-cell table:style-name="ce1" table:formula="of:=([$'reported cases'.L27]/[$'Population-EU'.L27])*1000000" office:value-type="float" office:value="0.342460894635057" calcext:value-type="float">
            <text:p>0.342460895</text:p>
          </table:table-cell>
          <table:table-cell table:style-name="ce1" table:formula="of:=([$'reported cases'.M27]/[$'Population-EU'.M27])*1000000" office:value-type="float" office:value="8.86931813618375" calcext:value-type="float">
            <text:p>8.869318136</text:p>
          </table:table-cell>
          <table:table-cell table:style-name="ce1" table:formula="of:=([$'reported cases'.N27]/[$'Population-EU'.N27])*1000000" office:value-type="float" office:value="87.8258734726207" calcext:value-type="float">
            <text:p>87.825873473</text:p>
          </table:table-cell>
          <table:table-cell table:style-name="ce1" table:formula="of:=([$'reported cases'.O27]/[$'Population-EU'.O27])*1000000" office:value-type="float" office:value="162.320892181706" calcext:value-type="float">
            <text:p>162.320892182</text:p>
          </table:table-cell>
          <table:table-cell table:style-name="ce1" table:formula="of:=([$'reported cases'.P27]/[$'Population-EU'.P27])*1000000" office:value-type="float" office:value="44.1556809430375" calcext:value-type="float">
            <text:p>44.155680943</text:p>
          </table:table-cell>
          <table:table-cell table:style-name="ce1" table:formula="of:=([$'reported cases'.Q27]/[$'Population-EU'.Q27])*1000000" office:value-type="float" office:value="2.35620731034875" calcext:value-type="float">
            <text:p>2.356207310</text:p>
          </table:table-cell>
          <table:table-cell table:style-name="ce1" table:formula="of:=([$'reported cases'.R27]/[$'Population-EU'.R27])*1000000" office:value-type="float" office:value="0.201301950560543" calcext:value-type="float">
            <text:p>0.201301951</text:p>
          </table:table-cell>
          <table:table-cell table:style-name="ce1" table:formula="of:=([$'reported cases'.S27]/[$'Population-EU'.S27])*1000000" office:value-type="float" office:value="68.9250849607944" calcext:value-type="float">
            <text:p>68.925084961</text:p>
          </table:table-cell>
          <table:table-cell table:style-name="ce1" table:formula="of:=([$'reported cases'.T27]/[$'Population-EU'.T27])*1000000" office:value-type="float" office:value="198.585325180797" calcext:value-type="float">
            <text:p>198.585325181</text:p>
          </table:table-cell>
          <table:table-cell table:style-name="ce1" table:formula="of:=([$'reported cases'.U27]/[$'Population-EU'.U27])*1000000" office:value-type="float" office:value="244.605659380425" calcext:value-type="float">
            <text:p>244.605659380</text:p>
          </table:table-cell>
          <table:table-cell table:style-name="ce1" table:formula="of:=([$'reported cases'.V27]/[$'Population-EU'.V27])*1000000" office:value-type="float" office:value="65.4151663672506" calcext:value-type="float">
            <text:p>65.415166367</text:p>
          </table:table-cell>
          <table:table-cell table:style-name="ce1" table:formula="of:=([$'reported cases'.W27]/[$'Population-EU'.W27])*1000000" office:value-type="float" office:value="37.4569852569513" calcext:value-type="float">
            <text:p>37.456985257</text:p>
          </table:table-cell>
          <table:table-cell table:style-name="ce1" table:formula="of:=([$'reported cases'.X27]/[$'Population-EU'.X27])*1000000" office:value-type="float" office:value="0" calcext:value-type="float">
            <text:p>0.000000000</text:p>
          </table:table-cell>
          <table:table-cell table:style-name="ce1" table:formula="of:=([$'reported cases'.Y27]/[$'Population-EU'.Y27])*1000000" office:value-type="float" office:value="0.420113898129207" calcext:value-type="float">
            <text:p>0.420113898</text:p>
          </table:table-cell>
          <table:table-cell table:style-name="ce1" table:formula="of:=([$'reported cases'.Z27]/[$'Population-EU'.Z27])*1000000" office:value-type="float" office:value="158.334902512513" calcext:value-type="float">
            <text:p>158.334902513</text:p>
          </table:table-cell>
          <table:table-cell table:style-name="ce1" table:formula="of:=([$'reported cases'.AA27]/[$'Population-EU'.AA27])*1000000" office:value-type="float" office:value="1125.36590912238" calcext:value-type="float">
            <text:p>1125.36590912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style-name="ce1" table:formula="of:=([$'reported cases'.B28]/[$'Population-EU'.B28])*1000000" office:value-type="float" office:value="0" calcext:value-type="float">
            <text:p>0.000000000</text:p>
          </table:table-cell>
          <table:table-cell table:style-name="ce1" table:formula="of:=([$'reported cases'.C28]/[$'Population-EU'.C28])*1000000" office:value-type="float" office:value="0" calcext:value-type="float">
            <text:p>0.000000000</text:p>
          </table:table-cell>
          <table:table-cell table:style-name="ce1" table:formula="of:=([$'reported cases'.D28]/[$'Population-EU'.D28])*1000000" office:value-type="float" office:value="0.450308866851774" calcext:value-type="float">
            <text:p>0.450308867</text:p>
          </table:table-cell>
          <table:table-cell table:style-name="ce1" table:formula="of:=([$'reported cases'.E28]/[$'Population-EU'.E28])*1000000" office:value-type="float" office:value="0.673466583935038" calcext:value-type="float">
            <text:p>0.673466584</text:p>
          </table:table-cell>
          <table:table-cell table:style-name="ce1" table:formula="of:=([$'reported cases'.F28]/[$'Population-EU'.F28])*1000000" office:value-type="float" office:value="0.111846964719441" calcext:value-type="float">
            <text:p>0.111846965</text:p>
          </table:table-cell>
          <table:table-cell table:style-name="ce1" table:formula="of:=([$'reported cases'.G28]/[$'Population-EU'.G28])*1000000" office:value-type="float" office:value="0.445649182735105" calcext:value-type="float">
            <text:p>0.445649183</text:p>
          </table:table-cell>
          <table:table-cell table:style-name="ce1" table:formula="of:=([$'reported cases'.H28]/[$'Population-EU'.H28])*1000000" office:value-type="float" office:value="0.887765175457909" calcext:value-type="float">
            <text:p>0.887765175</text:p>
          </table:table-cell>
          <table:table-cell table:style-name="ce1" table:formula="of:=([$'reported cases'.I28]/[$'Population-EU'.I28])*1000000" office:value-type="float" office:value="2.09996914150609" calcext:value-type="float">
            <text:p>2.099969142</text:p>
          </table:table-cell>
          <table:table-cell table:style-name="ce1" table:formula="of:=([$'reported cases'.J28]/[$'Population-EU'.J28])*1000000" office:value-type="float" office:value="0" calcext:value-type="float">
            <text:p>0.000000000</text:p>
          </table:table-cell>
          <table:table-cell table:style-name="ce1" table:formula="of:=([$'reported cases'.K28]/[$'Population-EU'.K28])*1000000" office:value-type="float" office:value="2.06905706644515" calcext:value-type="float">
            <text:p>2.069057066</text:p>
          </table:table-cell>
          <table:table-cell table:style-name="ce1" table:formula="of:=([$'reported cases'.L28]/[$'Population-EU'.L28])*1000000" office:value-type="float" office:value="0.324101937837897" calcext:value-type="float">
            <text:p>0.324101938</text:p>
          </table:table-cell>
          <table:table-cell table:style-name="ce1" table:formula="of:=([$'reported cases'.M28]/[$'Population-EU'.M28])*1000000" office:value-type="float" office:value="0.642351382907586" calcext:value-type="float">
            <text:p>0.642351383</text:p>
          </table:table-cell>
          <table:table-cell table:style-name="ce1" table:formula="of:=([$'reported cases'.N28]/[$'Population-EU'.N28])*1000000" office:value-type="float" office:value="2.76138353811824" calcext:value-type="float">
            <text:p>2.761383538</text:p>
          </table:table-cell>
          <table:table-cell table:style-name="ce1" table:formula="of:=([$'reported cases'.O28]/[$'Population-EU'.O28])*1000000" office:value-type="float" office:value="1.89816252594815" calcext:value-type="float">
            <text:p>1.898162526</text:p>
          </table:table-cell>
          <table:table-cell table:style-name="ce1" table:formula="of:=([$'reported cases'.P28]/[$'Population-EU'.P28])*1000000" office:value-type="float" office:value="5.23237336374528" calcext:value-type="float">
            <text:p>5.232373364</text:p>
          </table:table-cell>
          <table:table-cell table:style-name="ce1" table:formula="of:=([$'reported cases'.Q28]/[$'Population-EU'.Q28])*1000000" office:value-type="float" office:value="2.69573526386686" calcext:value-type="float">
            <text:p>2.695735264</text:p>
          </table:table-cell>
          <table:table-cell table:style-name="ce1" table:formula="of:=([$'reported cases'.R28]/[$'Population-EU'.R28])*1000000" office:value-type="float" office:value="2.15443061220198" calcext:value-type="float">
            <text:p>2.154430612</text:p>
          </table:table-cell>
          <table:table-cell table:style-name="ce1" table:formula="of:=([$'reported cases'.S28]/[$'Population-EU'.S28])*1000000" office:value-type="float" office:value="0.304537084851239" calcext:value-type="float">
            <text:p>0.304537085</text:p>
          </table:table-cell>
          <table:table-cell table:style-name="ce1" table:formula="of:=([$'reported cases'.T28]/[$'Population-EU'.T28])*1000000" office:value-type="float" office:value="4.10198823369687" calcext:value-type="float">
            <text:p>4.101988234</text:p>
          </table:table-cell>
          <table:table-cell table:style-name="ce1" table:formula="of:=([$'reported cases'.U28]/[$'Population-EU'.U28])*1000000" office:value-type="float" office:value="4.05128652061878" calcext:value-type="float">
            <text:p>4.051286521</text:p>
          </table:table-cell>
          <table:table-cell table:style-name="ce1" table:formula="of:=([$'reported cases'.V28]/[$'Population-EU'.V28])*1000000" office:value-type="float" office:value="1.85724891583095" calcext:value-type="float">
            <text:p>1.857248916</text:p>
          </table:table-cell>
          <table:table-cell table:style-name="ce1" table:formula="of:=([$'reported cases'.W28]/[$'Population-EU'.W28])*1000000" office:value-type="float" office:value="0.484140102786817" calcext:value-type="float">
            <text:p>0.484140103</text:p>
          </table:table-cell>
          <table:table-cell table:style-name="ce1" table:formula="of:=([$'reported cases'.X28]/[$'Population-EU'.X28])*1000000" office:value-type="float" office:value="0" calcext:value-type="float">
            <text:p>0.000000000</text:p>
          </table:table-cell>
          <table:table-cell table:style-name="ce1" table:formula="of:=([$'reported cases'.Y28]/[$'Population-EU'.Y28])*1000000" office:value-type="float" office:value="0.287017454296776" calcext:value-type="float">
            <text:p>0.287017454</text:p>
          </table:table-cell>
          <table:table-cell table:style-name="ce1" table:formula="of:=([$'reported cases'.Z28]/[$'Population-EU'.Z28])*1000000" office:value-type="float" office:value="1.04547274186442" calcext:value-type="float">
            <text:p>1.045472742</text:p>
          </table:table-cell>
          <table:table-cell table:style-name="ce1" table:formula="of:=([$'reported cases'.AA28]/[$'Population-EU'.AA28])*1000000" office:value-type="float" office:value="3.41177024722161" calcext:value-type="float">
            <text:p>3.41177024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style-name="ce1" table:formula="of:=([$'reported cases'.B29]/[$'Population-EU'.B29])*1000000" office:value-type="float" office:value="0" calcext:value-type="float">
            <text:p>0.000000000</text:p>
          </table:table-cell>
          <table:table-cell table:style-name="ce1" table:formula="of:=([$'reported cases'.C29]/[$'Population-EU'.C29])*1000000" office:value-type="float" office:value="0" calcext:value-type="float">
            <text:p>0.000000000</text:p>
          </table:table-cell>
          <table:table-cell table:style-name="ce1" table:formula="of:=([$'reported cases'.D29]/[$'Population-EU'.D29])*1000000" office:value-type="float" office:value="0" calcext:value-type="float">
            <text:p>0.000000000</text:p>
          </table:table-cell>
          <table:table-cell table:style-name="ce1" table:formula="of:=([$'reported cases'.E29]/[$'Population-EU'.E29])*1000000" office:value-type="float" office:value="0" calcext:value-type="float">
            <text:p>0.000000000</text:p>
          </table:table-cell>
          <table:table-cell table:style-name="ce1" table:formula="of:=([$'reported cases'.F29]/[$'Population-EU'.F29])*1000000" office:value-type="float" office:value="0" calcext:value-type="float">
            <text:p>0.000000000</text:p>
          </table:table-cell>
          <table:table-cell table:style-name="ce1" table:formula="of:=([$'reported cases'.G29]/[$'Population-EU'.G29])*1000000" office:value-type="float" office:value="0" calcext:value-type="float">
            <text:p>0.000000000</text:p>
          </table:table-cell>
          <table:table-cell table:style-name="ce1" table:formula="of:=([$'reported cases'.H29]/[$'Population-EU'.H29])*1000000" office:value-type="float" office:value="0" calcext:value-type="float">
            <text:p>0.000000000</text:p>
          </table:table-cell>
          <table:table-cell table:style-name="ce1" table:formula="of:=([$'reported cases'.I29]/[$'Population-EU'.I29])*1000000" office:value-type="float" office:value="0" calcext:value-type="float">
            <text:p>0.000000000</text:p>
          </table:table-cell>
          <table:table-cell table:style-name="ce1" table:formula="of:=([$'reported cases'.J29]/[$'Population-EU'.J29])*1000000" office:value-type="float" office:value="0" calcext:value-type="float">
            <text:p>0.000000000</text:p>
          </table:table-cell>
          <table:table-cell table:style-name="ce1" table:formula="of:=([$'reported cases'.K29]/[$'Population-EU'.K29])*1000000" office:value-type="float" office:value="0" calcext:value-type="float">
            <text:p>0.000000000</text:p>
          </table:table-cell>
          <table:table-cell table:style-name="ce1" table:formula="of:=([$'reported cases'.L29]/[$'Population-EU'.L29])*1000000" office:value-type="float" office:value="0" calcext:value-type="float">
            <text:p>0.000000000</text:p>
          </table:table-cell>
          <table:table-cell table:style-name="ce1" table:formula="of:=([$'reported cases'.M29]/[$'Population-EU'.M29])*1000000" office:value-type="float" office:value="0.977051025512756" calcext:value-type="float">
            <text:p>0.977051026</text:p>
          </table:table-cell>
          <table:table-cell table:style-name="ce1" table:formula="of:=([$'reported cases'.N29]/[$'Population-EU'.N29])*1000000" office:value-type="float" office:value="10.7307179972188" calcext:value-type="float">
            <text:p>10.730717997</text:p>
          </table:table-cell>
          <table:table-cell table:style-name="ce1" table:formula="of:=([$'reported cases'.O29]/[$'Population-EU'.O29])*1000000" office:value-type="float" office:value="0.973001163709392" calcext:value-type="float">
            <text:p>0.973001164</text:p>
          </table:table-cell>
          <table:table-cell table:style-name="ce1" table:formula="of:=([$'reported cases'.P29]/[$'Population-EU'.P29])*1000000" office:value-type="float" office:value="0.485714882449713" calcext:value-type="float">
            <text:p>0.485714882</text:p>
          </table:table-cell>
          <table:table-cell table:style-name="ce1" table:formula="of:=([$'reported cases'.Q29]/[$'Population-EU'.Q29])*1000000" office:value-type="float" office:value="24.7442487815883" calcext:value-type="float">
            <text:p>24.744248782</text:p>
          </table:table-cell>
          <table:table-cell table:style-name="ce1" table:formula="of:=([$'reported cases'.R29]/[$'Population-EU'.R29])*1000000" office:value-type="float" office:value="8.7256904687344" calcext:value-type="float">
            <text:p>8.725690469</text:p>
          </table:table-cell>
          <table:table-cell table:style-name="ce1" table:formula="of:=([$'reported cases'.S29]/[$'Population-EU'.S29])*1000000" office:value-type="float" office:value="0.484451997589367" calcext:value-type="float">
            <text:p>0.484451998</text:p>
          </table:table-cell>
          <table:table-cell table:style-name="ce1" table:formula="of:=([$'reported cases'.T29]/[$'Population-EU'.T29])*1000000" office:value-type="float" office:value="3.87241365122622" calcext:value-type="float">
            <text:p>3.872413651</text:p>
          </table:table-cell>
          <table:table-cell table:style-name="ce1" table:formula="of:=([$'reported cases'.U29]/[$'Population-EU'.U29])*1000000" office:value-type="float" office:value="4.35438922433813" calcext:value-type="float">
            <text:p>4.354389224</text:p>
          </table:table-cell>
          <table:table-cell table:style-name="ce1" table:formula="of:=([$'reported cases'.V29]/[$'Population-EU'.V29])*1000000" office:value-type="float" office:value="23.0668535081801" calcext:value-type="float">
            <text:p>23.066853508</text:p>
          </table:table-cell>
          <table:table-cell table:style-name="ce1" table:formula="of:=([$'reported cases'.W29]/[$'Population-EU'.W29])*1000000" office:value-type="float" office:value="2.86278527058808" calcext:value-type="float">
            <text:p>2.862785271</text:p>
          </table:table-cell>
          <table:table-cell table:style-name="ce1" table:formula="of:=([$'reported cases'.X29]/[$'Population-EU'.X29])*1000000" office:value-type="float" office:value="0" calcext:value-type="float">
            <text:p>0.000000000</text:p>
          </table:table-cell>
          <table:table-cell table:style-name="ce1" table:formula="of:=([$'reported cases'.Y29]/[$'Population-EU'.Y29])*1000000" office:value-type="float" office:value="0" calcext:value-type="float">
            <text:p>0.000000000</text:p>
          </table:table-cell>
          <table:table-cell table:style-name="ce1" table:formula="of:=([$'reported cases'.Z29]/[$'Population-EU'.Z29])*1000000" office:value-type="float" office:value="0.47237280417502" calcext:value-type="float">
            <text:p>0.472372804</text:p>
          </table:table-cell>
          <table:table-cell table:style-name="ce1" table:formula="of:=([$'reported cases'.AA29]/[$'Population-EU'.AA29])*1000000" office:value-type="float" office:value="7.53313756592084" calcext:value-type="float">
            <text:p>7.533137566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table:style-name="ce1" table:formula="of:=([$'reported cases'.B30]/[$'Population-EU'.B30])*1000000" office:value-type="float" office:value="0" calcext:value-type="float">
            <text:p>0.000000000</text:p>
          </table:table-cell>
          <table:table-cell table:style-name="ce1" table:formula="of:=([$'reported cases'.C30]/[$'Population-EU'.C30])*1000000" office:value-type="float" office:value="0" calcext:value-type="float">
            <text:p>0.000000000</text:p>
          </table:table-cell>
          <table:table-cell table:style-name="ce1" table:formula="of:=([$'reported cases'.D30]/[$'Population-EU'.D30])*1000000" office:value-type="float" office:value="0" calcext:value-type="float">
            <text:p>0.000000000</text:p>
          </table:table-cell>
          <table:table-cell table:style-name="ce1" table:formula="of:=([$'reported cases'.E30]/[$'Population-EU'.E30])*1000000" office:value-type="float" office:value="0" calcext:value-type="float">
            <text:p>0.000000000</text:p>
          </table:table-cell>
          <table:table-cell table:style-name="ce1" table:formula="of:=([$'reported cases'.F30]/[$'Population-EU'.F30])*1000000" office:value-type="float" office:value="0" calcext:value-type="float">
            <text:p>0.000000000</text:p>
          </table:table-cell>
          <table:table-cell table:style-name="ce1" table:formula="of:=([$'reported cases'.G30]/[$'Population-EU'.G30])*1000000" office:value-type="float" office:value="0" calcext:value-type="float">
            <text:p>0.000000000</text:p>
          </table:table-cell>
          <table:table-cell table:style-name="ce1" table:formula="of:=([$'reported cases'.H30]/[$'Population-EU'.H30])*1000000" office:value-type="float" office:value="0" calcext:value-type="float">
            <text:p>0.000000000</text:p>
          </table:table-cell>
          <table:table-cell table:style-name="ce1" table:formula="of:=([$'reported cases'.I30]/[$'Population-EU'.I30])*1000000" office:value-type="float" office:value="0" calcext:value-type="float">
            <text:p>0.000000000</text:p>
          </table:table-cell>
          <table:table-cell table:style-name="ce1" table:formula="of:=([$'reported cases'.J30]/[$'Population-EU'.J30])*1000000" office:value-type="float" office:value="0" calcext:value-type="float">
            <text:p>0.000000000</text:p>
          </table:table-cell>
          <table:table-cell table:style-name="ce1" table:formula="of:=([$'reported cases'.K30]/[$'Population-EU'.K30])*1000000" office:value-type="float" office:value="0" calcext:value-type="float">
            <text:p>0.000000000</text:p>
          </table:table-cell>
          <table:table-cell table:style-name="ce1" table:formula="of:=([$'reported cases'.L30]/[$'Population-EU'.L30])*1000000" office:value-type="float" office:value="0" calcext:value-type="float">
            <text:p>0.000000000</text:p>
          </table:table-cell>
          <table:table-cell table:style-name="ce1" table:formula="of:=([$'reported cases'.M30]/[$'Population-EU'.M30])*1000000" office:value-type="float" office:value="0" calcext:value-type="float">
            <text:p>0.000000000</text:p>
          </table:table-cell>
          <table:table-cell table:style-name="ce1" table:formula="of:=([$'reported cases'.N30]/[$'Population-EU'.N30])*1000000" office:value-type="float" office:value="0.370889203155674" calcext:value-type="float">
            <text:p>0.370889203</text:p>
          </table:table-cell>
          <table:table-cell table:style-name="ce1" table:formula="of:=([$'reported cases'.O30]/[$'Population-EU'.O30])*1000000" office:value-type="float" office:value="0.185037086983344" calcext:value-type="float">
            <text:p>0.185037087</text:p>
          </table:table-cell>
          <table:table-cell table:style-name="ce1" table:formula="of:=([$'reported cases'.P30]/[$'Population-EU'.P30])*1000000" office:value-type="float" office:value="0" calcext:value-type="float">
            <text:p>0.000000000</text:p>
          </table:table-cell>
          <table:table-cell table:style-name="ce1" table:formula="of:=([$'reported cases'.Q30]/[$'Population-EU'.Q30])*1000000" office:value-type="float" office:value="0" calcext:value-type="float">
            <text:p>0.000000000</text:p>
          </table:table-cell>
          <table:table-cell table:style-name="ce1" table:formula="of:=([$'reported cases'.R30]/[$'Population-EU'.R30])*1000000" office:value-type="float" office:value="0" calcext:value-type="float">
            <text:p>0.000000000</text:p>
          </table:table-cell>
          <table:table-cell table:style-name="ce1" table:formula="of:=([$'reported cases'.S30]/[$'Population-EU'.S30])*1000000" office:value-type="float" office:value="0" calcext:value-type="float">
            <text:p>0.000000000</text:p>
          </table:table-cell>
          <table:table-cell table:style-name="ce1" table:formula="of:=([$'reported cases'.T30]/[$'Population-EU'.T30])*1000000" office:value-type="float" office:value="1.10388617608861" calcext:value-type="float">
            <text:p>1.103886176</text:p>
          </table:table-cell>
          <table:table-cell table:style-name="ce1" table:formula="of:=([$'reported cases'.U30]/[$'Population-EU'.U30])*1000000" office:value-type="float" office:value="73.3035464953924" calcext:value-type="float">
            <text:p>73.303546495</text:p>
          </table:table-cell>
          <table:table-cell table:style-name="ce1" table:formula="of:=([$'reported cases'.V30]/[$'Population-EU'.V30])*1000000" office:value-type="float" office:value="50.0878739458842" calcext:value-type="float">
            <text:p>50.087873946</text:p>
          </table:table-cell>
          <table:table-cell table:style-name="ce1" table:formula="of:=([$'reported cases'.W30]/[$'Population-EU'.W30])*1000000" office:value-type="float" office:value="0" calcext:value-type="float">
            <text:p>0.000000000</text:p>
          </table:table-cell>
          <table:table-cell table:style-name="ce1" table:formula="of:=([$'reported cases'.X30]/[$'Population-EU'.X30])*1000000" office:value-type="float" office:value="0" calcext:value-type="float">
            <text:p>0.000000000</text:p>
          </table:table-cell>
          <table:table-cell table:style-name="ce1" table:formula="of:=([$'reported cases'.Y30]/[$'Population-EU'.Y30])*1000000" office:value-type="float" office:value="0" calcext:value-type="float">
            <text:p>0.000000000</text:p>
          </table:table-cell>
          <table:table-cell table:style-name="ce1" table:formula="of:=([$'reported cases'.Z30]/[$'Population-EU'.Z30])*1000000" office:value-type="float" office:value="1.10521825113211" calcext:value-type="float">
            <text:p>1.105218251</text:p>
          </table:table-cell>
          <table:table-cell table:style-name="ce1" table:formula="of:=([$'reported cases'.AA30]/[$'Population-EU'.AA30])*1000000" office:value-type="float" office:value="0.921712165144275" calcext:value-type="float">
            <text:p>0.92171216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style-name="ce1" table:formula="of:=([$'reported cases'.B31]/[$'Population-EU'.B31])*1000000" office:value-type="float" office:value="1.58758108719772" calcext:value-type="float">
            <text:p>1.587581087</text:p>
          </table:table-cell>
          <table:table-cell table:style-name="ce1" table:formula="of:=([$'reported cases'.C31]/[$'Population-EU'.C31])*1000000" office:value-type="float" office:value="1.78616246668424" calcext:value-type="float">
            <text:p>1.786162467</text:p>
          </table:table-cell>
          <table:table-cell table:style-name="ce1" table:formula="of:=([$'reported cases'.D31]/[$'Population-EU'.D31])*1000000" office:value-type="float" office:value="1.13559743552268" calcext:value-type="float">
            <text:p>1.135597436</text:p>
          </table:table-cell>
          <table:table-cell table:style-name="ce1" table:formula="of:=([$'reported cases'.E31]/[$'Population-EU'.E31])*1000000" office:value-type="float" office:value="5.11482495043346" calcext:value-type="float">
            <text:p>5.114824950</text:p>
          </table:table-cell>
          <table:table-cell table:style-name="ce1" table:formula="of:=([$'reported cases'.F31]/[$'Population-EU'.F31])*1000000" office:value-type="float" office:value="6.68891891843744" calcext:value-type="float">
            <text:p>6.688918918</text:p>
          </table:table-cell>
          <table:table-cell table:style-name="ce1" table:formula="of:=([$'reported cases'.G31]/[$'Population-EU'.G31])*1000000" office:value-type="float" office:value="3.06052007869249" calcext:value-type="float">
            <text:p>3.060520079</text:p>
          </table:table-cell>
          <table:table-cell table:style-name="ce1" table:formula="of:=([$'reported cases'.H31]/[$'Population-EU'.H31])*1000000" office:value-type="float" office:value="1.24621876456518" calcext:value-type="float">
            <text:p>1.246218765</text:p>
          </table:table-cell>
          <table:table-cell table:style-name="ce1" table:formula="of:=([$'reported cases'.I31]/[$'Population-EU'.I31])*1000000" office:value-type="float" office:value="12.289600188953" calcext:value-type="float">
            <text:p>12.289600189</text:p>
          </table:table-cell>
          <table:table-cell table:style-name="ce1" table:formula="of:=([$'reported cases'.J31]/[$'Population-EU'.J31])*1000000" office:value-type="float" office:value="15.6860744287203" calcext:value-type="float">
            <text:p>15.686074429</text:p>
          </table:table-cell>
          <table:table-cell table:style-name="ce1" table:formula="of:=([$'reported cases'.K31]/[$'Population-EU'.K31])*1000000" office:value-type="float" office:value="20.3989995590016" calcext:value-type="float">
            <text:p>20.398999559</text:p>
          </table:table-cell>
          <table:table-cell table:style-name="ce1" table:formula="of:=([$'reported cases'.L31]/[$'Population-EU'.L31])*1000000" office:value-type="float" office:value="15.9246081341577" calcext:value-type="float">
            <text:p>15.924608134</text:p>
          </table:table-cell>
          <table:table-cell table:style-name="ce1" table:formula="of:=([$'reported cases'.M31]/[$'Population-EU'.M31])*1000000" office:value-type="float" office:value="5.77505778777181" calcext:value-type="float">
            <text:p>5.775057788</text:p>
          </table:table-cell>
          <table:table-cell table:style-name="ce1" table:formula="of:=([$'reported cases'.N31]/[$'Population-EU'.N31])*1000000" office:value-type="float" office:value="16.9304527466462" calcext:value-type="float">
            <text:p>16.930452747</text:p>
          </table:table-cell>
          <table:table-cell table:style-name="ce1" table:formula="of:=([$'reported cases'.O31]/[$'Population-EU'.O31])*1000000" office:value-type="float" office:value="30.2543088057457" calcext:value-type="float">
            <text:p>30.254308806</text:p>
          </table:table-cell>
          <table:table-cell table:style-name="ce1" table:formula="of:=([$'reported cases'.P31]/[$'Population-EU'.P31])*1000000" office:value-type="float" office:value="22.2986053341206" calcext:value-type="float">
            <text:p>22.298605334</text:p>
          </table:table-cell>
          <table:table-cell table:style-name="ce1" table:formula="of:=([$'reported cases'.Q31]/[$'Population-EU'.Q31])*1000000" office:value-type="float" office:value="1.74044920341272" calcext:value-type="float">
            <text:p>1.740449203</text:p>
          </table:table-cell>
          <table:table-cell table:style-name="ce1" table:formula="of:=([$'reported cases'.R31]/[$'Population-EU'.R31])*1000000" office:value-type="float" office:value="1.41858422118331" calcext:value-type="float">
            <text:p>1.418584221</text:p>
          </table:table-cell>
          <table:table-cell table:style-name="ce1" table:formula="of:=([$'reported cases'.S31]/[$'Population-EU'.S31])*1000000" office:value-type="float" office:value="8.07598226734548" calcext:value-type="float">
            <text:p>8.075982267</text:p>
          </table:table-cell>
          <table:table-cell table:style-name="ce1" table:formula="of:=([$'reported cases'.T31]/[$'Population-EU'.T31])*1000000" office:value-type="float" office:value="3.81203235968964" calcext:value-type="float">
            <text:p>3.812032360</text:p>
          </table:table-cell>
          <table:table-cell table:style-name="ce1" table:formula="of:=([$'reported cases'.U31]/[$'Population-EU'.U31])*1000000" office:value-type="float" office:value="14.0629200392024" calcext:value-type="float">
            <text:p>14.062920039</text:p>
          </table:table-cell>
          <table:table-cell table:style-name="ce1" table:formula="of:=([$'reported cases'.V31]/[$'Population-EU'.V31])*1000000" office:value-type="float" office:value="12.498666108743" calcext:value-type="float">
            <text:p>12.498666109</text:p>
          </table:table-cell>
          <table:table-cell table:style-name="ce1" table:formula="of:=([$'reported cases'.W31]/[$'Population-EU'.W31])*1000000" office:value-type="float" office:value="1.23833388769911" calcext:value-type="float">
            <text:p>1.238333888</text:p>
          </table:table-cell>
          <table:table-cell table:style-name="ce1" table:number-columns-repeated="4"/>
        </table:table-row>
        <table:table-row table:style-name="ro1" table:number-rows-repeated="182">
          <table:table-cell table:number-columns-repeated="27"/>
        </table:table-row>
        <table:table-row table:style-name="ro1">
          <table:table-cell office:value-type="string" calcext:value-type="string">
            <text:p>Exported: 2025-4-3 19:43 UTC</text:p>
          </table:table-cell>
          <table:table-cell table:number-columns-repeated="26"/>
        </table:table-row>
      </table:table>
      <table:table table:name="reported cases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2"/>
          <table:table-cell table:number-columns-repeated="2" office:value-type="string" calcext:value-type="string">
            <text:p>0.000000000</text:p>
          </table:table-cell>
          <table:table-cell/>
          <table:table-cell office:value-type="string" calcext:value-type="string">
            <text:p>14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15.000000000</text:p>
          </table:table-cell>
          <table:table-cell office:value-type="string" calcext:value-type="string">
            <text:p>16.000000000</text:p>
          </table:table-cell>
          <table:table-cell office:value-type="string" calcext:value-type="string">
            <text:p>157.000000000</text:p>
          </table:table-cell>
          <table:table-cell office:value-type="string" calcext:value-type="string">
            <text:p>28.000000000</text:p>
          </table:table-cell>
          <table:table-cell office:value-type="string" calcext:value-type="string">
            <text:p>15.000000000</text:p>
          </table:table-cell>
          <table:table-cell office:value-type="string" calcext:value-type="string">
            <text:p>38.000000000</text:p>
          </table:table-cell>
          <table:table-cell office:value-type="string" calcext:value-type="string">
            <text:p>20.000000000</text:p>
          </table:table-cell>
          <table:table-cell office:value-type="string" calcext:value-type="string">
            <text:p>51.000000000</text:p>
          </table:table-cell>
          <table:table-cell office:value-type="string" calcext:value-type="string">
            <text:p>94.000000000</text:p>
          </table:table-cell>
          <table:table-cell office:value-type="string" calcext:value-type="string">
            <text:p>230.000000000</text:p>
          </table:table-cell>
          <table:table-cell office:value-type="string" calcext:value-type="string">
            <text:p>25.000000000</text:p>
          </table:table-cell>
          <table:table-cell office:value-type="string" calcext:value-type="string">
            <text:p>83.000000000</text:p>
          </table:table-cell>
          <table:table-cell office:value-type="string" calcext:value-type="string">
            <text:p>70.000000000</text:p>
          </table:table-cell>
          <table:table-cell office:value-type="string" calcext:value-type="string">
            <text:p>140.000000000</text:p>
          </table:table-cell>
          <table:table-cell office:value-type="string" calcext:value-type="string">
            <text:p>20.000000000</text:p>
          </table:table-cell>
          <table:table-cell table:number-columns-repeated="2" office:value-type="string" calcext:value-type="string">
            <text:p>1.000000000</text:p>
          </table:table-cell>
          <table:table-cell office:value-type="string" calcext:value-type="string">
            <text:p>186.000000000</text:p>
          </table:table-cell>
          <table:table-cell office:value-type="string" calcext:value-type="string">
            <text:p>542.0000000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4" office:value-type="string" calcext:value-type="string">
            <text:p>0.000000000</text:p>
          </table:table-cell>
          <table:table-cell office:value-type="string" calcext:value-type="string">
            <text:p>7.000000000</text:p>
          </table:table-cell>
          <table:table-cell office:value-type="string" calcext:value-type="string">
            <text:p>19.000000000</text:p>
          </table:table-cell>
          <table:table-cell office:value-type="string" calcext:value-type="string">
            <text:p>11.000000000</text:p>
          </table:table-cell>
          <table:table-cell office:value-type="string" calcext:value-type="string">
            <text:p>8.000000000</text:p>
          </table:table-cell>
          <table:table-cell office:value-type="string" calcext:value-type="string">
            <text:p>14.000000000</text:p>
          </table:table-cell>
          <table:table-cell office:value-type="string" calcext:value-type="string">
            <text:p>38.000000000</text:p>
          </table:table-cell>
          <table:table-cell office:value-type="string" calcext:value-type="string">
            <text:p>24.000000000</text:p>
          </table:table-cell>
          <table:table-cell office:value-type="string" calcext:value-type="string">
            <text:p>30.000000000</text:p>
          </table:table-cell>
          <table:table-cell office:value-type="string" calcext:value-type="string">
            <text:p>415.000000000</text:p>
          </table:table-cell>
          <table:table-cell office:value-type="string" calcext:value-type="string">
            <text:p>51.000000000</text:p>
          </table:table-cell>
          <table:table-cell office:value-type="string" calcext:value-type="string">
            <text:p>31.000000000</text:p>
          </table:table-cell>
          <table:table-cell office:value-type="string" calcext:value-type="string">
            <text:p>58.000000000</text:p>
          </table:table-cell>
          <table:table-cell office:value-type="string" calcext:value-type="string">
            <text:p>35.000000000</text:p>
          </table:table-cell>
          <table:table-cell office:value-type="string" calcext:value-type="string">
            <text:p>62.000000000</text:p>
          </table:table-cell>
          <table:table-cell office:value-type="string" calcext:value-type="string">
            <text:p>243.000000000</text:p>
          </table:table-cell>
          <table:table-cell office:value-type="string" calcext:value-type="string">
            <text:p>95.000000000</text:p>
          </table:table-cell>
          <table:table-cell office:value-type="string" calcext:value-type="string">
            <text:p>382.000000000</text:p>
          </table:table-cell>
          <table:table-cell office:value-type="string" calcext:value-type="string">
            <text:p>20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8.000000000</text:p>
          </table:table-cell>
          <table:table-cell office:value-type="string" calcext:value-type="string">
            <text:p>52.000000000</text:p>
          </table:table-cell>
          <table:table-cell office:value-type="string" calcext:value-type="string">
            <text:p>436.00000000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number-columns-repeated="6" office:value-type="string" calcext:value-type="string">
            <text:p>0.000000000</text:p>
          </table:table-cell>
          <table:table-cell office:value-type="string" calcext:value-type="string">
            <text:p>3.000000000</text:p>
          </table:table-cell>
          <table:table-cell table:number-columns-repeated="3" office:value-type="string" calcext:value-type="string">
            <text:p>1.000000000</text:p>
          </table:table-cell>
          <table:table-cell office:value-type="string" calcext:value-type="string">
            <text:p>696.000000000</text:p>
          </table:table-cell>
          <table:table-cell office:value-type="string" calcext:value-type="string">
            <text:p>22005.000000000</text:p>
          </table:table-cell>
          <table:table-cell office:value-type="string" calcext:value-type="string">
            <text:p>31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13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123.000000000</text:p>
          </table:table-cell>
          <table:table-cell office:value-type="string" calcext:value-type="string">
            <text:p>13.000000000</text:p>
          </table:table-cell>
          <table:table-cell office:value-type="string" calcext:value-type="string">
            <text:p>1119.000000000</text:p>
          </table:table-cell>
          <table:table-cell office:value-type="string" calcext:value-type="string">
            <text:p>238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26.00000000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number-columns-repeated="6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6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8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15.000000000</text:p>
          </table:table-cell>
          <table:table-cell office:value-type="string" calcext:value-type="string">
            <text:p>5.000000000</text:p>
          </table:table-cell>
          <table:table-cell table:number-columns-repeated="2" office:value-type="string" calcext:value-type="string">
            <text:p>1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25.000000000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table:number-columns-repeated="5" office:value-type="string" calcext:value-type="string">
            <text:p>0.000000000</text:p>
          </table:table-cell>
          <table:table-cell office:value-type="string" calcext:value-type="string">
            <text:p>17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7.000000000</text:p>
          </table:table-cell>
          <table:table-cell table:number-columns-repeated="2" office:value-type="string" calcext:value-type="string">
            <text:p>2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7.000000000</text:p>
          </table:table-cell>
          <table:table-cell office:value-type="string" calcext:value-type="string">
            <text:p>22.000000000</text:p>
          </table:table-cell>
          <table:table-cell office:value-type="string" calcext:value-type="string">
            <text:p>14.000000000</text:p>
          </table:table-cell>
          <table:table-cell office:value-type="string" calcext:value-type="string">
            <text:p>221.000000000</text:p>
          </table:table-cell>
          <table:table-cell office:value-type="string" calcext:value-type="string">
            <text:p>9.000000000</text:p>
          </table:table-cell>
          <table:table-cell office:value-type="string" calcext:value-type="string">
            <text:p>7.000000000</text:p>
          </table:table-cell>
          <table:table-cell office:value-type="string" calcext:value-type="string">
            <text:p>140.000000000</text:p>
          </table:table-cell>
          <table:table-cell office:value-type="string" calcext:value-type="string">
            <text:p>200.000000000</text:p>
          </table:table-cell>
          <table:table-cell office:value-type="string" calcext:value-type="string">
            <text:p>511.000000000</text:p>
          </table:table-cell>
          <table:table-cell office:value-type="string" calcext:value-type="string">
            <text:p>4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33.00000000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2067.000000000</text:p>
          </table:table-cell>
          <table:table-cell office:value-type="string" calcext:value-type="string">
            <text:p>792.000000000</text:p>
          </table:table-cell>
          <table:table-cell office:value-type="string" calcext:value-type="string">
            <text:p>201.000000000</text:p>
          </table:table-cell>
          <table:table-cell office:value-type="string" calcext:value-type="string">
            <text:p>62.000000000</text:p>
          </table:table-cell>
          <table:table-cell office:value-type="string" calcext:value-type="string">
            <text:p>248.000000000</text:p>
          </table:table-cell>
          <table:table-cell office:value-type="string" calcext:value-type="string">
            <text:p>835.000000000</text:p>
          </table:table-cell>
          <table:table-cell office:value-type="string" calcext:value-type="string">
            <text:p>280.000000000</text:p>
          </table:table-cell>
          <table:table-cell office:value-type="string" calcext:value-type="string">
            <text:p>374.000000000</text:p>
          </table:table-cell>
          <table:table-cell office:value-type="string" calcext:value-type="string">
            <text:p>387.000000000</text:p>
          </table:table-cell>
          <table:table-cell office:value-type="string" calcext:value-type="string">
            <text:p>712.000000000</text:p>
          </table:table-cell>
          <table:table-cell office:value-type="string" calcext:value-type="string">
            <text:p>919.000000000</text:p>
          </table:table-cell>
          <table:table-cell office:value-type="string" calcext:value-type="string">
            <text:p>121.000000000</text:p>
          </table:table-cell>
          <table:table-cell office:value-type="string" calcext:value-type="string">
            <text:p>1036.000000000</text:p>
          </table:table-cell>
          <table:table-cell office:value-type="string" calcext:value-type="string">
            <text:p>344.000000000</text:p>
          </table:table-cell>
          <table:table-cell office:value-type="string" calcext:value-type="string">
            <text:p>1588.000000000</text:p>
          </table:table-cell>
          <table:table-cell office:value-type="string" calcext:value-type="string">
            <text:p>272.000000000</text:p>
          </table:table-cell>
          <table:table-cell office:value-type="string" calcext:value-type="string">
            <text:p>643.000000000</text:p>
          </table:table-cell>
          <table:table-cell office:value-type="string" calcext:value-type="string">
            <text:p>459.000000000</text:p>
          </table:table-cell>
          <table:table-cell office:value-type="string" calcext:value-type="string">
            <text:p>407.000000000</text:p>
          </table:table-cell>
          <table:table-cell office:value-type="string" calcext:value-type="string">
            <text:p>57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71.000000000</text:p>
          </table:table-cell>
          <table:table-cell office:value-type="string" calcext:value-type="string">
            <text:p>524.00000000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7.000000000</text:p>
          </table:table-cell>
          <table:table-cell office:value-type="string" calcext:value-type="string">
            <text:p>9.000000000</text:p>
          </table:table-cell>
          <table:table-cell office:value-type="string" calcext:value-type="string">
            <text:p>32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26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12.000000000</text:p>
          </table:table-cell>
          <table:table-cell office:value-type="string" calcext:value-type="string">
            <text:p>8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77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17.000000000</text:p>
          </table:table-cell>
          <table:table-cell office:value-type="string" calcext:value-type="string">
            <text:p>29.000000000</text:p>
          </table:table-cell>
          <table:table-cell office:value-type="string" calcext:value-type="string">
            <text:p>9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8.000000000</text:p>
          </table:table-cell>
          <table:table-cell office:value-type="string" calcext:value-type="string">
            <text:p>15.000000000</text:p>
          </table:table-cell>
          <table:table-cell office:value-type="string" calcext:value-type="string">
            <text:p>4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24.00000000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number-columns-repeated="6"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27.000000000</text:p>
          </table:table-cell>
          <table:table-cell office:value-type="string" calcext:value-type="string">
            <text:p>1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7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26.000000000</text:p>
          </table:table-cell>
          <table:table-cell table:number-columns-repeated="3" office:value-type="string" calcext:value-type="string">
            <text:p>0.000000000</text:p>
          </table:table-cell>
          <table:table-cell table:number-columns-repeated="2" office:value-type="string" calcext:value-type="string">
            <text:p>4.0000000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table:number-columns-repeated="5" office:value-type="string" calcext:value-type="string">
            <text:p>0.000000000</text:p>
          </table:table-cell>
          <table:table-cell office:value-type="string" calcext:value-type="string">
            <text:p>27.000000000</text:p>
          </table:table-cell>
          <table:table-cell office:value-type="string" calcext:value-type="string">
            <text:p>214.000000000</text:p>
          </table:table-cell>
          <table:table-cell office:value-type="string" calcext:value-type="string">
            <text:p>0.000000000</text:p>
          </table:table-cell>
          <table:table-cell table:number-columns-repeated="2" office:value-type="string" calcext:value-type="string">
            <text:p>1.000000000</text:p>
          </table:table-cell>
          <table:table-cell office:value-type="string" calcext:value-type="string">
            <text:p>92.000000000</text:p>
          </table:table-cell>
          <table:table-cell office:value-type="string" calcext:value-type="string">
            <text:p>37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4.000000000</text:p>
          </table:table-cell>
          <table:table-cell table:number-columns-repeated="2"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568.000000000</text:p>
          </table:table-cell>
          <table:table-cell office:value-type="string" calcext:value-type="string">
            <text:p>1300.000000000</text:p>
          </table:table-cell>
          <table:table-cell office:value-type="string" calcext:value-type="string">
            <text:p>28.000000000</text:p>
          </table:table-cell>
          <table:table-cell office:value-type="string" calcext:value-type="string">
            <text:p>2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36.0000000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31.000000000</text:p>
          </table:table-cell>
          <table:table-cell office:value-type="string" calcext:value-type="string">
            <text:p>47.000000000</text:p>
          </table:table-cell>
          <table:table-cell office:value-type="string" calcext:value-type="string">
            <text:p>239.000000000</text:p>
          </table:table-cell>
          <table:table-cell office:value-type="string" calcext:value-type="string">
            <text:p>22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297.000000000</text:p>
          </table:table-cell>
          <table:table-cell office:value-type="string" calcext:value-type="string">
            <text:p>235.000000000</text:p>
          </table:table-cell>
          <table:table-cell office:value-type="string" calcext:value-type="string">
            <text:p>196.000000000</text:p>
          </table:table-cell>
          <table:table-cell office:value-type="string" calcext:value-type="string">
            <text:p>31.000000000</text:p>
          </table:table-cell>
          <table:table-cell office:value-type="string" calcext:value-type="string">
            <text:p>248.000000000</text:p>
          </table:table-cell>
          <table:table-cell office:value-type="string" calcext:value-type="string">
            <text:p>2142.000000000</text:p>
          </table:table-cell>
          <table:table-cell office:value-type="string" calcext:value-type="string">
            <text:p>822.000000000</text:p>
          </table:table-cell>
          <table:table-cell office:value-type="string" calcext:value-type="string">
            <text:p>109.000000000</text:p>
          </table:table-cell>
          <table:table-cell office:value-type="string" calcext:value-type="string">
            <text:p>150.000000000</text:p>
          </table:table-cell>
          <table:table-cell office:value-type="string" calcext:value-type="string">
            <text:p>32.000000000</text:p>
          </table:table-cell>
          <table:table-cell office:value-type="string" calcext:value-type="string">
            <text:p>25.000000000</text:p>
          </table:table-cell>
          <table:table-cell office:value-type="string" calcext:value-type="string">
            <text:p>149.000000000</text:p>
          </table:table-cell>
          <table:table-cell office:value-type="string" calcext:value-type="string">
            <text:p>220.000000000</text:p>
          </table:table-cell>
          <table:table-cell office:value-type="string" calcext:value-type="string">
            <text:p>276.000000000</text:p>
          </table:table-cell>
          <table:table-cell office:value-type="string" calcext:value-type="string">
            <text:p>9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194.00000000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1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27.000000000</text:p>
          </table:table-cell>
          <table:table-cell office:value-type="string" calcext:value-type="string">
            <text:p>4.000000000</text:p>
          </table:table-cell>
          <table:table-cell table:number-columns-repeated="3" office:value-type="string" calcext:value-type="string">
            <text:p>2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15.000000000</text:p>
          </table:table-cell>
          <table:table-cell office:value-type="string" calcext:value-type="string">
            <text:p>12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3.000000000</text:p>
          </table:table-cell>
          <table:table-cell table:number-columns-repeated="2" office:value-type="string" calcext:value-type="string">
            <text:p>1.000000000</text:p>
          </table:table-cell>
          <table:table-cell office:value-type="string" calcext:value-type="string">
            <text:p>2.0000000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7" office:value-type="string" calcext:value-type="string">
            <text:p>0.000000000</text:p>
          </table:table-cell>
          <table:table-cell office:value-type="string" calcext:value-type="string">
            <text:p>17.000000000</text:p>
          </table:table-cell>
          <table:table-cell office:value-type="string" calcext:value-type="string">
            <text:p>25.000000000</text:p>
          </table:table-cell>
          <table:table-cell office:value-type="string" calcext:value-type="string">
            <text:p>305.000000000</text:p>
          </table:table-cell>
          <table:table-cell office:value-type="string" calcext:value-type="string">
            <text:p>886.000000000</text:p>
          </table:table-cell>
          <table:table-cell office:value-type="string" calcext:value-type="string">
            <text:p>2677.000000000</text:p>
          </table:table-cell>
          <table:table-cell office:value-type="string" calcext:value-type="string">
            <text:p>4991.000000000</text:p>
          </table:table-cell>
          <table:table-cell office:value-type="string" calcext:value-type="string">
            <text:p>396.000000000</text:p>
          </table:table-cell>
          <table:table-cell office:value-type="string" calcext:value-type="string">
            <text:p>121.000000000</text:p>
          </table:table-cell>
          <table:table-cell office:value-type="string" calcext:value-type="string">
            <text:p>137.000000000</text:p>
          </table:table-cell>
          <table:table-cell office:value-type="string" calcext:value-type="string">
            <text:p>157.000000000</text:p>
          </table:table-cell>
          <table:table-cell office:value-type="string" calcext:value-type="string">
            <text:p>50.000000000</text:p>
          </table:table-cell>
          <table:table-cell office:value-type="string" calcext:value-type="string">
            <text:p>339.000000000</text:p>
          </table:table-cell>
          <table:table-cell office:value-type="string" calcext:value-type="string">
            <text:p>1462.000000000</text:p>
          </table:table-cell>
          <table:table-cell office:value-type="string" calcext:value-type="string">
            <text:p>1659.000000000</text:p>
          </table:table-cell>
          <table:table-cell office:value-type="string" calcext:value-type="string">
            <text:p>186.000000000</text:p>
          </table:table-cell>
          <table:table-cell office:value-type="string" calcext:value-type="string">
            <text:p>12.000000000</text:p>
          </table:table-cell>
          <table:table-cell office:value-type="string" calcext:value-type="string">
            <text:p>15.000000000</text:p>
          </table:table-cell>
          <table:table-cell office:value-type="string" calcext:value-type="string">
            <text:p>102.000000000</text:p>
          </table:table-cell>
          <table:table-cell office:value-type="string" calcext:value-type="string">
            <text:p>436.00000000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number-columns-repeated="12" office:value-type="string" calcext:value-type="string">
            <text:p>0.000000000</text:p>
          </table:table-cell>
          <table:table-cell office:value-type="string" calcext:value-type="string">
            <text:p>10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1.000000000</text:p>
          </table:table-cell>
          <table:table-cell office:value-type="string" calcext:value-type="string">
            <text:p>138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7.000000000</text:p>
          </table:table-cell>
          <table:table-cell office:value-type="string" calcext:value-type="string">
            <text:p>23.000000000</text:p>
          </table:table-cell>
          <table:table-cell office:value-type="string" calcext:value-type="string">
            <text:p>52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32.00000000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6"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1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1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36.000000000</text:p>
          </table:table-cell>
          <table:table-cell office:value-type="string" calcext:value-type="string">
            <text:p>14.000000000</text:p>
          </table:table-cell>
          <table:table-cell office:value-type="string" calcext:value-type="string">
            <text:p>23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18.0000000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3"/>
          <table:table-cell office:value-type="string" calcext:value-type="string">
            <text:p>8.000000000</text:p>
          </table:table-cell>
          <table:table-cell office:value-type="string" calcext:value-type="string">
            <text:p>97.000000000</text:p>
          </table:table-cell>
          <table:table-cell office:value-type="string" calcext:value-type="string">
            <text:p>40.000000000</text:p>
          </table:table-cell>
          <table:table-cell office:value-type="string" calcext:value-type="string">
            <text:p>11.000000000</text:p>
          </table:table-cell>
          <table:table-cell office:value-type="string" calcext:value-type="string">
            <text:p>23.000000000</text:p>
          </table:table-cell>
          <table:table-cell office:value-type="string" calcext:value-type="string">
            <text:p>14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100.000000000</text:p>
          </table:table-cell>
          <table:table-cell office:value-type="string" calcext:value-type="string">
            <text:p>228.000000000</text:p>
          </table:table-cell>
          <table:table-cell office:value-type="string" calcext:value-type="string">
            <text:p>146.000000000</text:p>
          </table:table-cell>
          <table:table-cell office:value-type="string" calcext:value-type="string">
            <text:p>26.000000000</text:p>
          </table:table-cell>
          <table:table-cell office:value-type="string" calcext:value-type="string">
            <text:p>33.000000000</text:p>
          </table:table-cell>
          <table:table-cell office:value-type="string" calcext:value-type="string">
            <text:p>2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43.000000000</text:p>
          </table:table-cell>
          <table:table-cell office:value-type="string" calcext:value-type="string">
            <text:p>23.000000000</text:p>
          </table:table-cell>
          <table:table-cell office:value-type="string" calcext:value-type="string">
            <text:p>73.000000000</text:p>
          </table:table-cell>
          <table:table-cell office:value-type="string" calcext:value-type="string">
            <text:p>42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0.000000000</text:p>
          </table:table-cell>
          <table:table-cell table:number-columns-repeated="2" office:value-type="string" calcext:value-type="string">
            <text:p>1.000000000</text:p>
          </table:table-cell>
          <table:table-cell office:value-type="string" calcext:value-type="string">
            <text:p>186.00000000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number-columns-repeated="15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9.000000000</text:p>
          </table:table-cell>
          <table:table-cell table:number-columns-repeated="4"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2908.000000000</text:p>
          </table:table-cell>
          <table:table-cell office:value-type="string" calcext:value-type="string">
            <text:p>1435.000000000</text:p>
          </table:table-cell>
          <table:table-cell office:value-type="string" calcext:value-type="string">
            <text:p>826.000000000</text:p>
          </table:table-cell>
          <table:table-cell office:value-type="string" calcext:value-type="string">
            <text:p>18020.000000000</text:p>
          </table:table-cell>
          <table:table-cell office:value-type="string" calcext:value-type="string">
            <text:p>11978.000000000</text:p>
          </table:table-cell>
          <table:table-cell office:value-type="string" calcext:value-type="string">
            <text:p>686.000000000</text:p>
          </table:table-cell>
          <table:table-cell office:value-type="string" calcext:value-type="string">
            <text:p>215.000000000</text:p>
          </table:table-cell>
          <table:table-cell office:value-type="string" calcext:value-type="string">
            <text:p>571.000000000</text:p>
          </table:table-cell>
          <table:table-cell office:value-type="string" calcext:value-type="string">
            <text:p>595.000000000</text:p>
          </table:table-cell>
          <table:table-cell office:value-type="string" calcext:value-type="string">
            <text:p>5311.000000000</text:p>
          </table:table-cell>
          <table:table-cell office:value-type="string" calcext:value-type="string">
            <text:p>759.000000000</text:p>
          </table:table-cell>
          <table:table-cell office:value-type="string" calcext:value-type="string">
            <text:p>3064.000000000</text:p>
          </table:table-cell>
          <table:table-cell office:value-type="string" calcext:value-type="string">
            <text:p>1905.000000000</text:p>
          </table:table-cell>
          <table:table-cell office:value-type="string" calcext:value-type="string">
            <text:p>216.000000000</text:p>
          </table:table-cell>
          <table:table-cell office:value-type="string" calcext:value-type="string">
            <text:p>1244.000000000</text:p>
          </table:table-cell>
          <table:table-cell office:value-type="string" calcext:value-type="string">
            <text:p>1016.000000000</text:p>
          </table:table-cell>
          <table:table-cell office:value-type="string" calcext:value-type="string">
            <text:p>168.000000000</text:p>
          </table:table-cell>
          <table:table-cell office:value-type="string" calcext:value-type="string">
            <text:p>632.000000000</text:p>
          </table:table-cell>
          <table:table-cell office:value-type="string" calcext:value-type="string">
            <text:p>4358.000000000</text:p>
          </table:table-cell>
          <table:table-cell office:value-type="string" calcext:value-type="string">
            <text:p>2081.000000000</text:p>
          </table:table-cell>
          <table:table-cell office:value-type="string" calcext:value-type="string">
            <text:p>1430.000000000</text:p>
          </table:table-cell>
          <table:table-cell office:value-type="string" calcext:value-type="string">
            <text:p>83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12.000000000</text:p>
          </table:table-cell>
          <table:table-cell office:value-type="string" calcext:value-type="string">
            <text:p>20.000000000</text:p>
          </table:table-cell>
          <table:table-cell office:value-type="string" calcext:value-type="string">
            <text:p>961.0000000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number-columns-repeated="9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7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35.000000000</text:p>
          </table:table-cell>
          <table:table-cell office:value-type="string" calcext:value-type="string">
            <text:p>11.000000000</text:p>
          </table:table-cell>
          <table:table-cell office:value-type="string" calcext:value-type="string">
            <text:p>50.000000000</text:p>
          </table:table-cell>
          <table:table-cell office:value-type="string" calcext:value-type="string">
            <text:p>22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30.000000000</text:p>
          </table:table-cell>
          <table:table-cell office:value-type="string" calcext:value-type="string">
            <text:p>834.000000000</text:p>
          </table:table-cell>
          <table:table-cell office:value-type="string" calcext:value-type="string">
            <text:p>2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30.0000000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4" office:value-type="string" calcext:value-type="string">
            <text:p>0.000000000</text:p>
          </table:table-cell>
          <table:table-cell/>
          <table:table-cell table:number-columns-repeated="7" office:value-type="string" calcext:value-type="string">
            <text:p>0.000000000</text:p>
          </table:table-cell>
          <table:table-cell office:value-type="string" calcext:value-type="string">
            <text:p>6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 office:value-type="string" calcext:value-type="string">
            <text:p>4.000000000</text:p>
          </table:table-cell>
          <table:table-cell office:value-type="string" calcext:value-type="string">
            <text:p>25.000000000</text:p>
          </table:table-cell>
          <table:table-cell table:number-columns-repeated="4" office:value-type="string" calcext:value-type="string">
            <text:p>0.000000000</text:p>
          </table:table-cell>
          <table:table-cell office:value-type="string" calcext:value-type="string">
            <text:p>3.00000000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6"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6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3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35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25.000000000</text:p>
          </table:table-cell>
          <table:table-cell office:value-type="string" calcext:value-type="string">
            <text:p>3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2.000000000</text:p>
          </table:table-cell>
          <table:table-cell table:number-columns-repeated="2" office:value-type="string" calcext:value-type="string">
            <text:p>0.000000000</text:p>
          </table:table-cell>
          <table:table-cell table:number-columns-repeated="2"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6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32.000000000</text:p>
          </table:table-cell>
          <table:table-cell office:value-type="string" calcext:value-type="string">
            <text:p>2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10.0000000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4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4.000000000</text:p>
          </table:table-cell>
          <table:table-cell table:number-columns-repeated="2" office:value-type="string" calcext:value-type="string">
            <text:p>3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50.000000000</text:p>
          </table:table-cell>
          <table:table-cell office:value-type="string" calcext:value-type="string">
            <text:p>14.000000000</text:p>
          </table:table-cell>
          <table:table-cell office:value-type="string" calcext:value-type="string">
            <text:p>13.000000000</text:p>
          </table:table-cell>
          <table:table-cell office:value-type="string" calcext:value-type="string">
            <text:p>35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882.000000000</text:p>
          </table:table-cell>
          <table:table-cell office:value-type="string" calcext:value-type="string">
            <text:p>116.000000000</text:p>
          </table:table-cell>
          <table:table-cell office:value-type="string" calcext:value-type="string">
            <text:p>6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15.000000000</text:p>
          </table:table-cell>
          <table:table-cell office:value-type="string" calcext:value-type="string">
            <text:p>23.000000000</text:p>
          </table:table-cell>
          <table:table-cell office:value-type="string" calcext:value-type="string">
            <text:p>7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0.000000000</text:p>
          </table:table-cell>
          <table:table-cell table:number-columns-repeated="2" office:value-type="string" calcext:value-type="string">
            <text:p>6.000000000</text:p>
          </table:table-cell>
          <table:table-cell office:value-type="string" calcext:value-type="string">
            <text:p>134.0000000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8.000000000</text:p>
          </table:table-cell>
          <table:table-cell office:value-type="string" calcext:value-type="string">
            <text:p>7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7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39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8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14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14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7.00000000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6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90.000000000</text:p>
          </table:table-cell>
          <table:table-cell office:value-type="string" calcext:value-type="string">
            <text:p>30.000000000</text:p>
          </table:table-cell>
          <table:table-cell office:value-type="string" calcext:value-type="string">
            <text:p>89.000000000</text:p>
          </table:table-cell>
          <table:table-cell office:value-type="string" calcext:value-type="string">
            <text:p>62.000000000</text:p>
          </table:table-cell>
          <table:table-cell office:value-type="string" calcext:value-type="string">
            <text:p>6.000000000</text:p>
          </table:table-cell>
          <table:table-cell office:value-type="string" calcext:value-type="string">
            <text:p>29.000000000</text:p>
          </table:table-cell>
          <table:table-cell office:value-type="string" calcext:value-type="string">
            <text:p>50.000000000</text:p>
          </table:table-cell>
          <table:table-cell office:value-type="string" calcext:value-type="string">
            <text:p>56.000000000</text:p>
          </table:table-cell>
          <table:table-cell office:value-type="string" calcext:value-type="string">
            <text:p>87.000000000</text:p>
          </table:table-cell>
          <table:table-cell office:value-type="string" calcext:value-type="string">
            <text:p>30.000000000</text:p>
          </table:table-cell>
          <table:table-cell office:value-type="string" calcext:value-type="string">
            <text:p>77.000000000</text:p>
          </table:table-cell>
          <table:table-cell office:value-type="string" calcext:value-type="string">
            <text:p>40.000000000</text:p>
          </table:table-cell>
          <table:table-cell office:value-type="string" calcext:value-type="string">
            <text:p>214.000000000</text:p>
          </table:table-cell>
          <table:table-cell office:value-type="string" calcext:value-type="string">
            <text:p>951.000000000</text:p>
          </table:table-cell>
          <table:table-cell office:value-type="string" calcext:value-type="string">
            <text:p>15.000000000</text:p>
          </table:table-cell>
          <table:table-cell table:number-columns-repeated="2" office:value-type="string" calcext:value-type="string">
            <text:p>7.000000000</text:p>
          </table:table-cell>
          <table:table-cell office:value-type="string" calcext:value-type="string">
            <text:p>20.000000000</text:p>
          </table:table-cell>
          <table:table-cell office:value-type="string" calcext:value-type="string">
            <text:p>185.00000000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6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1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29.000000000</text:p>
          </table:table-cell>
          <table:table-cell office:value-type="string" calcext:value-type="string">
            <text:p>160.000000000</text:p>
          </table:table-cell>
          <table:table-cell office:value-type="string" calcext:value-type="string">
            <text:p>10.000000000</text:p>
          </table:table-cell>
          <table:table-cell office:value-type="string" calcext:value-type="string">
            <text:p>7.000000000</text:p>
          </table:table-cell>
          <table:table-cell table:number-columns-repeated="2" office:value-type="string" calcext:value-type="string">
            <text:p>0.000000000</text:p>
          </table:table-cell>
          <table:table-cell/>
          <table:table-cell office:value-type="string" calcext:value-type="string">
            <text:p>35.00000000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number-columns-repeated="6" office:value-type="string" calcext:value-type="string">
            <text:p>0.000000000</text:p>
          </table:table-cell>
          <table:table-cell office:value-type="string" calcext:value-type="string">
            <text:p>4800.000000000</text:p>
          </table:table-cell>
          <table:table-cell office:value-type="string" calcext:value-type="string">
            <text:p>2830.000000000</text:p>
          </table:table-cell>
          <table:table-cell office:value-type="string" calcext:value-type="string">
            <text:p>344.000000000</text:p>
          </table:table-cell>
          <table:table-cell office:value-type="string" calcext:value-type="string">
            <text:p>11.000000000</text:p>
          </table:table-cell>
          <table:table-cell office:value-type="string" calcext:value-type="string">
            <text:p>7.000000000</text:p>
          </table:table-cell>
          <table:table-cell office:value-type="string" calcext:value-type="string">
            <text:p>180.000000000</text:p>
          </table:table-cell>
          <table:table-cell office:value-type="string" calcext:value-type="string">
            <text:p>1774.000000000</text:p>
          </table:table-cell>
          <table:table-cell office:value-type="string" calcext:value-type="string">
            <text:p>3262.000000000</text:p>
          </table:table-cell>
          <table:table-cell office:value-type="string" calcext:value-type="string">
            <text:p>884.000000000</text:p>
          </table:table-cell>
          <table:table-cell office:value-type="string" calcext:value-type="string">
            <text:p>47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1362.000000000</text:p>
          </table:table-cell>
          <table:table-cell office:value-type="string" calcext:value-type="string">
            <text:p>3901.000000000</text:p>
          </table:table-cell>
          <table:table-cell office:value-type="string" calcext:value-type="string">
            <text:p>4778.000000000</text:p>
          </table:table-cell>
          <table:table-cell office:value-type="string" calcext:value-type="string">
            <text:p>1270.000000000</text:p>
          </table:table-cell>
          <table:table-cell office:value-type="string" calcext:value-type="string">
            <text:p>724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8.000000000</text:p>
          </table:table-cell>
          <table:table-cell office:value-type="string" calcext:value-type="string">
            <text:p>3017.000000000</text:p>
          </table:table-cell>
          <table:table-cell office:value-type="string" calcext:value-type="string">
            <text:p>21458.00000000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/>
          <table:table-cell office:value-type="string" calcext:value-type="string">
            <text:p>4.000000000</text:p>
          </table:table-cell>
          <table:table-cell office:value-type="string" calcext:value-type="string">
            <text:p>6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4.000000000</text:p>
          </table:table-cell>
          <table:table-cell office:value-type="string" calcext:value-type="string">
            <text:p>8.000000000</text:p>
          </table:table-cell>
          <table:table-cell office:value-type="string" calcext:value-type="string">
            <text:p>19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19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6.000000000</text:p>
          </table:table-cell>
          <table:table-cell office:value-type="string" calcext:value-type="string">
            <text:p>26.000000000</text:p>
          </table:table-cell>
          <table:table-cell office:value-type="string" calcext:value-type="string">
            <text:p>18.000000000</text:p>
          </table:table-cell>
          <table:table-cell office:value-type="string" calcext:value-type="string">
            <text:p>50.000000000</text:p>
          </table:table-cell>
          <table:table-cell office:value-type="string" calcext:value-type="string">
            <text:p>26.000000000</text:p>
          </table:table-cell>
          <table:table-cell office:value-type="string" calcext:value-type="string">
            <text:p>21.000000000</text:p>
          </table:table-cell>
          <table:table-cell office:value-type="string" calcext:value-type="string">
            <text:p>3.000000000</text:p>
          </table:table-cell>
          <table:table-cell table:number-columns-repeated="2" office:value-type="string" calcext:value-type="string">
            <text:p>41.000000000</text:p>
          </table:table-cell>
          <table:table-cell office:value-type="string" calcext:value-type="string">
            <text:p>19.000000000</text:p>
          </table:table-cell>
          <table:table-cell office:value-type="string" calcext:value-type="string">
            <text:p>5.000000000</text:p>
          </table:table-cell>
          <table:table-cell office:value-type="string" calcext:value-type="string">
            <text:p>0.000000000</text:p>
          </table:table-cell>
          <table:table-cell office:value-type="string" calcext:value-type="string">
            <text:p>3.000000000</text:p>
          </table:table-cell>
          <table:table-cell office:value-type="string" calcext:value-type="string">
            <text:p>11.000000000</text:p>
          </table:table-cell>
          <table:table-cell office:value-type="string" calcext:value-type="string">
            <text:p>36.00000000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number-columns-repeated="11"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22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51.000000000</text:p>
          </table:table-cell>
          <table:table-cell office:value-type="string" calcext:value-type="string">
            <text:p>18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8.000000000</text:p>
          </table:table-cell>
          <table:table-cell office:value-type="string" calcext:value-type="string">
            <text:p>9.000000000</text:p>
          </table:table-cell>
          <table:table-cell office:value-type="string" calcext:value-type="string">
            <text:p>48.000000000</text:p>
          </table:table-cell>
          <table:table-cell office:value-type="string" calcext:value-type="string">
            <text:p>6.000000000</text:p>
          </table:table-cell>
          <table:table-cell table:number-columns-repeated="2" office:value-type="string" calcext:value-type="string">
            <text:p>0.000000000</text:p>
          </table:table-cell>
          <table:table-cell office:value-type="string" calcext:value-type="string">
            <text:p>1.000000000</text:p>
          </table:table-cell>
          <table:table-cell office:value-type="string" calcext:value-type="string">
            <text:p>16.00000000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table:number-columns-repeated="12" office:value-type="string" calcext:value-type="string">
            <text:p>0.000000000</text:p>
          </table:table-cell>
          <table:table-cell office:value-type="string" calcext:value-type="string">
            <text:p>2.000000000</text:p>
          </table:table-cell>
          <table:table-cell office:value-type="string" calcext:value-type="string">
            <text:p>1.000000000</text:p>
          </table:table-cell>
          <table:table-cell table:number-columns-repeated="4" office:value-type="string" calcext:value-type="string">
            <text:p>0.000000000</text:p>
          </table:table-cell>
          <table:table-cell office:value-type="string" calcext:value-type="string">
            <text:p>6.000000000</text:p>
          </table:table-cell>
          <table:table-cell office:value-type="string" calcext:value-type="string">
            <text:p>399.000000000</text:p>
          </table:table-cell>
          <table:table-cell office:value-type="string" calcext:value-type="string">
            <text:p>273.000000000</text:p>
          </table:table-cell>
          <table:table-cell table:number-columns-repeated="3" office:value-type="string" calcext:value-type="string">
            <text:p>0.000000000</text:p>
          </table:table-cell>
          <table:table-cell office:value-type="string" calcext:value-type="string">
            <text:p>6.000000000</text:p>
          </table:table-cell>
          <table:table-cell office:value-type="string" calcext:value-type="string">
            <text:p>5.000000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93.000000000</text:p>
          </table:table-cell>
          <table:table-cell office:value-type="string" calcext:value-type="string">
            <text:p>105.000000000</text:p>
          </table:table-cell>
          <table:table-cell office:value-type="string" calcext:value-type="string">
            <text:p>67.000000000</text:p>
          </table:table-cell>
          <table:table-cell office:value-type="string" calcext:value-type="string">
            <text:p>303.000000000</text:p>
          </table:table-cell>
          <table:table-cell office:value-type="string" calcext:value-type="string">
            <text:p>398.000000000</text:p>
          </table:table-cell>
          <table:table-cell office:value-type="string" calcext:value-type="string">
            <text:p>183.000000000</text:p>
          </table:table-cell>
          <table:table-cell office:value-type="string" calcext:value-type="string">
            <text:p>75.000000000</text:p>
          </table:table-cell>
          <table:table-cell office:value-type="string" calcext:value-type="string">
            <text:p>745.000000000</text:p>
          </table:table-cell>
          <table:table-cell office:value-type="string" calcext:value-type="string">
            <text:p>958.000000000</text:p>
          </table:table-cell>
          <table:table-cell office:value-type="string" calcext:value-type="string">
            <text:p>1256.000000000</text:p>
          </table:table-cell>
          <table:table-cell office:value-type="string" calcext:value-type="string">
            <text:p>988.000000000</text:p>
          </table:table-cell>
          <table:table-cell office:value-type="string" calcext:value-type="string">
            <text:p>361.000000000</text:p>
          </table:table-cell>
          <table:table-cell office:value-type="string" calcext:value-type="string">
            <text:p>1067.000000000</text:p>
          </table:table-cell>
          <table:table-cell office:value-type="string" calcext:value-type="string">
            <text:p>1921.000000000</text:p>
          </table:table-cell>
          <table:table-cell office:value-type="string" calcext:value-type="string">
            <text:p>1425.000000000</text:p>
          </table:table-cell>
          <table:table-cell office:value-type="string" calcext:value-type="string">
            <text:p>112.000000000</text:p>
          </table:table-cell>
          <table:table-cell office:value-type="string" calcext:value-type="string">
            <text:p>92.000000000</text:p>
          </table:table-cell>
          <table:table-cell office:value-type="string" calcext:value-type="string">
            <text:p>528.000000000</text:p>
          </table:table-cell>
          <table:table-cell office:value-type="string" calcext:value-type="string">
            <text:p>251.000000000</text:p>
          </table:table-cell>
          <table:table-cell office:value-type="string" calcext:value-type="string">
            <text:p>932.000000000</text:p>
          </table:table-cell>
          <table:table-cell office:value-type="string" calcext:value-type="string">
            <text:p>833.000000000</text:p>
          </table:table-cell>
          <table:table-cell office:value-type="string" calcext:value-type="string">
            <text:p>83.000000000</text:p>
          </table:table-cell>
          <table:table-cell table:number-columns-repeated="4"/>
        </table:table-row>
        <table:table-row table:style-name="ro1" table:number-rows-repeated="182">
          <table:table-cell table:number-columns-repeated="27"/>
        </table:table-row>
        <table:table-row table:style-name="ro1">
          <table:table-cell office:value-type="string" calcext:value-type="string">
            <text:p>Exported: 2025-4-3 19:43 UTC</text:p>
          </table:table-cell>
          <table:table-cell table:number-columns-repeated="26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 loext:transliteration-spellout="cardinal" number:transliteration-language="en" number:transliteration-country="US">
      <number:number number:decimal-places="0" number:min-decimal-places="0" number:min-integer-digits="1"/>
    </number:number-style>
    <number:number-style style:name="N107" loext:transliteration-spellout="capitalize cardinal" number:transliteration-language="en" number:transliteration-country="US">
      <number:number number:decimal-places="0" number:min-decimal-places="0" number:min-integer-digits="1"/>
    </number:number-style>
    <number:number-style style:name="N108" loext:transliteration-spellout="upper cardinal" number:transliteration-language="en" number:transliteration-country="US">
      <number:number number:decimal-places="0" number:min-decimal-places="0" number:min-integer-digits="1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0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11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12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13" loext:transliteration-spellout="upper EUR" number:transliteration-language="en" number:transliteration-country="US">
      <number:number number:decimal-places="2" number:min-decimal-places="2" number:min-integer-digits="1"/>
    </number:number-style>
    <number:number-style style:name="N114">
      <number:number number:decimal-places="0" number:min-decimal-places="0" number:min-integer-digits="0"/>
    </number:number-style>
    <number:number-style style:name="N115">
      <number:number number:decimal-places="1" number:min-decimal-places="1" number:min-integer-digits="0"/>
    </number:number-style>
    <number:number-style style:name="N116">
      <number:number number:decimal-places="2" number:min-decimal-places="2" number:min-integer-digits="0"/>
    </number:number-style>
    <number:number-style style:name="N117">
      <number:number number:decimal-places="3" number:min-decimal-places="3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decimal-places="6" number:min-decimal-places="6" number:min-integer-digits="0"/>
    </number:number-style>
    <number:number-style style:name="N121">
      <number:number number:decimal-places="7" number:min-decimal-places="7" number:min-integer-digits="0"/>
    </number:number-style>
    <number:number-style style:name="N122">
      <number:number number:decimal-places="8" number:min-decimal-places="8" number:min-integer-digits="0"/>
    </number:number-style>
    <number:number-style style:name="N123">
      <number:number number:decimal-places="9" number:min-decimal-places="9" number:min-integer-digits="0"/>
    </number:number-style>
    <number:number-style style:name="N124">
      <number:number number:decimal-places="10" number:min-decimal-places="10" number:min-integer-digits="0"/>
    </number:number-style>
    <number:number-style style:name="N125">
      <number:number number:decimal-places="11" number:min-decimal-places="11" number:min-integer-digits="0"/>
    </number:number-style>
    <number:number-style style:name="N150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5-04-16T21:27:10.004000000</dc:date>
    <meta:editing-duration>PT30M29S</meta:editing-duration>
    <meta:editing-cycles>3</meta:editing-cycles>
    <meta:document-statistic meta:table-count="4" meta:cell-count="2489" meta:object-count="0"/>
  </office:meta>
</office:document-meta>
</file>